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5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fo:background-color="#ffbf00" fo:border="0.74pt solid #000000"/>
    </style:style>
    <style:style style:name="ce32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bold" style:font-name-complex="JetBrains Mon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74pt solid #000000" fo:border-left="none" fo:border-right="none" fo:border-top="0.74pt solid #000000"/>
    </style:style>
    <style:style style:name="ce37" style:family="table-cell" style:parent-style-name="Default" style:data-style-name="N81">
      <style:table-cell-properties fo:border-bottom="0.74pt solid #000000" fo:background-color="#ffbf00" fo:border-left="none" fo:border-right="none" fo:border-top="0.74pt solid #000000"/>
    </style:style>
    <style:style style:name="ce34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74pt solid #000000"/>
    </style:style>
    <style:style style:name="ce20" style:family="table-cell" style:parent-style-name="Default">
      <style:table-cell-properties fo:background-color="#ffbf00" fo:border="0.74pt solid #000000"/>
    </style:style>
    <style:style style:name="ce8" style:family="table-cell" style:parent-style-name="Default" style:data-style-name="N81">
      <style:table-cell-properties fo:background-color="#ffbf00" fo:border="0.74pt solid #000000"/>
    </style:style>
    <style:style style:name="ce23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bold" style:font-name-complex="JetBrains Mon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ackground-color="#ffbf00" fo:border-left="none" fo:border-right="none" fo:border-top="0.74pt solid #000000"/>
    </style:style>
    <style:style style:name="ce33" style:family="table-cell" style:parent-style-name="Default">
      <style:table-cell-properties fo:border-bottom="0.74pt solid #000000" fo:border-left="none" fo:border-right="none" fo:border-top="0.74pt solid #000000"/>
    </style:style>
    <style:style style:name="ce35" style:family="table-cell" style:parent-style-name="Default" style:data-style-name="N81">
      <style:table-cell-properties fo:border-bottom="0.74pt solid #000000" fo:background-color="#ffbf00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Length" table:style-name="ta1">
        <table:table-column table:style-name="co1" table:default-cell-style-name="ce14"/>
        <table:table-column table:style-name="co1" table:default-cell-style-name="ce15"/>
        <table:table-column table:style-name="co1" table:number-columns-repeated="10" table:default-cell-style-name="ce19"/>
        <table:table-column table:style-name="co1" table:default-cell-style-name="ce20"/>
        <table:table-column table:style-name="co1" table:number-columns-repeated="10" table:default-cell-style-name="ce19"/>
        <table:table-row table:style-name="ro1">
          <table:table-cell table:style-name="Default" table:number-columns-repeated="2"/>
          <table:table-cell table:style-name="ce16" office:value-type="string" calcext:value-type="string">
            <text:p>yotta</text:p>
          </table:table-cell>
          <table:table-cell table:style-name="ce16" office:value-type="string" calcext:value-type="string">
            <text:p>zetta</text:p>
          </table:table-cell>
          <table:table-cell table:style-name="ce16" office:value-type="string" calcext:value-type="string">
            <text:p>exa</text:p>
          </table:table-cell>
          <table:table-cell table:style-name="ce16" office:value-type="string" calcext:value-type="string">
            <text:p>peta</text:p>
          </table:table-cell>
          <table:table-cell table:style-name="ce16" office:value-type="string" calcext:value-type="string">
            <text:p>tera</text:p>
          </table:table-cell>
          <table:table-cell table:style-name="ce16" office:value-type="string" calcext:value-type="string">
            <text:p>giga</text:p>
          </table:table-cell>
          <table:table-cell table:style-name="ce16" office:value-type="string" calcext:value-type="string">
            <text:p>mega</text:p>
          </table:table-cell>
          <table:table-cell table:style-name="ce16" office:value-type="string" calcext:value-type="string">
            <text:p>kilo</text:p>
          </table:table-cell>
          <table:table-cell table:style-name="ce16" office:value-type="string" calcext:value-type="string">
            <text:p>hecto</text:p>
          </table:table-cell>
          <table:table-cell table:style-name="ce16" office:value-type="string" calcext:value-type="string">
            <text:p>deca</text:p>
          </table:table-cell>
          <table:table-cell table:style-name="ce16"/>
          <table:table-cell table:style-name="ce16" office:value-type="string" calcext:value-type="string">
            <text:p>deci</text:p>
          </table:table-cell>
          <table:table-cell table:style-name="ce16" office:value-type="string" calcext:value-type="string">
            <text:p>centi</text:p>
          </table:table-cell>
          <table:table-cell table:style-name="ce16" office:value-type="string" calcext:value-type="string">
            <text:p>mili</text:p>
          </table:table-cell>
          <table:table-cell table:style-name="ce16" office:value-type="string" calcext:value-type="string">
            <text:p>micro</text:p>
          </table:table-cell>
          <table:table-cell table:style-name="ce16" office:value-type="string" calcext:value-type="string">
            <text:p>nano</text:p>
          </table:table-cell>
          <table:table-cell table:style-name="ce16" office:value-type="string" calcext:value-type="string">
            <text:p>pico</text:p>
          </table:table-cell>
          <table:table-cell table:style-name="ce16" office:value-type="string" calcext:value-type="string">
            <text:p>femto</text:p>
          </table:table-cell>
          <table:table-cell table:style-name="ce16" office:value-type="string" calcext:value-type="string">
            <text:p>atto</text:p>
          </table:table-cell>
          <table:table-cell table:style-name="ce16" office:value-type="string" calcext:value-type="string">
            <text:p>zepto</text:p>
          </table:table-cell>
          <table:table-cell table:style-name="ce16" office:value-type="string" calcext:value-type="string">
            <text:p>yocto</text:p>
          </table:table-cell>
        </table:table-row>
        <table:table-row table:style-name="ro1">
          <table:table-cell table:style-name="Default"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3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style-name="Default"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meter</text:p>
          </table:table-cell>
          <table:table-cell office:value-type="string" calcext:value-type="string">
            <text:p>m</text:p>
          </table:table-cell>
          <table:table-cell table:formula="of:=[.$M4]*10^-[.C$3]" office:value-type="float" office:value="1E-024" calcext:value-type="float">
            <text:p>1E-24</text:p>
          </table:table-cell>
          <table:table-cell table:formula="of:=[.$M4]*10^-[.D$3]" office:value-type="float" office:value="1E-021" calcext:value-type="float">
            <text:p>1E-21</text:p>
          </table:table-cell>
          <table:table-cell table:formula="of:=[.$M4]*10^-[.E$3]" office:value-type="float" office:value="1E-018" calcext:value-type="float">
            <text:p>1E-18</text:p>
          </table:table-cell>
          <table:table-cell table:formula="of:=[.$M4]*10^-[.F$3]" office:value-type="float" office:value="1E-015" calcext:value-type="float">
            <text:p>1E-15</text:p>
          </table:table-cell>
          <table:table-cell table:formula="of:=[.$M4]*10^-[.G$3]" office:value-type="float" office:value="0.000000000001" calcext:value-type="float">
            <text:p>1E-12</text:p>
          </table:table-cell>
          <table:table-cell table:formula="of:=[.$M4]*10^-[.H$3]" office:value-type="float" office:value="0.000000001" calcext:value-type="float">
            <text:p>0,000000001</text:p>
          </table:table-cell>
          <table:table-cell table:formula="of:=[.$M4]*10^-[.I$3]" office:value-type="float" office:value="0.000001" calcext:value-type="float">
            <text:p>0,000001</text:p>
          </table:table-cell>
          <table:table-cell table:formula="of:=[.$M4]*10^-[.J$3]" office:value-type="float" office:value="0.001" calcext:value-type="float">
            <text:p>0,001</text:p>
          </table:table-cell>
          <table:table-cell table:formula="of:=[.$M4]*10^-[.K$3]" office:value-type="float" office:value="0.01" calcext:value-type="float">
            <text:p>0,01</text:p>
          </table:table-cell>
          <table:table-cell table:formula="of:=[.$M4]*10^-[.L$3]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formula="of:=[.$M4]*10^-[.N$3]" office:value-type="float" office:value="10" calcext:value-type="float">
            <text:p>10</text:p>
          </table:table-cell>
          <table:table-cell table:formula="of:=[.$M4]*10^-[.O$3]" office:value-type="float" office:value="100" calcext:value-type="float">
            <text:p>100</text:p>
          </table:table-cell>
          <table:table-cell table:formula="of:=[.$M4]*10^-[.P$3]" office:value-type="float" office:value="1000" calcext:value-type="float">
            <text:p>1000</text:p>
          </table:table-cell>
          <table:table-cell table:formula="of:=[.$M4]*10^-[.Q$3]" office:value-type="float" office:value="1000000" calcext:value-type="float">
            <text:p>1000000</text:p>
          </table:table-cell>
          <table:table-cell table:formula="of:=[.$M4]*10^-[.R$3]" office:value-type="float" office:value="1000000000" calcext:value-type="float">
            <text:p>1000000000</text:p>
          </table:table-cell>
          <table:table-cell table:formula="of:=[.$M4]*10^-[.S$3]" office:value-type="float" office:value="1000000000000" calcext:value-type="float">
            <text:p>1000000000000</text:p>
          </table:table-cell>
          <table:table-cell table:formula="of:=[.$M4]*10^-[.T$3]" office:value-type="float" office:value="1000000000000000" calcext:value-type="float">
            <text:p>1000000000000000</text:p>
          </table:table-cell>
          <table:table-cell table:formula="of:=[.$M4]*10^-[.U$3]" office:value-type="float" office:value="1E+018" calcext:value-type="float">
            <text:p>1E+018</text:p>
          </table:table-cell>
          <table:table-cell table:formula="of:=[.$M4]*10^-[.V$3]" office:value-type="float" office:value="1E+021" calcext:value-type="float">
            <text:p>1E+021</text:p>
          </table:table-cell>
          <table:table-cell table:formula="of:=[.$M4]*10^-[.W$3]" office:value-type="float" office:value="1E+024" calcext:value-type="float">
            <text:p>1E+024</text:p>
          </table:table-cell>
        </table:table-row>
        <table:table-row table:style-name="ro1">
          <table:table-cell office:value-type="string" calcext:value-type="string">
            <text:p>inch</text:p>
          </table:table-cell>
          <table:table-cell office:value-type="string" calcext:value-type="string">
            <text:p>in</text:p>
          </table:table-cell>
          <table:table-cell table:formula="of:=[.$M5]*10^-[.C$3]" office:value-type="float" office:value="3.937007874E-023" calcext:value-type="float">
            <text:p>3,937007874E-23</text:p>
          </table:table-cell>
          <table:table-cell table:formula="of:=[.$M5]*10^-[.D$3]" office:value-type="float" office:value="3.937007874E-020" calcext:value-type="float">
            <text:p>3,937007874E-20</text:p>
          </table:table-cell>
          <table:table-cell table:formula="of:=[.$M5]*10^-[.E$3]" office:value-type="float" office:value="3.937007874E-017" calcext:value-type="float">
            <text:p>3,937007874E-17</text:p>
          </table:table-cell>
          <table:table-cell table:formula="of:=[.$M5]*10^-[.F$3]" office:value-type="float" office:value="0.00000000000003937008" calcext:value-type="float">
            <text:p>3,937007874E-14</text:p>
          </table:table-cell>
          <table:table-cell table:formula="of:=[.$M5]*10^-[.G$3]" office:value-type="float" office:value="0.00000000003937007874" calcext:value-type="float">
            <text:p>3,937007874E-11</text:p>
          </table:table-cell>
          <table:table-cell table:formula="of:=[.$M5]*10^-[.H$3]" office:value-type="float" office:value="0.00000003937007874" calcext:value-type="float">
            <text:p>3,937007874E-08</text:p>
          </table:table-cell>
          <table:table-cell table:formula="of:=[.$M5]*10^-[.I$3]" office:value-type="float" office:value="0.00003937007874" calcext:value-type="float">
            <text:p>0,00003937007874</text:p>
          </table:table-cell>
          <table:table-cell table:formula="of:=[.$M5]*10^-[.J$3]" office:value-type="float" office:value="0.03937007874" calcext:value-type="float">
            <text:p>0,03937007874</text:p>
          </table:table-cell>
          <table:table-cell table:formula="of:=[.$M5]*10^-[.K$3]" office:value-type="float" office:value="0.3937007874" calcext:value-type="float">
            <text:p>0,3937007874</text:p>
          </table:table-cell>
          <table:table-cell table:formula="of:=[.$M5]*10^-[.L$3]" office:value-type="float" office:value="3.937007874" calcext:value-type="float">
            <text:p>3,937007874</text:p>
          </table:table-cell>
          <table:table-cell office:value-type="float" office:value="39.37007874" calcext:value-type="float">
            <text:p>39,37007874</text:p>
          </table:table-cell>
          <table:table-cell table:formula="of:=[.$M5]*10^-[.N$3]" office:value-type="float" office:value="393.7007874" calcext:value-type="float">
            <text:p>393,7007874</text:p>
          </table:table-cell>
          <table:table-cell table:formula="of:=[.$M5]*10^-[.O$3]" office:value-type="float" office:value="3937.007874" calcext:value-type="float">
            <text:p>3937,007874</text:p>
          </table:table-cell>
          <table:table-cell table:formula="of:=[.$M5]*10^-[.P$3]" office:value-type="float" office:value="39370.07874" calcext:value-type="float">
            <text:p>39370,07874</text:p>
          </table:table-cell>
          <table:table-cell table:formula="of:=[.$M5]*10^-[.Q$3]" office:value-type="float" office:value="39370078.74" calcext:value-type="float">
            <text:p>39370078,74</text:p>
          </table:table-cell>
          <table:table-cell table:formula="of:=[.$M5]*10^-[.R$3]" office:value-type="float" office:value="39370078740" calcext:value-type="float">
            <text:p>39370078740</text:p>
          </table:table-cell>
          <table:table-cell table:formula="of:=[.$M5]*10^-[.S$3]" office:value-type="float" office:value="39370078740000" calcext:value-type="float">
            <text:p>39370078740000</text:p>
          </table:table-cell>
          <table:table-cell table:formula="of:=[.$M5]*10^-[.T$3]" office:value-type="float" office:value="3.937007874E+016" calcext:value-type="float">
            <text:p>3,937007874E+016</text:p>
          </table:table-cell>
          <table:table-cell table:formula="of:=[.$M5]*10^-[.U$3]" office:value-type="float" office:value="3.937007874E+019" calcext:value-type="float">
            <text:p>3,937007874E+019</text:p>
          </table:table-cell>
          <table:table-cell table:formula="of:=[.$M5]*10^-[.V$3]" office:value-type="float" office:value="3.937007874E+022" calcext:value-type="float">
            <text:p>3,937007874E+022</text:p>
          </table:table-cell>
          <table:table-cell table:formula="of:=[.$M5]*10^-[.W$3]" office:value-type="float" office:value="3.937007874E+025" calcext:value-type="float">
            <text:p>3,937007874E+025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 office:value-type="string" calcext:value-type="string">
            <text:p>ft</text:p>
          </table:table-cell>
          <table:table-cell table:formula="of:=[.$M6]*10^-[.C$3]" office:value-type="float" office:value="3.280839895E-024" calcext:value-type="float">
            <text:p>3,280839895E-24</text:p>
          </table:table-cell>
          <table:table-cell table:formula="of:=[.$M6]*10^-[.D$3]" office:value-type="float" office:value="3.280839895E-021" calcext:value-type="float">
            <text:p>3,280839895E-21</text:p>
          </table:table-cell>
          <table:table-cell table:formula="of:=[.$M6]*10^-[.E$3]" office:value-type="float" office:value="3.280839895E-018" calcext:value-type="float">
            <text:p>3,280839895E-18</text:p>
          </table:table-cell>
          <table:table-cell table:formula="of:=[.$M6]*10^-[.F$3]" office:value-type="float" office:value="3.280839895E-015" calcext:value-type="float">
            <text:p>3,280839895E-15</text:p>
          </table:table-cell>
          <table:table-cell table:formula="of:=[.$M6]*10^-[.G$3]" office:value-type="float" office:value="0.0000000000032808399" calcext:value-type="float">
            <text:p>3,280839895E-12</text:p>
          </table:table-cell>
          <table:table-cell table:formula="of:=[.$M6]*10^-[.H$3]" office:value-type="float" office:value="0.000000003280839895" calcext:value-type="float">
            <text:p>3,280839895E-09</text:p>
          </table:table-cell>
          <table:table-cell table:formula="of:=[.$M6]*10^-[.I$3]" office:value-type="float" office:value="0.000003280839895" calcext:value-type="float">
            <text:p>0,000003280839895</text:p>
          </table:table-cell>
          <table:table-cell table:formula="of:=[.$M6]*10^-[.J$3]" office:value-type="float" office:value="0.003280839895" calcext:value-type="float">
            <text:p>0,003280839895</text:p>
          </table:table-cell>
          <table:table-cell table:formula="of:=[.$M6]*10^-[.K$3]" office:value-type="float" office:value="0.03280839895" calcext:value-type="float">
            <text:p>0,03280839895</text:p>
          </table:table-cell>
          <table:table-cell table:formula="of:=[.$M6]*10^-[.L$3]" office:value-type="float" office:value="0.3280839895" calcext:value-type="float">
            <text:p>0,3280839895</text:p>
          </table:table-cell>
          <table:table-cell office:value-type="float" office:value="3.280839895" calcext:value-type="float">
            <text:p>3,280839895</text:p>
          </table:table-cell>
          <table:table-cell table:formula="of:=[.$M6]*10^-[.N$3]" office:value-type="float" office:value="32.80839895" calcext:value-type="float">
            <text:p>32,80839895</text:p>
          </table:table-cell>
          <table:table-cell table:formula="of:=[.$M6]*10^-[.O$3]" office:value-type="float" office:value="328.0839895" calcext:value-type="float">
            <text:p>328,0839895</text:p>
          </table:table-cell>
          <table:table-cell table:formula="of:=[.$M6]*10^-[.P$3]" office:value-type="float" office:value="3280.839895" calcext:value-type="float">
            <text:p>3280,839895</text:p>
          </table:table-cell>
          <table:table-cell table:formula="of:=[.$M6]*10^-[.Q$3]" office:value-type="float" office:value="3280839.895" calcext:value-type="float">
            <text:p>3280839,895</text:p>
          </table:table-cell>
          <table:table-cell table:formula="of:=[.$M6]*10^-[.R$3]" office:value-type="float" office:value="3280839895" calcext:value-type="float">
            <text:p>3280839895</text:p>
          </table:table-cell>
          <table:table-cell table:formula="of:=[.$M6]*10^-[.S$3]" office:value-type="float" office:value="3280839895000" calcext:value-type="float">
            <text:p>3280839895000</text:p>
          </table:table-cell>
          <table:table-cell table:formula="of:=[.$M6]*10^-[.T$3]" office:value-type="float" office:value="3280839895000000" calcext:value-type="float">
            <text:p>3280839895000000</text:p>
          </table:table-cell>
          <table:table-cell table:formula="of:=[.$M6]*10^-[.U$3]" office:value-type="float" office:value="3.280839895E+018" calcext:value-type="float">
            <text:p>3,280839895E+018</text:p>
          </table:table-cell>
          <table:table-cell table:formula="of:=[.$M6]*10^-[.V$3]" office:value-type="float" office:value="3.280839895E+021" calcext:value-type="float">
            <text:p>3,280839895E+021</text:p>
          </table:table-cell>
          <table:table-cell table:formula="of:=[.$M6]*10^-[.W$3]" office:value-type="float" office:value="3.280839895E+024" calcext:value-type="float">
            <text:p>3,280839895E+024</text:p>
          </table:table-cell>
        </table:table-row>
        <table:table-row table:style-name="ro1">
          <table:table-cell office:value-type="string" calcext:value-type="string">
            <text:p>yard</text:p>
          </table:table-cell>
          <table:table-cell office:value-type="string" calcext:value-type="string">
            <text:p>yd</text:p>
          </table:table-cell>
          <table:table-cell table:formula="of:=[.$M7]*10^-[.C$3]" office:value-type="float" office:value="1.0936132983E-024" calcext:value-type="float">
            <text:p>1,0936132983E-24</text:p>
          </table:table-cell>
          <table:table-cell table:formula="of:=[.$M7]*10^-[.D$3]" office:value-type="float" office:value="1.0936132983E-021" calcext:value-type="float">
            <text:p>1,0936132983E-21</text:p>
          </table:table-cell>
          <table:table-cell table:formula="of:=[.$M7]*10^-[.E$3]" office:value-type="float" office:value="1.0936132983E-018" calcext:value-type="float">
            <text:p>1,0936132983E-18</text:p>
          </table:table-cell>
          <table:table-cell table:formula="of:=[.$M7]*10^-[.F$3]" office:value-type="float" office:value="1.0936132983E-015" calcext:value-type="float">
            <text:p>1,0936132983E-15</text:p>
          </table:table-cell>
          <table:table-cell table:formula="of:=[.$M7]*10^-[.G$3]" office:value-type="float" office:value="0.0000000000010936133" calcext:value-type="float">
            <text:p>1,0936132983E-12</text:p>
          </table:table-cell>
          <table:table-cell table:formula="of:=[.$M7]*10^-[.H$3]" office:value-type="float" office:value="0.0000000010936132983" calcext:value-type="float">
            <text:p>1,0936132983E-09</text:p>
          </table:table-cell>
          <table:table-cell table:formula="of:=[.$M7]*10^-[.I$3]" office:value-type="float" office:value="0.0000010936132983" calcext:value-type="float">
            <text:p>0,0000010936132983</text:p>
          </table:table-cell>
          <table:table-cell table:formula="of:=[.$M7]*10^-[.J$3]" office:value-type="float" office:value="0.0010936132983" calcext:value-type="float">
            <text:p>0,0010936132983</text:p>
          </table:table-cell>
          <table:table-cell table:formula="of:=[.$M7]*10^-[.K$3]" office:value-type="float" office:value="0.010936132983" calcext:value-type="float">
            <text:p>0,010936132983</text:p>
          </table:table-cell>
          <table:table-cell table:formula="of:=[.$M7]*10^-[.L$3]" office:value-type="float" office:value="0.10936132983" calcext:value-type="float">
            <text:p>0,10936132983</text:p>
          </table:table-cell>
          <table:table-cell office:value-type="float" office:value="1.0936132983" calcext:value-type="float">
            <text:p>1,0936132983</text:p>
          </table:table-cell>
          <table:table-cell table:formula="of:=[.$M7]*10^-[.N$3]" office:value-type="float" office:value="10.936132983" calcext:value-type="float">
            <text:p>10,936132983</text:p>
          </table:table-cell>
          <table:table-cell table:formula="of:=[.$M7]*10^-[.O$3]" office:value-type="float" office:value="109.36132983" calcext:value-type="float">
            <text:p>109,36132983</text:p>
          </table:table-cell>
          <table:table-cell table:formula="of:=[.$M7]*10^-[.P$3]" office:value-type="float" office:value="1093.6132983" calcext:value-type="float">
            <text:p>1093,6132983</text:p>
          </table:table-cell>
          <table:table-cell table:formula="of:=[.$M7]*10^-[.Q$3]" office:value-type="float" office:value="1093613.2983" calcext:value-type="float">
            <text:p>1093613,2983</text:p>
          </table:table-cell>
          <table:table-cell table:formula="of:=[.$M7]*10^-[.R$3]" office:value-type="float" office:value="1093613298.3" calcext:value-type="float">
            <text:p>1093613298,3</text:p>
          </table:table-cell>
          <table:table-cell table:formula="of:=[.$M7]*10^-[.S$3]" office:value-type="float" office:value="1093613298300" calcext:value-type="float">
            <text:p>1093613298300</text:p>
          </table:table-cell>
          <table:table-cell table:formula="of:=[.$M7]*10^-[.T$3]" office:value-type="float" office:value="1093613298300000" calcext:value-type="float">
            <text:p>1093613298300000</text:p>
          </table:table-cell>
          <table:table-cell table:formula="of:=[.$M7]*10^-[.U$3]" office:value-type="float" office:value="1.0936132983E+018" calcext:value-type="float">
            <text:p>1,0936132983E+018</text:p>
          </table:table-cell>
          <table:table-cell table:formula="of:=[.$M7]*10^-[.V$3]" office:value-type="float" office:value="1.0936132983E+021" calcext:value-type="float">
            <text:p>1,0936132983E+021</text:p>
          </table:table-cell>
          <table:table-cell table:formula="of:=[.$M7]*10^-[.W$3]" office:value-type="float" office:value="1.0936132983E+024" calcext:value-type="float">
            <text:p>1,0936132983E+024</text:p>
          </table:table-cell>
        </table:table-row>
        <table:table-row table:style-name="ro1">
          <table:table-cell office:value-type="string" calcext:value-type="string">
            <text:p>mile</text:p>
          </table:table-cell>
          <table:table-cell office:value-type="string" calcext:value-type="string">
            <text:p>mil</text:p>
          </table:table-cell>
          <table:table-cell table:formula="of:=[.$M8]*10^-[.C$3]" office:value-type="float" office:value="6.213689E-028" calcext:value-type="float">
            <text:p>6,213689E-28</text:p>
          </table:table-cell>
          <table:table-cell table:formula="of:=[.$M8]*10^-[.D$3]" office:value-type="float" office:value="6.213689E-025" calcext:value-type="float">
            <text:p>6,213689E-25</text:p>
          </table:table-cell>
          <table:table-cell table:formula="of:=[.$M8]*10^-[.E$3]" office:value-type="float" office:value="6.213689E-022" calcext:value-type="float">
            <text:p>6,213689E-22</text:p>
          </table:table-cell>
          <table:table-cell table:formula="of:=[.$M8]*10^-[.F$3]" office:value-type="float" office:value="6.213689E-019" calcext:value-type="float">
            <text:p>6,213689E-19</text:p>
          </table:table-cell>
          <table:table-cell table:formula="of:=[.$M8]*10^-[.G$3]" office:value-type="float" office:value="6.213689E-016" calcext:value-type="float">
            <text:p>6,213689E-16</text:p>
          </table:table-cell>
          <table:table-cell table:formula="of:=[.$M8]*10^-[.H$3]" office:value-type="float" office:value="0.0000000000006213689" calcext:value-type="float">
            <text:p>6,213689E-13</text:p>
          </table:table-cell>
          <table:table-cell table:formula="of:=[.$M8]*10^-[.I$3]" office:value-type="float" office:value="0.0000000006213689" calcext:value-type="float">
            <text:p>6,213689E-10</text:p>
          </table:table-cell>
          <table:table-cell table:formula="of:=[.$M8]*10^-[.J$3]" office:value-type="float" office:value="0.0000006213689" calcext:value-type="float">
            <text:p>0,0000006213689</text:p>
          </table:table-cell>
          <table:table-cell table:formula="of:=[.$M8]*10^-[.K$3]" office:value-type="float" office:value="0.000006213689" calcext:value-type="float">
            <text:p>0,000006213689</text:p>
          </table:table-cell>
          <table:table-cell table:formula="of:=[.$M8]*10^-[.L$3]" office:value-type="float" office:value="0.00006213689" calcext:value-type="float">
            <text:p>0,00006213689</text:p>
          </table:table-cell>
          <table:table-cell office:value-type="float" office:value="0.0006213689" calcext:value-type="float">
            <text:p>0,0006213689</text:p>
          </table:table-cell>
          <table:table-cell table:formula="of:=[.$M8]*10^-[.N$3]" office:value-type="float" office:value="0.006213689" calcext:value-type="float">
            <text:p>0,006213689</text:p>
          </table:table-cell>
          <table:table-cell table:formula="of:=[.$M8]*10^-[.O$3]" office:value-type="float" office:value="0.06213689" calcext:value-type="float">
            <text:p>0,06213689</text:p>
          </table:table-cell>
          <table:table-cell table:formula="of:=[.$M8]*10^-[.P$3]" office:value-type="float" office:value="0.6213689" calcext:value-type="float">
            <text:p>0,6213689</text:p>
          </table:table-cell>
          <table:table-cell table:formula="of:=[.$M8]*10^-[.Q$3]" office:value-type="float" office:value="621.3689" calcext:value-type="float">
            <text:p>621,3689</text:p>
          </table:table-cell>
          <table:table-cell table:formula="of:=[.$M8]*10^-[.R$3]" office:value-type="float" office:value="621368.9" calcext:value-type="float">
            <text:p>621368,9</text:p>
          </table:table-cell>
          <table:table-cell table:formula="of:=[.$M8]*10^-[.S$3]" office:value-type="float" office:value="621368900" calcext:value-type="float">
            <text:p>621368900</text:p>
          </table:table-cell>
          <table:table-cell table:formula="of:=[.$M8]*10^-[.T$3]" office:value-type="float" office:value="621368900000" calcext:value-type="float">
            <text:p>621368900000</text:p>
          </table:table-cell>
          <table:table-cell table:formula="of:=[.$M8]*10^-[.U$3]" office:value-type="float" office:value="621368900000000" calcext:value-type="float">
            <text:p>621368900000000</text:p>
          </table:table-cell>
          <table:table-cell table:formula="of:=[.$M8]*10^-[.V$3]" office:value-type="float" office:value="6.213689E+017" calcext:value-type="float">
            <text:p>6,213689E+017</text:p>
          </table:table-cell>
          <table:table-cell table:formula="of:=[.$M8]*10^-[.W$3]" office:value-type="float" office:value="6.213689E+020" calcext:value-type="float">
            <text:p>6,213689E+020</text:p>
          </table:table-cell>
        </table:table-row>
        <table:table-row table:style-name="ro1">
          <table:table-cell office:value-type="string" calcext:value-type="string">
            <text:p>natical mile</text:p>
          </table:table-cell>
          <table:table-cell office:value-type="string" calcext:value-type="string">
            <text:p>nmi</text:p>
          </table:table-cell>
          <table:table-cell table:formula="of:=[.$M9]*10^-[.C$3]" office:value-type="float" office:value="5.399568E-028" calcext:value-type="float">
            <text:p>5,399568E-28</text:p>
          </table:table-cell>
          <table:table-cell table:formula="of:=[.$M9]*10^-[.D$3]" office:value-type="float" office:value="5.399568E-025" calcext:value-type="float">
            <text:p>5,399568E-25</text:p>
          </table:table-cell>
          <table:table-cell table:formula="of:=[.$M9]*10^-[.E$3]" office:value-type="float" office:value="5.399568E-022" calcext:value-type="float">
            <text:p>5,399568E-22</text:p>
          </table:table-cell>
          <table:table-cell table:formula="of:=[.$M9]*10^-[.F$3]" office:value-type="float" office:value="5.399568E-019" calcext:value-type="float">
            <text:p>5,399568E-19</text:p>
          </table:table-cell>
          <table:table-cell table:formula="of:=[.$M9]*10^-[.G$3]" office:value-type="float" office:value="5.399568E-016" calcext:value-type="float">
            <text:p>5,399568E-16</text:p>
          </table:table-cell>
          <table:table-cell table:formula="of:=[.$M9]*10^-[.H$3]" office:value-type="float" office:value="0.0000000000005399568" calcext:value-type="float">
            <text:p>5,399568E-13</text:p>
          </table:table-cell>
          <table:table-cell table:formula="of:=[.$M9]*10^-[.I$3]" office:value-type="float" office:value="0.0000000005399568" calcext:value-type="float">
            <text:p>5,399568E-10</text:p>
          </table:table-cell>
          <table:table-cell table:formula="of:=[.$M9]*10^-[.J$3]" office:value-type="float" office:value="0.0000005399568" calcext:value-type="float">
            <text:p>0,0000005399568</text:p>
          </table:table-cell>
          <table:table-cell table:formula="of:=[.$M9]*10^-[.K$3]" office:value-type="float" office:value="0.000005399568" calcext:value-type="float">
            <text:p>0,000005399568</text:p>
          </table:table-cell>
          <table:table-cell table:formula="of:=[.$M9]*10^-[.L$3]" office:value-type="float" office:value="0.00005399568" calcext:value-type="float">
            <text:p>0,00005399568</text:p>
          </table:table-cell>
          <table:table-cell office:value-type="float" office:value="0.0005399568" calcext:value-type="float">
            <text:p>0,0005399568</text:p>
          </table:table-cell>
          <table:table-cell table:formula="of:=[.$M9]*10^-[.N$3]" office:value-type="float" office:value="0.005399568" calcext:value-type="float">
            <text:p>0,005399568</text:p>
          </table:table-cell>
          <table:table-cell table:formula="of:=[.$M9]*10^-[.O$3]" office:value-type="float" office:value="0.05399568" calcext:value-type="float">
            <text:p>0,05399568</text:p>
          </table:table-cell>
          <table:table-cell table:formula="of:=[.$M9]*10^-[.P$3]" office:value-type="float" office:value="0.5399568" calcext:value-type="float">
            <text:p>0,5399568</text:p>
          </table:table-cell>
          <table:table-cell table:formula="of:=[.$M9]*10^-[.Q$3]" office:value-type="float" office:value="539.9568" calcext:value-type="float">
            <text:p>539,9568</text:p>
          </table:table-cell>
          <table:table-cell table:formula="of:=[.$M9]*10^-[.R$3]" office:value-type="float" office:value="539956.8" calcext:value-type="float">
            <text:p>539956,8</text:p>
          </table:table-cell>
          <table:table-cell table:formula="of:=[.$M9]*10^-[.S$3]" office:value-type="float" office:value="539956800" calcext:value-type="float">
            <text:p>539956800</text:p>
          </table:table-cell>
          <table:table-cell table:formula="of:=[.$M9]*10^-[.T$3]" office:value-type="float" office:value="539956800000" calcext:value-type="float">
            <text:p>539956800000</text:p>
          </table:table-cell>
          <table:table-cell table:formula="of:=[.$M9]*10^-[.U$3]" office:value-type="float" office:value="539956800000000" calcext:value-type="float">
            <text:p>539956800000000</text:p>
          </table:table-cell>
          <table:table-cell table:formula="of:=[.$M9]*10^-[.V$3]" office:value-type="float" office:value="5.399568E+017" calcext:value-type="float">
            <text:p>5,399568E+017</text:p>
          </table:table-cell>
          <table:table-cell table:formula="of:=[.$M9]*10^-[.W$3]" office:value-type="float" office:value="5.399568E+020" calcext:value-type="float">
            <text:p>5,399568E+020</text:p>
          </table:table-cell>
        </table:table-row>
        <table:table-row table:style-name="ro1">
          <table:table-cell office:value-type="string" calcext:value-type="string">
            <text:p>astronomic unit</text:p>
          </table:table-cell>
          <table:table-cell office:value-type="string" calcext:value-type="string">
            <text:p>au</text:p>
          </table:table-cell>
          <table:table-cell table:formula="of:=[.$M10]*10^-[.C$3]" office:value-type="float" office:value="6.68458712E-036" calcext:value-type="float">
            <text:p>6,68458712E-36</text:p>
          </table:table-cell>
          <table:table-cell table:formula="of:=[.$M10]*10^-[.D$3]" office:value-type="float" office:value="6.68458712E-033" calcext:value-type="float">
            <text:p>6,68458712E-33</text:p>
          </table:table-cell>
          <table:table-cell table:formula="of:=[.$M10]*10^-[.E$3]" office:value-type="float" office:value="6.68458712E-030" calcext:value-type="float">
            <text:p>6,68458712E-30</text:p>
          </table:table-cell>
          <table:table-cell table:formula="of:=[.$M10]*10^-[.F$3]" office:value-type="float" office:value="6.68458712E-027" calcext:value-type="float">
            <text:p>6,68458712E-27</text:p>
          </table:table-cell>
          <table:table-cell table:formula="of:=[.$M10]*10^-[.G$3]" office:value-type="float" office:value="6.68458712E-024" calcext:value-type="float">
            <text:p>6,68458712E-24</text:p>
          </table:table-cell>
          <table:table-cell table:formula="of:=[.$M10]*10^-[.H$3]" office:value-type="float" office:value="6.68458712E-021" calcext:value-type="float">
            <text:p>6,68458712E-21</text:p>
          </table:table-cell>
          <table:table-cell table:formula="of:=[.$M10]*10^-[.I$3]" office:value-type="float" office:value="6.68458712E-018" calcext:value-type="float">
            <text:p>6,68458712E-18</text:p>
          </table:table-cell>
          <table:table-cell table:formula="of:=[.$M10]*10^-[.J$3]" office:value-type="float" office:value="6.68458712E-015" calcext:value-type="float">
            <text:p>6,68458712E-15</text:p>
          </table:table-cell>
          <table:table-cell table:formula="of:=[.$M10]*10^-[.K$3]" office:value-type="float" office:value="0.00000000000006684587" calcext:value-type="float">
            <text:p>6,68458712E-14</text:p>
          </table:table-cell>
          <table:table-cell table:formula="of:=[.$M10]*10^-[.L$3]" office:value-type="float" office:value="0.00000000000066845871" calcext:value-type="float">
            <text:p>6,68458712E-13</text:p>
          </table:table-cell>
          <table:table-cell table:style-name="ce8" office:value-type="float" office:value="0.00000000000668458712" calcext:value-type="float">
            <text:p>6,68E-12</text:p>
          </table:table-cell>
          <table:table-cell table:formula="of:=[.$M10]*10^-[.N$3]" office:value-type="float" office:value="0.0000000000668458712" calcext:value-type="float">
            <text:p>6,68458712E-11</text:p>
          </table:table-cell>
          <table:table-cell table:formula="of:=[.$M10]*10^-[.O$3]" office:value-type="float" office:value="0.000000000668458712" calcext:value-type="float">
            <text:p>6,68458712E-10</text:p>
          </table:table-cell>
          <table:table-cell table:formula="of:=[.$M10]*10^-[.P$3]" office:value-type="float" office:value="0.00000000668458712" calcext:value-type="float">
            <text:p>6,68458712E-09</text:p>
          </table:table-cell>
          <table:table-cell table:formula="of:=[.$M10]*10^-[.Q$3]" office:value-type="float" office:value="0.00000668458712" calcext:value-type="float">
            <text:p>0,00000668458712</text:p>
          </table:table-cell>
          <table:table-cell table:formula="of:=[.$M10]*10^-[.R$3]" office:value-type="float" office:value="0.00668458712" calcext:value-type="float">
            <text:p>0,00668458712</text:p>
          </table:table-cell>
          <table:table-cell table:formula="of:=[.$M10]*10^-[.S$3]" office:value-type="float" office:value="6.68458712" calcext:value-type="float">
            <text:p>6,68458712</text:p>
          </table:table-cell>
          <table:table-cell table:formula="of:=[.$M10]*10^-[.T$3]" office:value-type="float" office:value="6684.58712" calcext:value-type="float">
            <text:p>6684,58712</text:p>
          </table:table-cell>
          <table:table-cell table:formula="of:=[.$M10]*10^-[.U$3]" office:value-type="float" office:value="6684587.12" calcext:value-type="float">
            <text:p>6684587,12</text:p>
          </table:table-cell>
          <table:table-cell table:formula="of:=[.$M10]*10^-[.V$3]" office:value-type="float" office:value="6684587120" calcext:value-type="float">
            <text:p>6684587120</text:p>
          </table:table-cell>
          <table:table-cell table:formula="of:=[.$M10]*10^-[.W$3]" office:value-type="float" office:value="6684587120000" calcext:value-type="float">
            <text:p>6684587120000</text:p>
          </table:table-cell>
        </table:table-row>
        <table:table-row table:style-name="ro1">
          <table:table-cell office:value-type="string" calcext:value-type="string">
            <text:p>light year</text:p>
          </table:table-cell>
          <table:table-cell office:value-type="string" calcext:value-type="string">
            <text:p>ly</text:p>
          </table:table-cell>
          <table:table-cell table:formula="of:=[.$M11]*10^-[.C$3]" office:value-type="float" office:value="1.057008707E-040" calcext:value-type="float">
            <text:p>1,057008707E-40</text:p>
          </table:table-cell>
          <table:table-cell table:formula="of:=[.$M11]*10^-[.D$3]" office:value-type="float" office:value="1.057008707E-037" calcext:value-type="float">
            <text:p>1,057008707E-37</text:p>
          </table:table-cell>
          <table:table-cell table:formula="of:=[.$M11]*10^-[.E$3]" office:value-type="float" office:value="1.057008707E-034" calcext:value-type="float">
            <text:p>1,057008707E-34</text:p>
          </table:table-cell>
          <table:table-cell table:formula="of:=[.$M11]*10^-[.F$3]" office:value-type="float" office:value="1.057008707E-031" calcext:value-type="float">
            <text:p>1,057008707E-31</text:p>
          </table:table-cell>
          <table:table-cell table:formula="of:=[.$M11]*10^-[.G$3]" office:value-type="float" office:value="1.057008707E-028" calcext:value-type="float">
            <text:p>1,057008707E-28</text:p>
          </table:table-cell>
          <table:table-cell table:formula="of:=[.$M11]*10^-[.H$3]" office:value-type="float" office:value="1.057008707E-025" calcext:value-type="float">
            <text:p>1,057008707E-25</text:p>
          </table:table-cell>
          <table:table-cell table:formula="of:=[.$M11]*10^-[.I$3]" office:value-type="float" office:value="1.057008707E-022" calcext:value-type="float">
            <text:p>1,057008707E-22</text:p>
          </table:table-cell>
          <table:table-cell table:formula="of:=[.$M11]*10^-[.J$3]" office:value-type="float" office:value="1.057008707E-019" calcext:value-type="float">
            <text:p>1,057008707E-19</text:p>
          </table:table-cell>
          <table:table-cell table:formula="of:=[.$M11]*10^-[.K$3]" office:value-type="float" office:value="1.057008707E-018" calcext:value-type="float">
            <text:p>1,057008707E-18</text:p>
          </table:table-cell>
          <table:table-cell table:formula="of:=[.$M11]*10^-[.L$3]" office:value-type="float" office:value="1.057008707E-017" calcext:value-type="float">
            <text:p>1,057008707E-17</text:p>
          </table:table-cell>
          <table:table-cell table:style-name="ce8" office:value-type="float" office:value="1.057008707E-016" calcext:value-type="float">
            <text:p>1,06E-16</text:p>
          </table:table-cell>
          <table:table-cell table:formula="of:=[.$M11]*10^-[.N$3]" office:value-type="float" office:value="1.057008707E-015" calcext:value-type="float">
            <text:p>1,057008707E-15</text:p>
          </table:table-cell>
          <table:table-cell table:formula="of:=[.$M11]*10^-[.O$3]" office:value-type="float" office:value="0.00000000000001057009" calcext:value-type="float">
            <text:p>1,057008707E-14</text:p>
          </table:table-cell>
          <table:table-cell table:formula="of:=[.$M11]*10^-[.P$3]" office:value-type="float" office:value="0.00000000000010570087" calcext:value-type="float">
            <text:p>1,057008707E-13</text:p>
          </table:table-cell>
          <table:table-cell table:formula="of:=[.$M11]*10^-[.Q$3]" office:value-type="float" office:value="0.0000000001057008707" calcext:value-type="float">
            <text:p>1,057008707E-10</text:p>
          </table:table-cell>
          <table:table-cell table:formula="of:=[.$M11]*10^-[.R$3]" office:value-type="float" office:value="0.0000001057008707" calcext:value-type="float">
            <text:p>0,0000001057008707</text:p>
          </table:table-cell>
          <table:table-cell table:formula="of:=[.$M11]*10^-[.S$3]" office:value-type="float" office:value="0.0001057008707" calcext:value-type="float">
            <text:p>0,0001057008707</text:p>
          </table:table-cell>
          <table:table-cell table:formula="of:=[.$M11]*10^-[.T$3]" office:value-type="float" office:value="0.1057008707" calcext:value-type="float">
            <text:p>0,1057008707</text:p>
          </table:table-cell>
          <table:table-cell table:formula="of:=[.$M11]*10^-[.U$3]" office:value-type="float" office:value="105.7008707" calcext:value-type="float">
            <text:p>105,7008707</text:p>
          </table:table-cell>
          <table:table-cell table:formula="of:=[.$M11]*10^-[.V$3]" office:value-type="float" office:value="105700.8707" calcext:value-type="float">
            <text:p>105700,8707</text:p>
          </table:table-cell>
          <table:table-cell table:formula="of:=[.$M11]*10^-[.W$3]" office:value-type="float" office:value="105700870.7" calcext:value-type="float">
            <text:p>105700870,7</text:p>
          </table:table-cell>
        </table:table-row>
        <table:table-row table:style-name="ro1">
          <table:table-cell office:value-type="string" calcext:value-type="string">
            <text:p>parsec</text:p>
          </table:table-cell>
          <table:table-cell office:value-type="string" calcext:value-type="string">
            <text:p>ps</text:p>
          </table:table-cell>
          <table:table-cell table:formula="of:=[.$M12]*10^-[.C$3]" office:value-type="float" office:value="3.240779289E-041" calcext:value-type="float">
            <text:p>3,240779289E-41</text:p>
          </table:table-cell>
          <table:table-cell table:formula="of:=[.$M12]*10^-[.D$3]" office:value-type="float" office:value="3.240779289E-038" calcext:value-type="float">
            <text:p>3,240779289E-38</text:p>
          </table:table-cell>
          <table:table-cell table:formula="of:=[.$M12]*10^-[.E$3]" office:value-type="float" office:value="3.240779289E-035" calcext:value-type="float">
            <text:p>3,240779289E-35</text:p>
          </table:table-cell>
          <table:table-cell table:formula="of:=[.$M12]*10^-[.F$3]" office:value-type="float" office:value="3.240779289E-032" calcext:value-type="float">
            <text:p>3,240779289E-32</text:p>
          </table:table-cell>
          <table:table-cell table:formula="of:=[.$M12]*10^-[.G$3]" office:value-type="float" office:value="3.240779289E-029" calcext:value-type="float">
            <text:p>3,240779289E-29</text:p>
          </table:table-cell>
          <table:table-cell table:formula="of:=[.$M12]*10^-[.H$3]" office:value-type="float" office:value="3.240779289E-026" calcext:value-type="float">
            <text:p>3,240779289E-26</text:p>
          </table:table-cell>
          <table:table-cell table:formula="of:=[.$M12]*10^-[.I$3]" office:value-type="float" office:value="3.240779289E-023" calcext:value-type="float">
            <text:p>3,240779289E-23</text:p>
          </table:table-cell>
          <table:table-cell table:formula="of:=[.$M12]*10^-[.J$3]" office:value-type="float" office:value="3.240779289E-020" calcext:value-type="float">
            <text:p>3,240779289E-20</text:p>
          </table:table-cell>
          <table:table-cell table:formula="of:=[.$M12]*10^-[.K$3]" office:value-type="float" office:value="3.240779289E-019" calcext:value-type="float">
            <text:p>3,240779289E-19</text:p>
          </table:table-cell>
          <table:table-cell table:formula="of:=[.$M12]*10^-[.L$3]" office:value-type="float" office:value="3.240779289E-018" calcext:value-type="float">
            <text:p>3,240779289E-18</text:p>
          </table:table-cell>
          <table:table-cell table:style-name="ce8" office:value-type="float" office:value="3.240779289E-017" calcext:value-type="float">
            <text:p>3,24E-17</text:p>
          </table:table-cell>
          <table:table-cell table:formula="of:=[.$M12]*10^-[.N$3]" office:value-type="float" office:value="3.240779289E-016" calcext:value-type="float">
            <text:p>3,240779289E-16</text:p>
          </table:table-cell>
          <table:table-cell table:formula="of:=[.$M12]*10^-[.O$3]" office:value-type="float" office:value="3.240779289E-015" calcext:value-type="float">
            <text:p>3,240779289E-15</text:p>
          </table:table-cell>
          <table:table-cell table:formula="of:=[.$M12]*10^-[.P$3]" office:value-type="float" office:value="0.00000000000003240779" calcext:value-type="float">
            <text:p>3,240779289E-14</text:p>
          </table:table-cell>
          <table:table-cell table:formula="of:=[.$M12]*10^-[.Q$3]" office:value-type="float" office:value="0.00000000003240779289" calcext:value-type="float">
            <text:p>3,240779289E-11</text:p>
          </table:table-cell>
          <table:table-cell table:formula="of:=[.$M12]*10^-[.R$3]" office:value-type="float" office:value="0.00000003240779289" calcext:value-type="float">
            <text:p>3,240779289E-08</text:p>
          </table:table-cell>
          <table:table-cell table:formula="of:=[.$M12]*10^-[.S$3]" office:value-type="float" office:value="0.00003240779289" calcext:value-type="float">
            <text:p>0,00003240779289</text:p>
          </table:table-cell>
          <table:table-cell table:formula="of:=[.$M12]*10^-[.T$3]" office:value-type="float" office:value="0.03240779289" calcext:value-type="float">
            <text:p>0,03240779289</text:p>
          </table:table-cell>
          <table:table-cell table:formula="of:=[.$M12]*10^-[.U$3]" office:value-type="float" office:value="32.40779289" calcext:value-type="float">
            <text:p>32,40779289</text:p>
          </table:table-cell>
          <table:table-cell table:formula="of:=[.$M12]*10^-[.V$3]" office:value-type="float" office:value="32407.79289" calcext:value-type="float">
            <text:p>32407,79289</text:p>
          </table:table-cell>
          <table:table-cell table:formula="of:=[.$M12]*10^-[.W$3]" office:value-type="float" office:value="32407792.89" calcext:value-type="float">
            <text:p>32407792,89</text:p>
          </table:table-cell>
        </table:table-row>
      </table:table>
      <table:table table:name="Time" table:style-name="ta1">
        <table:table-column table:style-name="co1" table:default-cell-style-name="ce14"/>
        <table:table-column table:style-name="co1" table:default-cell-style-name="ce30"/>
        <table:table-column table:style-name="co1" table:number-columns-repeated="10" table:default-cell-style-name="ce19"/>
        <table:table-column table:style-name="co1" table:default-cell-style-name="ce11"/>
        <table:table-column table:style-name="co1" table:number-columns-repeated="10" table:default-cell-style-name="ce19"/>
        <table:table-row table:style-name="ro1">
          <table:table-cell table:style-name="Default" table:number-columns-repeated="2"/>
          <table:table-cell table:style-name="ce16" office:value-type="string" calcext:value-type="string">
            <text:p>yotta</text:p>
          </table:table-cell>
          <table:table-cell table:style-name="ce16" office:value-type="string" calcext:value-type="string">
            <text:p>zetta</text:p>
          </table:table-cell>
          <table:table-cell table:style-name="ce16" office:value-type="string" calcext:value-type="string">
            <text:p>exa</text:p>
          </table:table-cell>
          <table:table-cell table:style-name="ce16" office:value-type="string" calcext:value-type="string">
            <text:p>peta</text:p>
          </table:table-cell>
          <table:table-cell table:style-name="ce16" office:value-type="string" calcext:value-type="string">
            <text:p>tera</text:p>
          </table:table-cell>
          <table:table-cell table:style-name="ce16" office:value-type="string" calcext:value-type="string">
            <text:p>giga</text:p>
          </table:table-cell>
          <table:table-cell table:style-name="ce16" office:value-type="string" calcext:value-type="string">
            <text:p>mega</text:p>
          </table:table-cell>
          <table:table-cell table:style-name="ce16" office:value-type="string" calcext:value-type="string">
            <text:p>kilo</text:p>
          </table:table-cell>
          <table:table-cell table:style-name="ce16" office:value-type="string" calcext:value-type="string">
            <text:p>hecto</text:p>
          </table:table-cell>
          <table:table-cell table:style-name="ce16" office:value-type="string" calcext:value-type="string">
            <text:p>deca</text:p>
          </table:table-cell>
          <table:table-cell table:style-name="ce16"/>
          <table:table-cell table:style-name="ce16" office:value-type="string" calcext:value-type="string">
            <text:p>deci</text:p>
          </table:table-cell>
          <table:table-cell table:style-name="ce16" office:value-type="string" calcext:value-type="string">
            <text:p>centi</text:p>
          </table:table-cell>
          <table:table-cell table:style-name="ce16" office:value-type="string" calcext:value-type="string">
            <text:p>mili</text:p>
          </table:table-cell>
          <table:table-cell table:style-name="ce16" office:value-type="string" calcext:value-type="string">
            <text:p>micro</text:p>
          </table:table-cell>
          <table:table-cell table:style-name="ce16" office:value-type="string" calcext:value-type="string">
            <text:p>nano</text:p>
          </table:table-cell>
          <table:table-cell table:style-name="ce16" office:value-type="string" calcext:value-type="string">
            <text:p>pico</text:p>
          </table:table-cell>
          <table:table-cell table:style-name="ce16" office:value-type="string" calcext:value-type="string">
            <text:p>femto</text:p>
          </table:table-cell>
          <table:table-cell table:style-name="ce16" office:value-type="string" calcext:value-type="string">
            <text:p>atto</text:p>
          </table:table-cell>
          <table:table-cell table:style-name="ce16" office:value-type="string" calcext:value-type="string">
            <text:p>zepto</text:p>
          </table:table-cell>
          <table:table-cell table:style-name="ce16" office:value-type="string" calcext:value-type="string">
            <text:p>yocto</text:p>
          </table:table-cell>
        </table:table-row>
        <table:table-row table:style-name="ro1">
          <table:table-cell table:style-name="Default"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3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style-name="Default"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sec</text:p>
          </table:table-cell>
          <table:table-cell table:formula="of:=[.$M4]*10^-[.C$3]" office:value-type="float" office:value="1E-024" calcext:value-type="float">
            <text:p>1E-24</text:p>
          </table:table-cell>
          <table:table-cell table:formula="of:=[.$M4]*10^-[.D$3]" office:value-type="float" office:value="1E-021" calcext:value-type="float">
            <text:p>1E-21</text:p>
          </table:table-cell>
          <table:table-cell table:formula="of:=[.$M4]*10^-[.E$3]" office:value-type="float" office:value="1E-018" calcext:value-type="float">
            <text:p>1E-18</text:p>
          </table:table-cell>
          <table:table-cell table:formula="of:=[.$M4]*10^-[.F$3]" office:value-type="float" office:value="1E-015" calcext:value-type="float">
            <text:p>1E-15</text:p>
          </table:table-cell>
          <table:table-cell table:formula="of:=[.$M4]*10^-[.G$3]" office:value-type="float" office:value="0.000000000001" calcext:value-type="float">
            <text:p>1E-12</text:p>
          </table:table-cell>
          <table:table-cell table:formula="of:=[.$M4]*10^-[.H$3]" office:value-type="float" office:value="0.000000001" calcext:value-type="float">
            <text:p>0,000000001</text:p>
          </table:table-cell>
          <table:table-cell table:formula="of:=[.$M4]*10^-[.I$3]" office:value-type="float" office:value="0.000001" calcext:value-type="float">
            <text:p>0,000001</text:p>
          </table:table-cell>
          <table:table-cell table:formula="of:=[.$M4]*10^-[.J$3]" office:value-type="float" office:value="0.001" calcext:value-type="float">
            <text:p>0,001</text:p>
          </table:table-cell>
          <table:table-cell table:formula="of:=[.$M4]*10^-[.K$3]" office:value-type="float" office:value="0.01" calcext:value-type="float">
            <text:p>0,01</text:p>
          </table:table-cell>
          <table:table-cell table:formula="of:=[.$M4]*10^-[.L$3]" office:value-type="float" office:value="0.1" calcext:value-type="float">
            <text:p>0,1</text:p>
          </table:table-cell>
          <table:table-cell table:style-name="ce20" office:value-type="float" office:value="1" calcext:value-type="float">
            <text:p>1</text:p>
          </table:table-cell>
          <table:table-cell table:formula="of:=[.$M4]*10^-[.N$3]" office:value-type="float" office:value="10" calcext:value-type="float">
            <text:p>10</text:p>
          </table:table-cell>
          <table:table-cell table:formula="of:=[.$M4]*10^-[.O$3]" office:value-type="float" office:value="100" calcext:value-type="float">
            <text:p>100</text:p>
          </table:table-cell>
          <table:table-cell table:formula="of:=[.$M4]*10^-[.P$3]" office:value-type="float" office:value="1000" calcext:value-type="float">
            <text:p>1000</text:p>
          </table:table-cell>
          <table:table-cell table:formula="of:=[.$M4]*10^-[.Q$3]" office:value-type="float" office:value="1000000" calcext:value-type="float">
            <text:p>1000000</text:p>
          </table:table-cell>
          <table:table-cell table:formula="of:=[.$M4]*10^-[.R$3]" office:value-type="float" office:value="1000000000" calcext:value-type="float">
            <text:p>1000000000</text:p>
          </table:table-cell>
          <table:table-cell table:formula="of:=[.$M4]*10^-[.S$3]" office:value-type="float" office:value="1000000000000" calcext:value-type="float">
            <text:p>1000000000000</text:p>
          </table:table-cell>
          <table:table-cell table:formula="of:=[.$M4]*10^-[.T$3]" office:value-type="float" office:value="1000000000000000" calcext:value-type="float">
            <text:p>1000000000000000</text:p>
          </table:table-cell>
          <table:table-cell table:formula="of:=[.$M4]*10^-[.U$3]" office:value-type="float" office:value="1E+018" calcext:value-type="float">
            <text:p>1E+018</text:p>
          </table:table-cell>
          <table:table-cell table:formula="of:=[.$M4]*10^-[.V$3]" office:value-type="float" office:value="1E+021" calcext:value-type="float">
            <text:p>1E+021</text:p>
          </table:table-cell>
          <table:table-cell table:formula="of:=[.$M4]*10^-[.W$3]" office:value-type="float" office:value="1E+024" calcext:value-type="float">
            <text:p>1E+024</text:p>
          </table:table-cell>
        </table:table-row>
        <table:table-row table:style-name="ro1">
          <table:table-cell office:value-type="string" calcext:value-type="string">
            <text:p>minute</text:p>
          </table:table-cell>
          <table:table-cell office:value-type="string" calcext:value-type="string">
            <text:p>min</text:p>
          </table:table-cell>
          <table:table-cell table:formula="of:=[.$M5]*10^-[.C$3]" office:value-type="float" office:value="1.66666666666667E-026" calcext:value-type="float">
            <text:p>1,66666666666667E-26</text:p>
          </table:table-cell>
          <table:table-cell table:formula="of:=[.$M5]*10^-[.D$3]" office:value-type="float" office:value="1.66666666666667E-023" calcext:value-type="float">
            <text:p>1,66666666666667E-23</text:p>
          </table:table-cell>
          <table:table-cell table:formula="of:=[.$M5]*10^-[.E$3]" office:value-type="float" office:value="1.66666666666667E-020" calcext:value-type="float">
            <text:p>1,66666666666667E-20</text:p>
          </table:table-cell>
          <table:table-cell table:formula="of:=[.$M5]*10^-[.F$3]" office:value-type="float" office:value="1.66666666666667E-017" calcext:value-type="float">
            <text:p>1,66666666666667E-17</text:p>
          </table:table-cell>
          <table:table-cell table:formula="of:=[.$M5]*10^-[.G$3]" office:value-type="float" office:value="0.00000000000001666667" calcext:value-type="float">
            <text:p>1,66666666666667E-14</text:p>
          </table:table-cell>
          <table:table-cell table:formula="of:=[.$M5]*10^-[.H$3]" office:value-type="float" office:value="0.00000000001666666667" calcext:value-type="float">
            <text:p>1,66666666666667E-11</text:p>
          </table:table-cell>
          <table:table-cell table:formula="of:=[.$M5]*10^-[.I$3]" office:value-type="float" office:value="0.00000001666666666667" calcext:value-type="float">
            <text:p>1,66666666666667E-08</text:p>
          </table:table-cell>
          <table:table-cell table:formula="of:=[.$M5]*10^-[.J$3]" office:value-type="float" office:value="0.0000166666666666667" calcext:value-type="float">
            <text:p>1,66666666666667E-05</text:p>
          </table:table-cell>
          <table:table-cell table:formula="of:=[.$M5]*10^-[.K$3]" office:value-type="float" office:value="0.000166666666666667" calcext:value-type="float">
            <text:p>0,000166666666666667</text:p>
          </table:table-cell>
          <table:table-cell table:formula="of:=[.$M5]*10^-[.L$3]" office:value-type="float" office:value="0.00166666666666667" calcext:value-type="float">
            <text:p>0,00166666666666667</text:p>
          </table:table-cell>
          <table:table-cell table:formula="of:=1/60" office:value-type="float" office:value="0.0166666666666667" calcext:value-type="float">
            <text:p>0,0166666666666667</text:p>
          </table:table-cell>
          <table:table-cell table:formula="of:=[.$M5]*10^-[.N$3]" office:value-type="float" office:value="0.166666666666667" calcext:value-type="float">
            <text:p>0,166666666666667</text:p>
          </table:table-cell>
          <table:table-cell table:formula="of:=[.$M5]*10^-[.O$3]" office:value-type="float" office:value="1.66666666666667" calcext:value-type="float">
            <text:p>1,66666666666667</text:p>
          </table:table-cell>
          <table:table-cell table:formula="of:=[.$M5]*10^-[.P$3]" office:value-type="float" office:value="16.6666666666667" calcext:value-type="float">
            <text:p>16,6666666666667</text:p>
          </table:table-cell>
          <table:table-cell table:formula="of:=[.$M5]*10^-[.Q$3]" office:value-type="float" office:value="16666.6666666667" calcext:value-type="float">
            <text:p>16666,6666666667</text:p>
          </table:table-cell>
          <table:table-cell table:formula="of:=[.$M5]*10^-[.R$3]" office:value-type="float" office:value="16666666.6666667" calcext:value-type="float">
            <text:p>16666666,6666667</text:p>
          </table:table-cell>
          <table:table-cell table:formula="of:=[.$M5]*10^-[.S$3]" office:value-type="float" office:value="16666666666.6667" calcext:value-type="float">
            <text:p>16666666666,6667</text:p>
          </table:table-cell>
          <table:table-cell table:formula="of:=[.$M5]*10^-[.T$3]" office:value-type="float" office:value="16666666666666.7" calcext:value-type="float">
            <text:p>16666666666666,7</text:p>
          </table:table-cell>
          <table:table-cell table:formula="of:=[.$M5]*10^-[.U$3]" office:value-type="float" office:value="1.66666666666667E+016" calcext:value-type="float">
            <text:p>1,66666666666667E+016</text:p>
          </table:table-cell>
          <table:table-cell table:formula="of:=[.$M5]*10^-[.V$3]" office:value-type="float" office:value="1.66666666666667E+019" calcext:value-type="float">
            <text:p>1,66666666666667E+019</text:p>
          </table:table-cell>
          <table:table-cell table:formula="of:=[.$M5]*10^-[.W$3]" office:value-type="float" office:value="1.66666666666667E+022" calcext:value-type="float">
            <text:p>1,66666666666667E+022</text:p>
          </table:table-cell>
        </table:table-row>
        <table:table-row table:style-name="ro1">
          <table:table-cell office:value-type="string" calcext:value-type="string">
            <text:p>hour</text:p>
          </table:table-cell>
          <table:table-cell office:value-type="string" calcext:value-type="string">
            <text:p>h</text:p>
          </table:table-cell>
          <table:table-cell table:formula="of:=[.$M6]*10^-[.C$3]" office:value-type="float" office:value="2.77777777777778E-028" calcext:value-type="float">
            <text:p>2,77777777777778E-28</text:p>
          </table:table-cell>
          <table:table-cell table:formula="of:=[.$M6]*10^-[.D$3]" office:value-type="float" office:value="2.77777777777778E-025" calcext:value-type="float">
            <text:p>2,77777777777778E-25</text:p>
          </table:table-cell>
          <table:table-cell table:formula="of:=[.$M6]*10^-[.E$3]" office:value-type="float" office:value="2.77777777777778E-022" calcext:value-type="float">
            <text:p>2,77777777777778E-22</text:p>
          </table:table-cell>
          <table:table-cell table:formula="of:=[.$M6]*10^-[.F$3]" office:value-type="float" office:value="2.77777777777778E-019" calcext:value-type="float">
            <text:p>2,77777777777778E-19</text:p>
          </table:table-cell>
          <table:table-cell table:formula="of:=[.$M6]*10^-[.G$3]" office:value-type="float" office:value="2.77777777777778E-016" calcext:value-type="float">
            <text:p>2,77777777777778E-16</text:p>
          </table:table-cell>
          <table:table-cell table:formula="of:=[.$M6]*10^-[.H$3]" office:value-type="float" office:value="0.00000000000027777778" calcext:value-type="float">
            <text:p>2,77777777777778E-13</text:p>
          </table:table-cell>
          <table:table-cell table:formula="of:=[.$M6]*10^-[.I$3]" office:value-type="float" office:value="0.00000000027777777778" calcext:value-type="float">
            <text:p>2,77777777777778E-10</text:p>
          </table:table-cell>
          <table:table-cell table:formula="of:=[.$M6]*10^-[.J$3]" office:value-type="float" office:value="0.00000027777777777778" calcext:value-type="float">
            <text:p>2,77777777777778E-07</text:p>
          </table:table-cell>
          <table:table-cell table:formula="of:=[.$M6]*10^-[.K$3]" office:value-type="float" office:value="0.00000277777777777778" calcext:value-type="float">
            <text:p>2,77777777777778E-06</text:p>
          </table:table-cell>
          <table:table-cell table:formula="of:=[.$M6]*10^-[.L$3]" office:value-type="float" office:value="0.0000277777777777778" calcext:value-type="float">
            <text:p>2,77777777777778E-05</text:p>
          </table:table-cell>
          <table:table-cell table:formula="of:=1/3600" office:value-type="float" office:value="0.000277777777777778" calcext:value-type="float">
            <text:p>0,000277777777777778</text:p>
          </table:table-cell>
          <table:table-cell table:formula="of:=[.$M6]*10^-[.N$3]" office:value-type="float" office:value="0.00277777777777778" calcext:value-type="float">
            <text:p>0,00277777777777778</text:p>
          </table:table-cell>
          <table:table-cell table:formula="of:=[.$M6]*10^-[.O$3]" office:value-type="float" office:value="0.0277777777777778" calcext:value-type="float">
            <text:p>0,0277777777777778</text:p>
          </table:table-cell>
          <table:table-cell table:formula="of:=[.$M6]*10^-[.P$3]" office:value-type="float" office:value="0.277777777777778" calcext:value-type="float">
            <text:p>0,277777777777778</text:p>
          </table:table-cell>
          <table:table-cell table:formula="of:=[.$M6]*10^-[.Q$3]" office:value-type="float" office:value="277.777777777778" calcext:value-type="float">
            <text:p>277,777777777778</text:p>
          </table:table-cell>
          <table:table-cell table:formula="of:=[.$M6]*10^-[.R$3]" office:value-type="float" office:value="277777.777777778" calcext:value-type="float">
            <text:p>277777,777777778</text:p>
          </table:table-cell>
          <table:table-cell table:formula="of:=[.$M6]*10^-[.S$3]" office:value-type="float" office:value="277777777.777778" calcext:value-type="float">
            <text:p>277777777,777778</text:p>
          </table:table-cell>
          <table:table-cell table:formula="of:=[.$M6]*10^-[.T$3]" office:value-type="float" office:value="277777777777.778" calcext:value-type="float">
            <text:p>277777777777,778</text:p>
          </table:table-cell>
          <table:table-cell table:formula="of:=[.$M6]*10^-[.U$3]" office:value-type="float" office:value="277777777777778" calcext:value-type="float">
            <text:p>277777777777778</text:p>
          </table:table-cell>
          <table:table-cell table:formula="of:=[.$M6]*10^-[.V$3]" office:value-type="float" office:value="2.77777777777778E+017" calcext:value-type="float">
            <text:p>2,77777777777778E+017</text:p>
          </table:table-cell>
          <table:table-cell table:formula="of:=[.$M6]*10^-[.W$3]" office:value-type="float" office:value="2.77777777777778E+020" calcext:value-type="float">
            <text:p>2,77777777777778E+020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d</text:p>
          </table:table-cell>
          <table:table-cell table:formula="of:=[.$M7]*10^-[.C$3]" office:value-type="float" office:value="1.15740740740741E-029" calcext:value-type="float">
            <text:p>1,15740740740741E-29</text:p>
          </table:table-cell>
          <table:table-cell table:formula="of:=[.$M7]*10^-[.D$3]" office:value-type="float" office:value="1.15740740740741E-026" calcext:value-type="float">
            <text:p>1,15740740740741E-26</text:p>
          </table:table-cell>
          <table:table-cell table:formula="of:=[.$M7]*10^-[.E$3]" office:value-type="float" office:value="1.15740740740741E-023" calcext:value-type="float">
            <text:p>1,15740740740741E-23</text:p>
          </table:table-cell>
          <table:table-cell table:formula="of:=[.$M7]*10^-[.F$3]" office:value-type="float" office:value="1.15740740740741E-020" calcext:value-type="float">
            <text:p>1,15740740740741E-20</text:p>
          </table:table-cell>
          <table:table-cell table:formula="of:=[.$M7]*10^-[.G$3]" office:value-type="float" office:value="1.15740740740741E-017" calcext:value-type="float">
            <text:p>1,15740740740741E-17</text:p>
          </table:table-cell>
          <table:table-cell table:formula="of:=[.$M7]*10^-[.H$3]" office:value-type="float" office:value="0.00000000000001157407" calcext:value-type="float">
            <text:p>1,15740740740741E-14</text:p>
          </table:table-cell>
          <table:table-cell table:formula="of:=[.$M7]*10^-[.I$3]" office:value-type="float" office:value="0.00000000001157407407" calcext:value-type="float">
            <text:p>1,15740740740741E-11</text:p>
          </table:table-cell>
          <table:table-cell table:formula="of:=[.$M7]*10^-[.J$3]" office:value-type="float" office:value="0.00000001157407407407" calcext:value-type="float">
            <text:p>1,15740740740741E-08</text:p>
          </table:table-cell>
          <table:table-cell table:formula="of:=[.$M7]*10^-[.K$3]" office:value-type="float" office:value="0.00000011574074074074" calcext:value-type="float">
            <text:p>1,15740740740741E-07</text:p>
          </table:table-cell>
          <table:table-cell table:formula="of:=[.$M7]*10^-[.L$3]" office:value-type="float" office:value="0.00000115740740740741" calcext:value-type="float">
            <text:p>1,15740740740741E-06</text:p>
          </table:table-cell>
          <table:table-cell table:formula="of:=1/86400" office:value-type="float" office:value="0.0000115740740740741" calcext:value-type="float">
            <text:p>1,15740740740741E-05</text:p>
          </table:table-cell>
          <table:table-cell table:formula="of:=[.$M7]*10^-[.N$3]" office:value-type="float" office:value="0.000115740740740741" calcext:value-type="float">
            <text:p>0,000115740740740741</text:p>
          </table:table-cell>
          <table:table-cell table:formula="of:=[.$M7]*10^-[.O$3]" office:value-type="float" office:value="0.00115740740740741" calcext:value-type="float">
            <text:p>0,00115740740740741</text:p>
          </table:table-cell>
          <table:table-cell table:formula="of:=[.$M7]*10^-[.P$3]" office:value-type="float" office:value="0.0115740740740741" calcext:value-type="float">
            <text:p>0,0115740740740741</text:p>
          </table:table-cell>
          <table:table-cell table:formula="of:=[.$M7]*10^-[.Q$3]" office:value-type="float" office:value="11.5740740740741" calcext:value-type="float">
            <text:p>11,5740740740741</text:p>
          </table:table-cell>
          <table:table-cell table:formula="of:=[.$M7]*10^-[.R$3]" office:value-type="float" office:value="11574.0740740741" calcext:value-type="float">
            <text:p>11574,0740740741</text:p>
          </table:table-cell>
          <table:table-cell table:formula="of:=[.$M7]*10^-[.S$3]" office:value-type="float" office:value="11574074.0740741" calcext:value-type="float">
            <text:p>11574074,0740741</text:p>
          </table:table-cell>
          <table:table-cell table:formula="of:=[.$M7]*10^-[.T$3]" office:value-type="float" office:value="11574074074.0741" calcext:value-type="float">
            <text:p>11574074074,0741</text:p>
          </table:table-cell>
          <table:table-cell table:formula="of:=[.$M7]*10^-[.U$3]" office:value-type="float" office:value="11574074074074.1" calcext:value-type="float">
            <text:p>11574074074074,1</text:p>
          </table:table-cell>
          <table:table-cell table:formula="of:=[.$M7]*10^-[.V$3]" office:value-type="float" office:value="1.15740740740741E+016" calcext:value-type="float">
            <text:p>1,15740740740741E+016</text:p>
          </table:table-cell>
          <table:table-cell table:formula="of:=[.$M7]*10^-[.W$3]" office:value-type="float" office:value="1.15740740740741E+019" calcext:value-type="float">
            <text:p>1,15740740740741E+019</text:p>
          </table:table-cell>
        </table:table-row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w</text:p>
          </table:table-cell>
          <table:table-cell table:formula="of:=[.$M8]*10^-[.C$3]" office:value-type="float" office:value="1.65343915343915E-030" calcext:value-type="float">
            <text:p>1,65343915343915E-30</text:p>
          </table:table-cell>
          <table:table-cell table:formula="of:=[.$M8]*10^-[.D$3]" office:value-type="float" office:value="1.65343915343915E-027" calcext:value-type="float">
            <text:p>1,65343915343915E-27</text:p>
          </table:table-cell>
          <table:table-cell table:formula="of:=[.$M8]*10^-[.E$3]" office:value-type="float" office:value="1.65343915343915E-024" calcext:value-type="float">
            <text:p>1,65343915343915E-24</text:p>
          </table:table-cell>
          <table:table-cell table:formula="of:=[.$M8]*10^-[.F$3]" office:value-type="float" office:value="1.65343915343915E-021" calcext:value-type="float">
            <text:p>1,65343915343915E-21</text:p>
          </table:table-cell>
          <table:table-cell table:formula="of:=[.$M8]*10^-[.G$3]" office:value-type="float" office:value="1.65343915343915E-018" calcext:value-type="float">
            <text:p>1,65343915343915E-18</text:p>
          </table:table-cell>
          <table:table-cell table:formula="of:=[.$M8]*10^-[.H$3]" office:value-type="float" office:value="1.65343915343915E-015" calcext:value-type="float">
            <text:p>1,65343915343915E-15</text:p>
          </table:table-cell>
          <table:table-cell table:formula="of:=[.$M8]*10^-[.I$3]" office:value-type="float" office:value="0.00000000000165343915" calcext:value-type="float">
            <text:p>1,65343915343915E-12</text:p>
          </table:table-cell>
          <table:table-cell table:formula="of:=[.$M8]*10^-[.J$3]" office:value-type="float" office:value="0.00000000165343915344" calcext:value-type="float">
            <text:p>1,65343915343915E-09</text:p>
          </table:table-cell>
          <table:table-cell table:formula="of:=[.$M8]*10^-[.K$3]" office:value-type="float" office:value="0.00000001653439153439" calcext:value-type="float">
            <text:p>1,65343915343915E-08</text:p>
          </table:table-cell>
          <table:table-cell table:formula="of:=[.$M8]*10^-[.L$3]" office:value-type="float" office:value="0.00000016534391534392" calcext:value-type="float">
            <text:p>1,65343915343915E-07</text:p>
          </table:table-cell>
          <table:table-cell table:formula="of:=1/604800" office:value-type="float" office:value="0.00000165343915343915" calcext:value-type="float">
            <text:p>1,65343915343915E-06</text:p>
          </table:table-cell>
          <table:table-cell table:formula="of:=[.$M8]*10^-[.N$3]" office:value-type="float" office:value="0.0000165343915343915" calcext:value-type="float">
            <text:p>1,65343915343915E-05</text:p>
          </table:table-cell>
          <table:table-cell table:formula="of:=[.$M8]*10^-[.O$3]" office:value-type="float" office:value="0.000165343915343915" calcext:value-type="float">
            <text:p>0,000165343915343915</text:p>
          </table:table-cell>
          <table:table-cell table:formula="of:=[.$M8]*10^-[.P$3]" office:value-type="float" office:value="0.00165343915343915" calcext:value-type="float">
            <text:p>0,00165343915343915</text:p>
          </table:table-cell>
          <table:table-cell table:formula="of:=[.$M8]*10^-[.Q$3]" office:value-type="float" office:value="1.65343915343915" calcext:value-type="float">
            <text:p>1,65343915343915</text:p>
          </table:table-cell>
          <table:table-cell table:formula="of:=[.$M8]*10^-[.R$3]" office:value-type="float" office:value="1653.43915343915" calcext:value-type="float">
            <text:p>1653,43915343915</text:p>
          </table:table-cell>
          <table:table-cell table:formula="of:=[.$M8]*10^-[.S$3]" office:value-type="float" office:value="1653439.15343915" calcext:value-type="float">
            <text:p>1653439,15343915</text:p>
          </table:table-cell>
          <table:table-cell table:formula="of:=[.$M8]*10^-[.T$3]" office:value-type="float" office:value="1653439153.43915" calcext:value-type="float">
            <text:p>1653439153,43915</text:p>
          </table:table-cell>
          <table:table-cell table:formula="of:=[.$M8]*10^-[.U$3]" office:value-type="float" office:value="1653439153439.15" calcext:value-type="float">
            <text:p>1653439153439,15</text:p>
          </table:table-cell>
          <table:table-cell table:formula="of:=[.$M8]*10^-[.V$3]" office:value-type="float" office:value="1.65343915343915E+015" calcext:value-type="float">
            <text:p>1,65343915343915E+015</text:p>
          </table:table-cell>
          <table:table-cell table:formula="of:=[.$M8]*10^-[.W$3]" office:value-type="float" office:value="1.65343915343915E+018" calcext:value-type="float">
            <text:p>1,65343915343915E+018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y</text:p>
          </table:table-cell>
          <table:table-cell table:formula="of:=[.$M9]*10^-[.C$3]" office:value-type="float" office:value="3.17097919837646E-032" calcext:value-type="float">
            <text:p>3,17097919837646E-32</text:p>
          </table:table-cell>
          <table:table-cell table:formula="of:=[.$M9]*10^-[.D$3]" office:value-type="float" office:value="3.17097919837646E-029" calcext:value-type="float">
            <text:p>3,17097919837646E-29</text:p>
          </table:table-cell>
          <table:table-cell table:formula="of:=[.$M9]*10^-[.E$3]" office:value-type="float" office:value="3.17097919837646E-026" calcext:value-type="float">
            <text:p>3,17097919837646E-26</text:p>
          </table:table-cell>
          <table:table-cell table:formula="of:=[.$M9]*10^-[.F$3]" office:value-type="float" office:value="3.17097919837646E-023" calcext:value-type="float">
            <text:p>3,17097919837646E-23</text:p>
          </table:table-cell>
          <table:table-cell table:formula="of:=[.$M9]*10^-[.G$3]" office:value-type="float" office:value="3.17097919837646E-020" calcext:value-type="float">
            <text:p>3,17097919837646E-20</text:p>
          </table:table-cell>
          <table:table-cell table:formula="of:=[.$M9]*10^-[.H$3]" office:value-type="float" office:value="3.17097919837646E-017" calcext:value-type="float">
            <text:p>3,17097919837646E-17</text:p>
          </table:table-cell>
          <table:table-cell table:formula="of:=[.$M9]*10^-[.I$3]" office:value-type="float" office:value="0.00000000000003170979" calcext:value-type="float">
            <text:p>3,17097919837646E-14</text:p>
          </table:table-cell>
          <table:table-cell table:formula="of:=[.$M9]*10^-[.J$3]" office:value-type="float" office:value="0.00000000003170979198" calcext:value-type="float">
            <text:p>3,17097919837646E-11</text:p>
          </table:table-cell>
          <table:table-cell table:formula="of:=[.$M9]*10^-[.K$3]" office:value-type="float" office:value="0.00000000031709791984" calcext:value-type="float">
            <text:p>3,17097919837646E-10</text:p>
          </table:table-cell>
          <table:table-cell table:formula="of:=[.$M9]*10^-[.L$3]" office:value-type="float" office:value="0.00000000317097919838" calcext:value-type="float">
            <text:p>3,17097919837646E-09</text:p>
          </table:table-cell>
          <table:table-cell table:formula="of:=1/31536000" office:value-type="float" office:value="0.00000003170979198376" calcext:value-type="float">
            <text:p>3,17097919837646E-08</text:p>
          </table:table-cell>
          <table:table-cell table:formula="of:=[.$M9]*10^-[.N$3]" office:value-type="float" office:value="0.00000031709791983765" calcext:value-type="float">
            <text:p>3,17097919837646E-07</text:p>
          </table:table-cell>
          <table:table-cell table:formula="of:=[.$M9]*10^-[.O$3]" office:value-type="float" office:value="0.00000317097919837646" calcext:value-type="float">
            <text:p>3,17097919837646E-06</text:p>
          </table:table-cell>
          <table:table-cell table:formula="of:=[.$M9]*10^-[.P$3]" office:value-type="float" office:value="0.0000317097919837646" calcext:value-type="float">
            <text:p>3,17097919837646E-05</text:p>
          </table:table-cell>
          <table:table-cell table:formula="of:=[.$M9]*10^-[.Q$3]" office:value-type="float" office:value="0.0317097919837646" calcext:value-type="float">
            <text:p>0,0317097919837646</text:p>
          </table:table-cell>
          <table:table-cell table:formula="of:=[.$M9]*10^-[.R$3]" office:value-type="float" office:value="31.7097919837646" calcext:value-type="float">
            <text:p>31,7097919837646</text:p>
          </table:table-cell>
          <table:table-cell table:formula="of:=[.$M9]*10^-[.S$3]" office:value-type="float" office:value="31709.7919837646" calcext:value-type="float">
            <text:p>31709,7919837646</text:p>
          </table:table-cell>
          <table:table-cell table:formula="of:=[.$M9]*10^-[.T$3]" office:value-type="float" office:value="31709791.9837646" calcext:value-type="float">
            <text:p>31709791,9837646</text:p>
          </table:table-cell>
          <table:table-cell table:formula="of:=[.$M9]*10^-[.U$3]" office:value-type="float" office:value="31709791983.7646" calcext:value-type="float">
            <text:p>31709791983,7646</text:p>
          </table:table-cell>
          <table:table-cell table:formula="of:=[.$M9]*10^-[.V$3]" office:value-type="float" office:value="31709791983764.6" calcext:value-type="float">
            <text:p>31709791983764,6</text:p>
          </table:table-cell>
          <table:table-cell table:formula="of:=[.$M9]*10^-[.W$3]" office:value-type="float" office:value="3.17097919837646E+016" calcext:value-type="float">
            <text:p>3,17097919837646E+016</text:p>
          </table:table-cell>
        </table:table-row>
      </table:table>
      <table:table table:name="Mass" table:style-name="ta1">
        <table:table-column table:style-name="co1" table:number-columns-repeated="2" table:default-cell-style-name="ce30"/>
        <table:table-column table:style-name="co1" table:number-columns-repeated="10" table:default-cell-style-name="ce19"/>
        <table:table-column table:style-name="co1" table:default-cell-style-name="ce11"/>
        <table:table-column table:style-name="co1" table:number-columns-repeated="10" table:default-cell-style-name="ce19"/>
        <table:table-row table:style-name="ro1">
          <table:table-cell table:style-name="Default" table:number-columns-repeated="2"/>
          <table:table-cell table:style-name="ce16" office:value-type="string" calcext:value-type="string">
            <text:p>yotta</text:p>
          </table:table-cell>
          <table:table-cell table:style-name="ce16" office:value-type="string" calcext:value-type="string">
            <text:p>zetta</text:p>
          </table:table-cell>
          <table:table-cell table:style-name="ce16" office:value-type="string" calcext:value-type="string">
            <text:p>exa</text:p>
          </table:table-cell>
          <table:table-cell table:style-name="ce16" office:value-type="string" calcext:value-type="string">
            <text:p>peta</text:p>
          </table:table-cell>
          <table:table-cell table:style-name="ce16" office:value-type="string" calcext:value-type="string">
            <text:p>tera</text:p>
          </table:table-cell>
          <table:table-cell table:style-name="ce16" office:value-type="string" calcext:value-type="string">
            <text:p>giga</text:p>
          </table:table-cell>
          <table:table-cell table:style-name="ce16" office:value-type="string" calcext:value-type="string">
            <text:p>mega</text:p>
          </table:table-cell>
          <table:table-cell table:style-name="ce16" office:value-type="string" calcext:value-type="string">
            <text:p>kilo</text:p>
          </table:table-cell>
          <table:table-cell table:style-name="ce16" office:value-type="string" calcext:value-type="string">
            <text:p>hecto</text:p>
          </table:table-cell>
          <table:table-cell table:style-name="ce16" office:value-type="string" calcext:value-type="string">
            <text:p>deca</text:p>
          </table:table-cell>
          <table:table-cell table:style-name="ce16"/>
          <table:table-cell table:style-name="ce16" office:value-type="string" calcext:value-type="string">
            <text:p>deci</text:p>
          </table:table-cell>
          <table:table-cell table:style-name="ce16" office:value-type="string" calcext:value-type="string">
            <text:p>centi</text:p>
          </table:table-cell>
          <table:table-cell table:style-name="ce16" office:value-type="string" calcext:value-type="string">
            <text:p>mili</text:p>
          </table:table-cell>
          <table:table-cell table:style-name="ce16" office:value-type="string" calcext:value-type="string">
            <text:p>micro</text:p>
          </table:table-cell>
          <table:table-cell table:style-name="ce16" office:value-type="string" calcext:value-type="string">
            <text:p>nano</text:p>
          </table:table-cell>
          <table:table-cell table:style-name="ce16" office:value-type="string" calcext:value-type="string">
            <text:p>pico</text:p>
          </table:table-cell>
          <table:table-cell table:style-name="ce16" office:value-type="string" calcext:value-type="string">
            <text:p>femto</text:p>
          </table:table-cell>
          <table:table-cell table:style-name="ce16" office:value-type="string" calcext:value-type="string">
            <text:p>atto</text:p>
          </table:table-cell>
          <table:table-cell table:style-name="ce16" office:value-type="string" calcext:value-type="string">
            <text:p>zepto</text:p>
          </table:table-cell>
          <table:table-cell table:style-name="ce16" office:value-type="string" calcext:value-type="string">
            <text:p>yocto</text:p>
          </table:table-cell>
        </table:table-row>
        <table:table-row table:style-name="ro1">
          <table:table-cell table:style-name="Default"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3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style-name="Default"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gram</text:p>
          </table:table-cell>
          <table:table-cell office:value-type="string" calcext:value-type="string">
            <text:p>g</text:p>
          </table:table-cell>
          <table:table-cell table:formula="of:=[.$M4]*10^-[.C$3]" office:value-type="float" office:value="1E-024" calcext:value-type="float">
            <text:p>1E-24</text:p>
          </table:table-cell>
          <table:table-cell table:formula="of:=[.$M4]*10^-[.D$3]" office:value-type="float" office:value="1E-021" calcext:value-type="float">
            <text:p>1E-21</text:p>
          </table:table-cell>
          <table:table-cell table:formula="of:=[.$M4]*10^-[.E$3]" office:value-type="float" office:value="1E-018" calcext:value-type="float">
            <text:p>1E-18</text:p>
          </table:table-cell>
          <table:table-cell table:formula="of:=[.$M4]*10^-[.F$3]" office:value-type="float" office:value="1E-015" calcext:value-type="float">
            <text:p>1E-15</text:p>
          </table:table-cell>
          <table:table-cell table:formula="of:=[.$M4]*10^-[.G$3]" office:value-type="float" office:value="0.000000000001" calcext:value-type="float">
            <text:p>1E-12</text:p>
          </table:table-cell>
          <table:table-cell table:formula="of:=[.$M4]*10^-[.H$3]" office:value-type="float" office:value="0.000000001" calcext:value-type="float">
            <text:p>0,000000001</text:p>
          </table:table-cell>
          <table:table-cell table:formula="of:=[.$M4]*10^-[.I$3]" office:value-type="float" office:value="0.000001" calcext:value-type="float">
            <text:p>0,000001</text:p>
          </table:table-cell>
          <table:table-cell table:formula="of:=[.$M4]*10^-[.J$3]" office:value-type="float" office:value="0.001" calcext:value-type="float">
            <text:p>0,001</text:p>
          </table:table-cell>
          <table:table-cell table:formula="of:=[.$M4]*10^-[.K$3]" office:value-type="float" office:value="0.01" calcext:value-type="float">
            <text:p>0,01</text:p>
          </table:table-cell>
          <table:table-cell table:formula="of:=[.$M4]*10^-[.L$3]" office:value-type="float" office:value="0.1" calcext:value-type="float">
            <text:p>0,1</text:p>
          </table:table-cell>
          <table:table-cell table:style-name="ce20" office:value-type="float" office:value="1" calcext:value-type="float">
            <text:p>1</text:p>
          </table:table-cell>
          <table:table-cell table:formula="of:=[.$M4]*10^-[.N$3]" office:value-type="float" office:value="10" calcext:value-type="float">
            <text:p>10</text:p>
          </table:table-cell>
          <table:table-cell table:formula="of:=[.$M4]*10^-[.O$3]" office:value-type="float" office:value="100" calcext:value-type="float">
            <text:p>100</text:p>
          </table:table-cell>
          <table:table-cell table:formula="of:=[.$M4]*10^-[.P$3]" office:value-type="float" office:value="1000" calcext:value-type="float">
            <text:p>1000</text:p>
          </table:table-cell>
          <table:table-cell table:formula="of:=[.$M4]*10^-[.Q$3]" office:value-type="float" office:value="1000000" calcext:value-type="float">
            <text:p>1000000</text:p>
          </table:table-cell>
          <table:table-cell table:formula="of:=[.$M4]*10^-[.R$3]" office:value-type="float" office:value="1000000000" calcext:value-type="float">
            <text:p>1000000000</text:p>
          </table:table-cell>
          <table:table-cell table:formula="of:=[.$M4]*10^-[.S$3]" office:value-type="float" office:value="1000000000000" calcext:value-type="float">
            <text:p>1000000000000</text:p>
          </table:table-cell>
          <table:table-cell table:formula="of:=[.$M4]*10^-[.T$3]" office:value-type="float" office:value="1000000000000000" calcext:value-type="float">
            <text:p>1000000000000000</text:p>
          </table:table-cell>
          <table:table-cell table:formula="of:=[.$M4]*10^-[.U$3]" office:value-type="float" office:value="1E+018" calcext:value-type="float">
            <text:p>1E+018</text:p>
          </table:table-cell>
          <table:table-cell table:formula="of:=[.$M4]*10^-[.V$3]" office:value-type="float" office:value="1E+021" calcext:value-type="float">
            <text:p>1E+021</text:p>
          </table:table-cell>
          <table:table-cell table:formula="of:=[.$M4]*10^-[.W$3]" office:value-type="float" office:value="1E+024" calcext:value-type="float">
            <text:p>1E+024</text:p>
          </table:table-cell>
        </table:table-row>
        <table:table-row table:style-name="ro1">
          <table:table-cell office:value-type="string" calcext:value-type="string">
            <text:p>pound</text:p>
          </table:table-cell>
          <table:table-cell office:value-type="string" calcext:value-type="string">
            <text:p>lb</text:p>
          </table:table-cell>
          <table:table-cell table:formula="of:=[.$M5]*10^-[.C$3]" office:value-type="float" office:value="2.2046244E-027" calcext:value-type="float">
            <text:p>2,2046244E-27</text:p>
          </table:table-cell>
          <table:table-cell table:formula="of:=[.$M5]*10^-[.D$3]" office:value-type="float" office:value="2.2046244E-024" calcext:value-type="float">
            <text:p>2,2046244E-24</text:p>
          </table:table-cell>
          <table:table-cell table:formula="of:=[.$M5]*10^-[.E$3]" office:value-type="float" office:value="2.2046244E-021" calcext:value-type="float">
            <text:p>2,2046244E-21</text:p>
          </table:table-cell>
          <table:table-cell table:formula="of:=[.$M5]*10^-[.F$3]" office:value-type="float" office:value="2.2046244E-018" calcext:value-type="float">
            <text:p>2,2046244E-18</text:p>
          </table:table-cell>
          <table:table-cell table:formula="of:=[.$M5]*10^-[.G$3]" office:value-type="float" office:value="2.2046244E-015" calcext:value-type="float">
            <text:p>2,2046244E-15</text:p>
          </table:table-cell>
          <table:table-cell table:formula="of:=[.$M5]*10^-[.H$3]" office:value-type="float" office:value="0.0000000000022046244" calcext:value-type="float">
            <text:p>2,2046244E-12</text:p>
          </table:table-cell>
          <table:table-cell table:formula="of:=[.$M5]*10^-[.I$3]" office:value-type="float" office:value="0.0000000022046244" calcext:value-type="float">
            <text:p>0,0000000022046244</text:p>
          </table:table-cell>
          <table:table-cell table:formula="of:=[.$M5]*10^-[.J$3]" office:value-type="float" office:value="0.0000022046244" calcext:value-type="float">
            <text:p>0,0000022046244</text:p>
          </table:table-cell>
          <table:table-cell table:formula="of:=[.$M5]*10^-[.K$3]" office:value-type="float" office:value="0.000022046244" calcext:value-type="float">
            <text:p>0,000022046244</text:p>
          </table:table-cell>
          <table:table-cell table:formula="of:=[.$M5]*10^-[.L$3]" office:value-type="float" office:value="0.00022046244" calcext:value-type="float">
            <text:p>0,00022046244</text:p>
          </table:table-cell>
          <table:table-cell office:value-type="float" office:value="0.0022046244" calcext:value-type="float">
            <text:p>0,0022046244</text:p>
          </table:table-cell>
          <table:table-cell table:formula="of:=[.$M5]*10^-[.N$3]" office:value-type="float" office:value="0.022046244" calcext:value-type="float">
            <text:p>0,022046244</text:p>
          </table:table-cell>
          <table:table-cell table:formula="of:=[.$M5]*10^-[.O$3]" office:value-type="float" office:value="0.22046244" calcext:value-type="float">
            <text:p>0,22046244</text:p>
          </table:table-cell>
          <table:table-cell table:formula="of:=[.$M5]*10^-[.P$3]" office:value-type="float" office:value="2.2046244" calcext:value-type="float">
            <text:p>2,2046244</text:p>
          </table:table-cell>
          <table:table-cell table:formula="of:=[.$M5]*10^-[.Q$3]" office:value-type="float" office:value="2204.6244" calcext:value-type="float">
            <text:p>2204,6244</text:p>
          </table:table-cell>
          <table:table-cell table:formula="of:=[.$M5]*10^-[.R$3]" office:value-type="float" office:value="2204624.4" calcext:value-type="float">
            <text:p>2204624,4</text:p>
          </table:table-cell>
          <table:table-cell table:formula="of:=[.$M5]*10^-[.S$3]" office:value-type="float" office:value="2204624400" calcext:value-type="float">
            <text:p>2204624400</text:p>
          </table:table-cell>
          <table:table-cell table:formula="of:=[.$M5]*10^-[.T$3]" office:value-type="float" office:value="2204624400000" calcext:value-type="float">
            <text:p>2204624400000</text:p>
          </table:table-cell>
          <table:table-cell table:formula="of:=[.$M5]*10^-[.U$3]" office:value-type="float" office:value="2.2046244E+015" calcext:value-type="float">
            <text:p>2,2046244E+015</text:p>
          </table:table-cell>
          <table:table-cell table:formula="of:=[.$M5]*10^-[.V$3]" office:value-type="float" office:value="2.2046244E+018" calcext:value-type="float">
            <text:p>2,2046244E+018</text:p>
          </table:table-cell>
          <table:table-cell table:formula="of:=[.$M5]*10^-[.W$3]" office:value-type="float" office:value="2.2046244E+021" calcext:value-type="float">
            <text:p>2,2046244E+021</text:p>
          </table:table-cell>
        </table:table-row>
        <table:table-row table:style-name="ro1">
          <table:table-cell office:value-type="string" calcext:value-type="string">
            <text:p>ounce</text:p>
          </table:table-cell>
          <table:table-cell office:value-type="string" calcext:value-type="string">
            <text:p>oz</text:p>
          </table:table-cell>
          <table:table-cell table:formula="of:=[.$M6]*10^-[.C$3]" office:value-type="float" office:value="3.52739907E-026" calcext:value-type="float">
            <text:p>3,52739907E-26</text:p>
          </table:table-cell>
          <table:table-cell table:formula="of:=[.$M6]*10^-[.D$3]" office:value-type="float" office:value="3.52739907E-023" calcext:value-type="float">
            <text:p>3,52739907E-23</text:p>
          </table:table-cell>
          <table:table-cell table:formula="of:=[.$M6]*10^-[.E$3]" office:value-type="float" office:value="3.52739907E-020" calcext:value-type="float">
            <text:p>3,52739907E-20</text:p>
          </table:table-cell>
          <table:table-cell table:formula="of:=[.$M6]*10^-[.F$3]" office:value-type="float" office:value="3.52739907E-017" calcext:value-type="float">
            <text:p>3,52739907E-17</text:p>
          </table:table-cell>
          <table:table-cell table:formula="of:=[.$M6]*10^-[.G$3]" office:value-type="float" office:value="0.00000000000003527399" calcext:value-type="float">
            <text:p>3,52739907E-14</text:p>
          </table:table-cell>
          <table:table-cell table:formula="of:=[.$M6]*10^-[.H$3]" office:value-type="float" office:value="0.0000000000352739907" calcext:value-type="float">
            <text:p>3,52739907E-11</text:p>
          </table:table-cell>
          <table:table-cell table:formula="of:=[.$M6]*10^-[.I$3]" office:value-type="float" office:value="0.0000000352739907" calcext:value-type="float">
            <text:p>0,0000000352739907</text:p>
          </table:table-cell>
          <table:table-cell table:formula="of:=[.$M6]*10^-[.J$3]" office:value-type="float" office:value="0.0000352739907" calcext:value-type="float">
            <text:p>0,0000352739907</text:p>
          </table:table-cell>
          <table:table-cell table:formula="of:=[.$M6]*10^-[.K$3]" office:value-type="float" office:value="0.000352739907" calcext:value-type="float">
            <text:p>0,000352739907</text:p>
          </table:table-cell>
          <table:table-cell table:formula="of:=[.$M6]*10^-[.L$3]" office:value-type="float" office:value="0.00352739907" calcext:value-type="float">
            <text:p>0,00352739907</text:p>
          </table:table-cell>
          <table:table-cell office:value-type="float" office:value="0.0352739907" calcext:value-type="float">
            <text:p>0,0352739907</text:p>
          </table:table-cell>
          <table:table-cell table:formula="of:=[.$M6]*10^-[.N$3]" office:value-type="float" office:value="0.352739907" calcext:value-type="float">
            <text:p>0,352739907</text:p>
          </table:table-cell>
          <table:table-cell table:formula="of:=[.$M6]*10^-[.O$3]" office:value-type="float" office:value="3.52739907" calcext:value-type="float">
            <text:p>3,52739907</text:p>
          </table:table-cell>
          <table:table-cell table:formula="of:=[.$M6]*10^-[.P$3]" office:value-type="float" office:value="35.2739907" calcext:value-type="float">
            <text:p>35,2739907</text:p>
          </table:table-cell>
          <table:table-cell table:formula="of:=[.$M6]*10^-[.Q$3]" office:value-type="float" office:value="35273.9907" calcext:value-type="float">
            <text:p>35273,9907</text:p>
          </table:table-cell>
          <table:table-cell table:formula="of:=[.$M6]*10^-[.R$3]" office:value-type="float" office:value="35273990.7" calcext:value-type="float">
            <text:p>35273990,7</text:p>
          </table:table-cell>
          <table:table-cell table:formula="of:=[.$M6]*10^-[.S$3]" office:value-type="float" office:value="35273990700" calcext:value-type="float">
            <text:p>35273990700</text:p>
          </table:table-cell>
          <table:table-cell table:formula="of:=[.$M6]*10^-[.T$3]" office:value-type="float" office:value="35273990700000" calcext:value-type="float">
            <text:p>35273990700000</text:p>
          </table:table-cell>
          <table:table-cell table:formula="of:=[.$M6]*10^-[.U$3]" office:value-type="float" office:value="3.52739907E+016" calcext:value-type="float">
            <text:p>3,52739907E+016</text:p>
          </table:table-cell>
          <table:table-cell table:formula="of:=[.$M6]*10^-[.V$3]" office:value-type="float" office:value="3.52739907E+019" calcext:value-type="float">
            <text:p>3,52739907E+019</text:p>
          </table:table-cell>
          <table:table-cell table:formula="of:=[.$M6]*10^-[.W$3]" office:value-type="float" office:value="3.52739907E+022" calcext:value-type="float">
            <text:p>3,52739907E+022</text:p>
          </table:table-cell>
        </table:table-row>
        <table:table-row table:style-name="ro1">
          <table:table-cell office:value-type="string" calcext:value-type="string">
            <text:p>ton</text:p>
          </table:table-cell>
          <table:table-cell office:value-type="string" calcext:value-type="string">
            <text:p>t</text:p>
          </table:table-cell>
          <table:table-cell table:formula="of:=[.$M7]*10^-[.C$3]" office:value-type="float" office:value="1E-030" calcext:value-type="float">
            <text:p>1E-30</text:p>
          </table:table-cell>
          <table:table-cell table:formula="of:=[.$M7]*10^-[.D$3]" office:value-type="float" office:value="1E-027" calcext:value-type="float">
            <text:p>1E-27</text:p>
          </table:table-cell>
          <table:table-cell table:formula="of:=[.$M7]*10^-[.E$3]" office:value-type="float" office:value="1E-024" calcext:value-type="float">
            <text:p>1E-24</text:p>
          </table:table-cell>
          <table:table-cell table:formula="of:=[.$M7]*10^-[.F$3]" office:value-type="float" office:value="1E-021" calcext:value-type="float">
            <text:p>1E-21</text:p>
          </table:table-cell>
          <table:table-cell table:formula="of:=[.$M7]*10^-[.G$3]" office:value-type="float" office:value="1E-018" calcext:value-type="float">
            <text:p>1E-18</text:p>
          </table:table-cell>
          <table:table-cell table:formula="of:=[.$M7]*10^-[.H$3]" office:value-type="float" office:value="1E-015" calcext:value-type="float">
            <text:p>1E-15</text:p>
          </table:table-cell>
          <table:table-cell table:formula="of:=[.$M7]*10^-[.I$3]" office:value-type="float" office:value="0.000000000001" calcext:value-type="float">
            <text:p>1E-12</text:p>
          </table:table-cell>
          <table:table-cell table:formula="of:=[.$M7]*10^-[.J$3]" office:value-type="float" office:value="0.000000001" calcext:value-type="float">
            <text:p>0,000000001</text:p>
          </table:table-cell>
          <table:table-cell table:formula="of:=[.$M7]*10^-[.K$3]" office:value-type="float" office:value="0.00000001" calcext:value-type="float">
            <text:p>0,00000001</text:p>
          </table:table-cell>
          <table:table-cell table:formula="of:=[.$M7]*10^-[.L$3]" office:value-type="float" office:value="0.0000001" calcext:value-type="float">
            <text:p>0,0000001</text:p>
          </table:table-cell>
          <table:table-cell office:value-type="float" office:value="0.000001" calcext:value-type="float">
            <text:p>0,000001</text:p>
          </table:table-cell>
          <table:table-cell table:formula="of:=[.$M7]*10^-[.N$3]" office:value-type="float" office:value="0.00001" calcext:value-type="float">
            <text:p>0,00001</text:p>
          </table:table-cell>
          <table:table-cell table:formula="of:=[.$M7]*10^-[.O$3]" office:value-type="float" office:value="0.0001" calcext:value-type="float">
            <text:p>0,0001</text:p>
          </table:table-cell>
          <table:table-cell table:formula="of:=[.$M7]*10^-[.P$3]" office:value-type="float" office:value="0.001" calcext:value-type="float">
            <text:p>0,001</text:p>
          </table:table-cell>
          <table:table-cell table:formula="of:=[.$M7]*10^-[.Q$3]" office:value-type="float" office:value="1" calcext:value-type="float">
            <text:p>1</text:p>
          </table:table-cell>
          <table:table-cell table:formula="of:=[.$M7]*10^-[.R$3]" office:value-type="float" office:value="1000" calcext:value-type="float">
            <text:p>1000</text:p>
          </table:table-cell>
          <table:table-cell table:formula="of:=[.$M7]*10^-[.S$3]" office:value-type="float" office:value="1000000" calcext:value-type="float">
            <text:p>1000000</text:p>
          </table:table-cell>
          <table:table-cell table:formula="of:=[.$M7]*10^-[.T$3]" office:value-type="float" office:value="1000000000" calcext:value-type="float">
            <text:p>1000000000</text:p>
          </table:table-cell>
          <table:table-cell table:formula="of:=[.$M7]*10^-[.U$3]" office:value-type="float" office:value="1000000000000" calcext:value-type="float">
            <text:p>1000000000000</text:p>
          </table:table-cell>
          <table:table-cell table:formula="of:=[.$M7]*10^-[.V$3]" office:value-type="float" office:value="1000000000000000" calcext:value-type="float">
            <text:p>1000000000000000</text:p>
          </table:table-cell>
          <table:table-cell table:formula="of:=[.$M7]*10^-[.W$3]" office:value-type="float" office:value="1E+018" calcext:value-type="float">
            <text:p>1E+018</text:p>
          </table:table-cell>
        </table:table-row>
      </table:table>
      <table:table table:name="SubstanceAmount" table:style-name="ta1">
        <table:table-column table:style-name="co1" table:number-columns-repeated="2" table:default-cell-style-name="Default"/>
        <table:table-column table:style-name="co1" table:number-columns-repeated="10" table:default-cell-style-name="ce19"/>
        <table:table-column table:style-name="co1" table:default-cell-style-name="ce16"/>
        <table:table-column table:style-name="co1" table:number-columns-repeated="10" table:default-cell-style-name="ce19"/>
        <table:table-row table:style-name="ro1">
          <table:table-cell table:number-columns-repeated="2"/>
          <table:table-cell table:style-name="ce16" office:value-type="string" calcext:value-type="string">
            <text:p>yotta</text:p>
          </table:table-cell>
          <table:table-cell table:style-name="ce16" office:value-type="string" calcext:value-type="string">
            <text:p>zetta</text:p>
          </table:table-cell>
          <table:table-cell table:style-name="ce16" office:value-type="string" calcext:value-type="string">
            <text:p>exa</text:p>
          </table:table-cell>
          <table:table-cell table:style-name="ce16" office:value-type="string" calcext:value-type="string">
            <text:p>peta</text:p>
          </table:table-cell>
          <table:table-cell table:style-name="ce16" office:value-type="string" calcext:value-type="string">
            <text:p>tera</text:p>
          </table:table-cell>
          <table:table-cell table:style-name="ce16" office:value-type="string" calcext:value-type="string">
            <text:p>giga</text:p>
          </table:table-cell>
          <table:table-cell table:style-name="ce16" office:value-type="string" calcext:value-type="string">
            <text:p>mega</text:p>
          </table:table-cell>
          <table:table-cell table:style-name="ce16" office:value-type="string" calcext:value-type="string">
            <text:p>kilo</text:p>
          </table:table-cell>
          <table:table-cell table:style-name="ce16" office:value-type="string" calcext:value-type="string">
            <text:p>hecto</text:p>
          </table:table-cell>
          <table:table-cell table:style-name="ce16" office:value-type="string" calcext:value-type="string">
            <text:p>deca</text:p>
          </table:table-cell>
          <table:table-cell/>
          <table:table-cell table:style-name="ce16" office:value-type="string" calcext:value-type="string">
            <text:p>deci</text:p>
          </table:table-cell>
          <table:table-cell table:style-name="ce16" office:value-type="string" calcext:value-type="string">
            <text:p>centi</text:p>
          </table:table-cell>
          <table:table-cell table:style-name="ce16" office:value-type="string" calcext:value-type="string">
            <text:p>mili</text:p>
          </table:table-cell>
          <table:table-cell table:style-name="ce16" office:value-type="string" calcext:value-type="string">
            <text:p>micro</text:p>
          </table:table-cell>
          <table:table-cell table:style-name="ce16" office:value-type="string" calcext:value-type="string">
            <text:p>nano</text:p>
          </table:table-cell>
          <table:table-cell table:style-name="ce16" office:value-type="string" calcext:value-type="string">
            <text:p>pico</text:p>
          </table:table-cell>
          <table:table-cell table:style-name="ce16" office:value-type="string" calcext:value-type="string">
            <text:p>femto</text:p>
          </table:table-cell>
          <table:table-cell table:style-name="ce16" office:value-type="string" calcext:value-type="string">
            <text:p>atto</text:p>
          </table:table-cell>
          <table:table-cell table:style-name="ce16" office:value-type="string" calcext:value-type="string">
            <text:p>zepto</text:p>
          </table:table-cell>
          <table:table-cell table:style-name="ce16" office:value-type="string" calcext:value-type="string">
            <text:p>yocto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3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table:style-name="ce33" office:value-type="string" calcext:value-type="string">
            <text:p>mole</text:p>
          </table:table-cell>
          <table:table-cell table:style-name="ce33" office:value-type="string" calcext:value-type="string">
            <text:p>mol</text:p>
          </table:table-cell>
          <table:table-cell table:formula="of:=[.$M4]*10^-[.C$3]" office:value-type="float" office:value="1E-024" calcext:value-type="float">
            <text:p>1E-24</text:p>
          </table:table-cell>
          <table:table-cell table:formula="of:=[.$M4]*10^-[.D$3]" office:value-type="float" office:value="1E-021" calcext:value-type="float">
            <text:p>1E-21</text:p>
          </table:table-cell>
          <table:table-cell table:formula="of:=[.$M4]*10^-[.E$3]" office:value-type="float" office:value="1E-018" calcext:value-type="float">
            <text:p>1E-18</text:p>
          </table:table-cell>
          <table:table-cell table:formula="of:=[.$M4]*10^-[.F$3]" office:value-type="float" office:value="1E-015" calcext:value-type="float">
            <text:p>1E-15</text:p>
          </table:table-cell>
          <table:table-cell table:formula="of:=[.$M4]*10^-[.G$3]" office:value-type="float" office:value="0.000000000001" calcext:value-type="float">
            <text:p>1E-12</text:p>
          </table:table-cell>
          <table:table-cell table:formula="of:=[.$M4]*10^-[.H$3]" office:value-type="float" office:value="0.000000001" calcext:value-type="float">
            <text:p>0,000000001</text:p>
          </table:table-cell>
          <table:table-cell table:formula="of:=[.$M4]*10^-[.I$3]" office:value-type="float" office:value="0.000001" calcext:value-type="float">
            <text:p>0,000001</text:p>
          </table:table-cell>
          <table:table-cell table:formula="of:=[.$M4]*10^-[.J$3]" office:value-type="float" office:value="0.001" calcext:value-type="float">
            <text:p>0,001</text:p>
          </table:table-cell>
          <table:table-cell table:formula="of:=[.$M4]*10^-[.K$3]" office:value-type="float" office:value="0.01" calcext:value-type="float">
            <text:p>0,01</text:p>
          </table:table-cell>
          <table:table-cell table:formula="of:=[.$M4]*10^-[.L$3]" office:value-type="float" office:value="0.1" calcext:value-type="float">
            <text:p>0,1</text:p>
          </table:table-cell>
          <table:table-cell table:style-name="ce20" office:value-type="float" office:value="1" calcext:value-type="float">
            <text:p>1</text:p>
          </table:table-cell>
          <table:table-cell table:formula="of:=[.$M4]*10^-[.N$3]" office:value-type="float" office:value="10" calcext:value-type="float">
            <text:p>10</text:p>
          </table:table-cell>
          <table:table-cell table:formula="of:=[.$M4]*10^-[.O$3]" office:value-type="float" office:value="100" calcext:value-type="float">
            <text:p>100</text:p>
          </table:table-cell>
          <table:table-cell table:formula="of:=[.$M4]*10^-[.P$3]" office:value-type="float" office:value="1000" calcext:value-type="float">
            <text:p>1000</text:p>
          </table:table-cell>
          <table:table-cell table:formula="of:=[.$M4]*10^-[.Q$3]" office:value-type="float" office:value="1000000" calcext:value-type="float">
            <text:p>1000000</text:p>
          </table:table-cell>
          <table:table-cell table:formula="of:=[.$M4]*10^-[.R$3]" office:value-type="float" office:value="1000000000" calcext:value-type="float">
            <text:p>1000000000</text:p>
          </table:table-cell>
          <table:table-cell table:formula="of:=[.$M4]*10^-[.S$3]" office:value-type="float" office:value="1000000000000" calcext:value-type="float">
            <text:p>1000000000000</text:p>
          </table:table-cell>
          <table:table-cell table:formula="of:=[.$M4]*10^-[.T$3]" office:value-type="float" office:value="1000000000000000" calcext:value-type="float">
            <text:p>1000000000000000</text:p>
          </table:table-cell>
          <table:table-cell table:formula="of:=[.$M4]*10^-[.U$3]" office:value-type="float" office:value="1E+018" calcext:value-type="float">
            <text:p>1E+018</text:p>
          </table:table-cell>
          <table:table-cell table:formula="of:=[.$M4]*10^-[.V$3]" office:value-type="float" office:value="1E+021" calcext:value-type="float">
            <text:p>1E+021</text:p>
          </table:table-cell>
          <table:table-cell table:formula="of:=[.$M4]*10^-[.W$3]" office:value-type="float" office:value="1E+024" calcext:value-type="float">
            <text:p>1E+024</text:p>
          </table:table-cell>
        </table:table-row>
        <table:table-row table:style-name="ro1">
          <table:table-cell table:style-name="ce33" office:value-type="string" calcext:value-type="string">
            <text:p>particle</text:p>
          </table:table-cell>
          <table:table-cell table:style-name="ce33" office:value-type="string" calcext:value-type="string">
            <text:p>part</text:p>
          </table:table-cell>
          <table:table-cell table:formula="of:=[.$M5]*10^-[.C$3]" office:value-type="float" office:value="0.602214076" calcext:value-type="float">
            <text:p>0,602214076</text:p>
          </table:table-cell>
          <table:table-cell table:formula="of:=[.$M5]*10^-[.D$3]" office:value-type="float" office:value="602.214076" calcext:value-type="float">
            <text:p>602,214076</text:p>
          </table:table-cell>
          <table:table-cell table:formula="of:=[.$M5]*10^-[.E$3]" office:value-type="float" office:value="602214.076" calcext:value-type="float">
            <text:p>602214,076</text:p>
          </table:table-cell>
          <table:table-cell table:formula="of:=[.$M5]*10^-[.F$3]" office:value-type="float" office:value="602214076" calcext:value-type="float">
            <text:p>602214076</text:p>
          </table:table-cell>
          <table:table-cell table:formula="of:=[.$M5]*10^-[.G$3]" office:value-type="float" office:value="602214076000" calcext:value-type="float">
            <text:p>602214076000</text:p>
          </table:table-cell>
          <table:table-cell table:formula="of:=[.$M5]*10^-[.H$3]" office:value-type="float" office:value="602214076000000" calcext:value-type="float">
            <text:p>602214076000000</text:p>
          </table:table-cell>
          <table:table-cell table:formula="of:=[.$M5]*10^-[.I$3]" office:value-type="float" office:value="6.02214076E+017" calcext:value-type="float">
            <text:p>6,02214076E+017</text:p>
          </table:table-cell>
          <table:table-cell table:formula="of:=[.$M5]*10^-[.J$3]" office:value-type="float" office:value="6.02214076E+020" calcext:value-type="float">
            <text:p>6,02214076E+020</text:p>
          </table:table-cell>
          <table:table-cell table:formula="of:=[.$M5]*10^-[.K$3]" office:value-type="float" office:value="6.02214076E+021" calcext:value-type="float">
            <text:p>6,02214076E+021</text:p>
          </table:table-cell>
          <table:table-cell table:formula="of:=[.$M5]*10^-[.L$3]" office:value-type="float" office:value="6.02214076E+022" calcext:value-type="float">
            <text:p>6,02214076E+022</text:p>
          </table:table-cell>
          <table:table-cell table:style-name="ce35" office:value-type="float" office:value="6.02214076E+023" calcext:value-type="float">
            <text:p>6,02E+23</text:p>
          </table:table-cell>
          <table:table-cell table:formula="of:=[.$M5]*10^-[.N$3]" office:value-type="float" office:value="6.02214076E+024" calcext:value-type="float">
            <text:p>6,02214076E+024</text:p>
          </table:table-cell>
          <table:table-cell table:formula="of:=[.$M5]*10^-[.O$3]" office:value-type="float" office:value="6.02214076E+025" calcext:value-type="float">
            <text:p>6,02214076E+025</text:p>
          </table:table-cell>
          <table:table-cell table:formula="of:=[.$M5]*10^-[.P$3]" office:value-type="float" office:value="6.02214076E+026" calcext:value-type="float">
            <text:p>6,02214076E+026</text:p>
          </table:table-cell>
          <table:table-cell table:formula="of:=[.$M5]*10^-[.Q$3]" office:value-type="float" office:value="6.02214076E+029" calcext:value-type="float">
            <text:p>6,02214076E+029</text:p>
          </table:table-cell>
          <table:table-cell table:formula="of:=[.$M5]*10^-[.R$3]" office:value-type="float" office:value="6.02214076E+032" calcext:value-type="float">
            <text:p>6,02214076E+032</text:p>
          </table:table-cell>
          <table:table-cell table:formula="of:=[.$M5]*10^-[.S$3]" office:value-type="float" office:value="6.02214076E+035" calcext:value-type="float">
            <text:p>6,02214076E+035</text:p>
          </table:table-cell>
          <table:table-cell table:formula="of:=[.$M5]*10^-[.T$3]" office:value-type="float" office:value="6.02214076E+038" calcext:value-type="float">
            <text:p>6,02214076E+038</text:p>
          </table:table-cell>
          <table:table-cell table:formula="of:=[.$M5]*10^-[.U$3]" office:value-type="float" office:value="6.02214076E+041" calcext:value-type="float">
            <text:p>6,02214076E+041</text:p>
          </table:table-cell>
          <table:table-cell table:formula="of:=[.$M5]*10^-[.V$3]" office:value-type="float" office:value="6.02214076E+044" calcext:value-type="float">
            <text:p>6,02214076E+044</text:p>
          </table:table-cell>
          <table:table-cell table:formula="of:=[.$M5]*10^-[.W$3]" office:value-type="float" office:value="6.02214076E+047" calcext:value-type="float">
            <text:p>6,02214076E+047</text:p>
          </table:table-cell>
        </table:table-row>
      </table:table>
      <table:table table:name="Temperature" table:style-name="ta1">
        <table:table-column table:style-name="co1" table:number-columns-repeated="2" table:default-cell-style-name="Default"/>
        <table:table-column table:style-name="co1" table:number-columns-repeated="21" table:default-cell-style-name="ce16"/>
        <table:table-row table:style-name="ro1">
          <table:table-cell table:number-columns-repeated="2"/>
          <table:table-cell office:value-type="string" calcext:value-type="string">
            <text:p>yotta</text:p>
          </table:table-cell>
          <table:table-cell office:value-type="string" calcext:value-type="string">
            <text:p>zetta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peta</text:p>
          </table:table-cell>
          <table:table-cell office:value-type="string" calcext:value-type="string">
            <text:p>tera</text:p>
          </table:table-cell>
          <table:table-cell office:value-type="string" calcext:value-type="string">
            <text:p>giga</text:p>
          </table:table-cell>
          <table:table-cell office:value-type="string" calcext:value-type="string">
            <text:p>mega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hecto</text:p>
          </table:table-cell>
          <table:table-cell office:value-type="string" calcext:value-type="string">
            <text:p>deca</text:p>
          </table:table-cell>
          <table:table-cell/>
          <table:table-cell office:value-type="string" calcext:value-type="string">
            <text:p>deci</text:p>
          </table:table-cell>
          <table:table-cell office:value-type="string" calcext:value-type="string">
            <text:p>centi</text:p>
          </table:table-cell>
          <table:table-cell office:value-type="string" calcext:value-type="string">
            <text:p>mili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femto</text:p>
          </table:table-cell>
          <table:table-cell office:value-type="string" calcext:value-type="string">
            <text:p>atto</text:p>
          </table:table-cell>
          <table:table-cell office:value-type="string" calcext:value-type="string">
            <text:p>zepto</text:p>
          </table:table-cell>
          <table:table-cell office:value-type="string" calcext:value-type="string">
            <text:p>yocto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3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table:style-name="ce30" office:value-type="string" calcext:value-type="string">
            <text:p>°Kelvin</text:p>
          </table:table-cell>
          <table:table-cell table:style-name="ce30" office:value-type="string" calcext:value-type="string">
            <text:p>K</text:p>
          </table:table-cell>
          <table:table-cell table:style-name="ce19" table:formula="of:=[.$M4]*10^-[.C$3]" office:value-type="float" office:value="1E-024" calcext:value-type="float">
            <text:p>1E-24</text:p>
          </table:table-cell>
          <table:table-cell table:style-name="ce19" table:formula="of:=[.$M4]*10^-[.D$3]" office:value-type="float" office:value="1E-021" calcext:value-type="float">
            <text:p>1E-21</text:p>
          </table:table-cell>
          <table:table-cell table:style-name="ce19" table:formula="of:=[.$M4]*10^-[.E$3]" office:value-type="float" office:value="1E-018" calcext:value-type="float">
            <text:p>1E-18</text:p>
          </table:table-cell>
          <table:table-cell table:style-name="ce19" table:formula="of:=[.$M4]*10^-[.F$3]" office:value-type="float" office:value="1E-015" calcext:value-type="float">
            <text:p>1E-15</text:p>
          </table:table-cell>
          <table:table-cell table:style-name="ce19" table:formula="of:=[.$M4]*10^-[.G$3]" office:value-type="float" office:value="0.000000000001" calcext:value-type="float">
            <text:p>1E-12</text:p>
          </table:table-cell>
          <table:table-cell table:style-name="ce19" table:formula="of:=[.$M4]*10^-[.H$3]" office:value-type="float" office:value="0.000000001" calcext:value-type="float">
            <text:p>0,000000001</text:p>
          </table:table-cell>
          <table:table-cell table:style-name="ce19" table:formula="of:=[.$M4]*10^-[.I$3]" office:value-type="float" office:value="0.000001" calcext:value-type="float">
            <text:p>0,000001</text:p>
          </table:table-cell>
          <table:table-cell table:style-name="ce19" table:formula="of:=[.$M4]*10^-[.J$3]" office:value-type="float" office:value="0.001" calcext:value-type="float">
            <text:p>0,001</text:p>
          </table:table-cell>
          <table:table-cell table:style-name="ce19" table:formula="of:=[.$M4]*10^-[.K$3]" office:value-type="float" office:value="0.01" calcext:value-type="float">
            <text:p>0,01</text:p>
          </table:table-cell>
          <table:table-cell table:style-name="ce19" table:formula="of:=[.$M4]*10^-[.L$3]" office:value-type="float" office:value="0.1" calcext:value-type="float">
            <text:p>0,1</text:p>
          </table:table-cell>
          <table:table-cell table:style-name="ce20" office:value-type="float" office:value="1" calcext:value-type="float">
            <text:p>1</text:p>
          </table:table-cell>
          <table:table-cell table:style-name="ce19" table:formula="of:=[.$M4]*10^-[.N$3]" office:value-type="float" office:value="10" calcext:value-type="float">
            <text:p>10</text:p>
          </table:table-cell>
          <table:table-cell table:style-name="ce19" table:formula="of:=[.$M4]*10^-[.O$3]" office:value-type="float" office:value="100" calcext:value-type="float">
            <text:p>100</text:p>
          </table:table-cell>
          <table:table-cell table:style-name="ce19" table:formula="of:=[.$M4]*10^-[.P$3]" office:value-type="float" office:value="1000" calcext:value-type="float">
            <text:p>1000</text:p>
          </table:table-cell>
          <table:table-cell table:style-name="ce19" table:formula="of:=[.$M4]*10^-[.Q$3]" office:value-type="float" office:value="1000000" calcext:value-type="float">
            <text:p>1000000</text:p>
          </table:table-cell>
          <table:table-cell table:style-name="ce19" table:formula="of:=[.$M4]*10^-[.R$3]" office:value-type="float" office:value="1000000000" calcext:value-type="float">
            <text:p>1000000000</text:p>
          </table:table-cell>
          <table:table-cell table:style-name="ce19" table:formula="of:=[.$M4]*10^-[.S$3]" office:value-type="float" office:value="1000000000000" calcext:value-type="float">
            <text:p>1000000000000</text:p>
          </table:table-cell>
          <table:table-cell table:style-name="ce19" table:formula="of:=[.$M4]*10^-[.T$3]" office:value-type="float" office:value="1000000000000000" calcext:value-type="float">
            <text:p>1000000000000000</text:p>
          </table:table-cell>
          <table:table-cell table:style-name="ce19" table:formula="of:=[.$M4]*10^-[.U$3]" office:value-type="float" office:value="1E+018" calcext:value-type="float">
            <text:p>1E+018</text:p>
          </table:table-cell>
          <table:table-cell table:style-name="ce19" table:formula="of:=[.$M4]*10^-[.V$3]" office:value-type="float" office:value="1E+021" calcext:value-type="float">
            <text:p>1E+021</text:p>
          </table:table-cell>
          <table:table-cell table:style-name="ce19" table:formula="of:=[.$M4]*10^-[.W$3]" office:value-type="float" office:value="1E+024" calcext:value-type="float">
            <text:p>1E+024</text:p>
          </table:table-cell>
        </table:table-row>
      </table:table>
      <table:table table:name="ElectricCurrent" table:style-name="ta1">
        <table:table-column table:style-name="co1" table:number-columns-repeated="2" table:default-cell-style-name="Default"/>
        <table:table-column table:style-name="co1" table:number-columns-repeated="21" table:default-cell-style-name="ce16"/>
        <table:table-row table:style-name="ro1">
          <table:table-cell table:number-columns-repeated="2"/>
          <table:table-cell office:value-type="string" calcext:value-type="string">
            <text:p>yotta</text:p>
          </table:table-cell>
          <table:table-cell office:value-type="string" calcext:value-type="string">
            <text:p>zetta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peta</text:p>
          </table:table-cell>
          <table:table-cell office:value-type="string" calcext:value-type="string">
            <text:p>tera</text:p>
          </table:table-cell>
          <table:table-cell office:value-type="string" calcext:value-type="string">
            <text:p>giga</text:p>
          </table:table-cell>
          <table:table-cell office:value-type="string" calcext:value-type="string">
            <text:p>mega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hecto</text:p>
          </table:table-cell>
          <table:table-cell office:value-type="string" calcext:value-type="string">
            <text:p>deca</text:p>
          </table:table-cell>
          <table:table-cell/>
          <table:table-cell office:value-type="string" calcext:value-type="string">
            <text:p>deci</text:p>
          </table:table-cell>
          <table:table-cell office:value-type="string" calcext:value-type="string">
            <text:p>centi</text:p>
          </table:table-cell>
          <table:table-cell office:value-type="string" calcext:value-type="string">
            <text:p>mili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femto</text:p>
          </table:table-cell>
          <table:table-cell office:value-type="string" calcext:value-type="string">
            <text:p>atto</text:p>
          </table:table-cell>
          <table:table-cell office:value-type="string" calcext:value-type="string">
            <text:p>zepto</text:p>
          </table:table-cell>
          <table:table-cell office:value-type="string" calcext:value-type="string">
            <text:p>yocto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3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table:style-name="ce30" office:value-type="string" calcext:value-type="string">
            <text:p>Ampere</text:p>
          </table:table-cell>
          <table:table-cell table:style-name="ce30" office:value-type="string" calcext:value-type="string">
            <text:p>A</text:p>
          </table:table-cell>
          <table:table-cell table:style-name="ce19" table:formula="of:=[.$M4]*10^-[.C$3]" office:value-type="float" office:value="1E-024" calcext:value-type="float">
            <text:p>1E-24</text:p>
          </table:table-cell>
          <table:table-cell table:style-name="ce19" table:formula="of:=[.$M4]*10^-[.D$3]" office:value-type="float" office:value="1E-021" calcext:value-type="float">
            <text:p>1E-21</text:p>
          </table:table-cell>
          <table:table-cell table:style-name="ce19" table:formula="of:=[.$M4]*10^-[.E$3]" office:value-type="float" office:value="1E-018" calcext:value-type="float">
            <text:p>1E-18</text:p>
          </table:table-cell>
          <table:table-cell table:style-name="ce19" table:formula="of:=[.$M4]*10^-[.F$3]" office:value-type="float" office:value="1E-015" calcext:value-type="float">
            <text:p>1E-15</text:p>
          </table:table-cell>
          <table:table-cell table:style-name="ce19" table:formula="of:=[.$M4]*10^-[.G$3]" office:value-type="float" office:value="0.000000000001" calcext:value-type="float">
            <text:p>1E-12</text:p>
          </table:table-cell>
          <table:table-cell table:style-name="ce19" table:formula="of:=[.$M4]*10^-[.H$3]" office:value-type="float" office:value="0.000000001" calcext:value-type="float">
            <text:p>0,000000001</text:p>
          </table:table-cell>
          <table:table-cell table:style-name="ce19" table:formula="of:=[.$M4]*10^-[.I$3]" office:value-type="float" office:value="0.000001" calcext:value-type="float">
            <text:p>0,000001</text:p>
          </table:table-cell>
          <table:table-cell table:style-name="ce19" table:formula="of:=[.$M4]*10^-[.J$3]" office:value-type="float" office:value="0.001" calcext:value-type="float">
            <text:p>0,001</text:p>
          </table:table-cell>
          <table:table-cell table:style-name="ce19" table:formula="of:=[.$M4]*10^-[.K$3]" office:value-type="float" office:value="0.01" calcext:value-type="float">
            <text:p>0,01</text:p>
          </table:table-cell>
          <table:table-cell table:style-name="ce19" table:formula="of:=[.$M4]*10^-[.L$3]" office:value-type="float" office:value="0.1" calcext:value-type="float">
            <text:p>0,1</text:p>
          </table:table-cell>
          <table:table-cell table:style-name="ce20" office:value-type="float" office:value="1" calcext:value-type="float">
            <text:p>1</text:p>
          </table:table-cell>
          <table:table-cell table:style-name="ce19" table:formula="of:=[.$M4]*10^-[.N$3]" office:value-type="float" office:value="10" calcext:value-type="float">
            <text:p>10</text:p>
          </table:table-cell>
          <table:table-cell table:style-name="ce19" table:formula="of:=[.$M4]*10^-[.O$3]" office:value-type="float" office:value="100" calcext:value-type="float">
            <text:p>100</text:p>
          </table:table-cell>
          <table:table-cell table:style-name="ce19" table:formula="of:=[.$M4]*10^-[.P$3]" office:value-type="float" office:value="1000" calcext:value-type="float">
            <text:p>1000</text:p>
          </table:table-cell>
          <table:table-cell table:style-name="ce19" table:formula="of:=[.$M4]*10^-[.Q$3]" office:value-type="float" office:value="1000000" calcext:value-type="float">
            <text:p>1000000</text:p>
          </table:table-cell>
          <table:table-cell table:style-name="ce19" table:formula="of:=[.$M4]*10^-[.R$3]" office:value-type="float" office:value="1000000000" calcext:value-type="float">
            <text:p>1000000000</text:p>
          </table:table-cell>
          <table:table-cell table:style-name="ce19" table:formula="of:=[.$M4]*10^-[.S$3]" office:value-type="float" office:value="1000000000000" calcext:value-type="float">
            <text:p>1000000000000</text:p>
          </table:table-cell>
          <table:table-cell table:style-name="ce19" table:formula="of:=[.$M4]*10^-[.T$3]" office:value-type="float" office:value="1000000000000000" calcext:value-type="float">
            <text:p>1000000000000000</text:p>
          </table:table-cell>
          <table:table-cell table:style-name="ce19" table:formula="of:=[.$M4]*10^-[.U$3]" office:value-type="float" office:value="1E+018" calcext:value-type="float">
            <text:p>1E+018</text:p>
          </table:table-cell>
          <table:table-cell table:style-name="ce19" table:formula="of:=[.$M4]*10^-[.V$3]" office:value-type="float" office:value="1E+021" calcext:value-type="float">
            <text:p>1E+021</text:p>
          </table:table-cell>
          <table:table-cell table:style-name="ce19" table:formula="of:=[.$M4]*10^-[.W$3]" office:value-type="float" office:value="1E+024" calcext:value-type="float">
            <text:p>1E+024</text:p>
          </table:table-cell>
        </table:table-row>
      </table:table>
      <table:table table:name="LightIntensity" table:style-name="ta1">
        <table:table-column table:style-name="co1" table:number-columns-repeated="2" table:default-cell-style-name="Default"/>
        <table:table-column table:style-name="co1" table:number-columns-repeated="21" table:default-cell-style-name="ce16"/>
        <table:table-row table:style-name="ro1">
          <table:table-cell table:number-columns-repeated="2"/>
          <table:table-cell office:value-type="string" calcext:value-type="string">
            <text:p>yotta</text:p>
          </table:table-cell>
          <table:table-cell office:value-type="string" calcext:value-type="string">
            <text:p>zetta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peta</text:p>
          </table:table-cell>
          <table:table-cell office:value-type="string" calcext:value-type="string">
            <text:p>tera</text:p>
          </table:table-cell>
          <table:table-cell office:value-type="string" calcext:value-type="string">
            <text:p>giga</text:p>
          </table:table-cell>
          <table:table-cell office:value-type="string" calcext:value-type="string">
            <text:p>mega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hecto</text:p>
          </table:table-cell>
          <table:table-cell office:value-type="string" calcext:value-type="string">
            <text:p>deca</text:p>
          </table:table-cell>
          <table:table-cell/>
          <table:table-cell office:value-type="string" calcext:value-type="string">
            <text:p>deci</text:p>
          </table:table-cell>
          <table:table-cell office:value-type="string" calcext:value-type="string">
            <text:p>centi</text:p>
          </table:table-cell>
          <table:table-cell office:value-type="string" calcext:value-type="string">
            <text:p>mili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femto</text:p>
          </table:table-cell>
          <table:table-cell office:value-type="string" calcext:value-type="string">
            <text:p>atto</text:p>
          </table:table-cell>
          <table:table-cell office:value-type="string" calcext:value-type="string">
            <text:p>zepto</text:p>
          </table:table-cell>
          <table:table-cell office:value-type="string" calcext:value-type="string">
            <text:p>yocto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3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table:style-name="ce30" office:value-type="string" calcext:value-type="string">
            <text:p>candela</text:p>
          </table:table-cell>
          <table:table-cell table:style-name="ce30" office:value-type="string" calcext:value-type="string">
            <text:p>c</text:p>
          </table:table-cell>
          <table:table-cell table:style-name="ce19" table:formula="of:=[.$M4]*10^-[.C$3]" office:value-type="float" office:value="1E-024" calcext:value-type="float">
            <text:p>1E-24</text:p>
          </table:table-cell>
          <table:table-cell table:style-name="ce19" table:formula="of:=[.$M4]*10^-[.D$3]" office:value-type="float" office:value="1E-021" calcext:value-type="float">
            <text:p>1E-21</text:p>
          </table:table-cell>
          <table:table-cell table:style-name="ce19" table:formula="of:=[.$M4]*10^-[.E$3]" office:value-type="float" office:value="1E-018" calcext:value-type="float">
            <text:p>1E-18</text:p>
          </table:table-cell>
          <table:table-cell table:style-name="ce19" table:formula="of:=[.$M4]*10^-[.F$3]" office:value-type="float" office:value="1E-015" calcext:value-type="float">
            <text:p>1E-15</text:p>
          </table:table-cell>
          <table:table-cell table:style-name="ce19" table:formula="of:=[.$M4]*10^-[.G$3]" office:value-type="float" office:value="0.000000000001" calcext:value-type="float">
            <text:p>1E-12</text:p>
          </table:table-cell>
          <table:table-cell table:style-name="ce19" table:formula="of:=[.$M4]*10^-[.H$3]" office:value-type="float" office:value="0.000000001" calcext:value-type="float">
            <text:p>0,000000001</text:p>
          </table:table-cell>
          <table:table-cell table:style-name="ce19" table:formula="of:=[.$M4]*10^-[.I$3]" office:value-type="float" office:value="0.000001" calcext:value-type="float">
            <text:p>0,000001</text:p>
          </table:table-cell>
          <table:table-cell table:style-name="ce19" table:formula="of:=[.$M4]*10^-[.J$3]" office:value-type="float" office:value="0.001" calcext:value-type="float">
            <text:p>0,001</text:p>
          </table:table-cell>
          <table:table-cell table:style-name="ce19" table:formula="of:=[.$M4]*10^-[.K$3]" office:value-type="float" office:value="0.01" calcext:value-type="float">
            <text:p>0,01</text:p>
          </table:table-cell>
          <table:table-cell table:style-name="ce19" table:formula="of:=[.$M4]*10^-[.L$3]" office:value-type="float" office:value="0.1" calcext:value-type="float">
            <text:p>0,1</text:p>
          </table:table-cell>
          <table:table-cell table:style-name="ce20" office:value-type="float" office:value="1" calcext:value-type="float">
            <text:p>1</text:p>
          </table:table-cell>
          <table:table-cell table:style-name="ce19" table:formula="of:=[.$M4]*10^-[.N$3]" office:value-type="float" office:value="10" calcext:value-type="float">
            <text:p>10</text:p>
          </table:table-cell>
          <table:table-cell table:style-name="ce19" table:formula="of:=[.$M4]*10^-[.O$3]" office:value-type="float" office:value="100" calcext:value-type="float">
            <text:p>100</text:p>
          </table:table-cell>
          <table:table-cell table:style-name="ce19" table:formula="of:=[.$M4]*10^-[.P$3]" office:value-type="float" office:value="1000" calcext:value-type="float">
            <text:p>1000</text:p>
          </table:table-cell>
          <table:table-cell table:style-name="ce19" table:formula="of:=[.$M4]*10^-[.Q$3]" office:value-type="float" office:value="1000000" calcext:value-type="float">
            <text:p>1000000</text:p>
          </table:table-cell>
          <table:table-cell table:style-name="ce19" table:formula="of:=[.$M4]*10^-[.R$3]" office:value-type="float" office:value="1000000000" calcext:value-type="float">
            <text:p>1000000000</text:p>
          </table:table-cell>
          <table:table-cell table:style-name="ce19" table:formula="of:=[.$M4]*10^-[.S$3]" office:value-type="float" office:value="1000000000000" calcext:value-type="float">
            <text:p>1000000000000</text:p>
          </table:table-cell>
          <table:table-cell table:style-name="ce19" table:formula="of:=[.$M4]*10^-[.T$3]" office:value-type="float" office:value="1000000000000000" calcext:value-type="float">
            <text:p>1000000000000000</text:p>
          </table:table-cell>
          <table:table-cell table:style-name="ce19" table:formula="of:=[.$M4]*10^-[.U$3]" office:value-type="float" office:value="1E+018" calcext:value-type="float">
            <text:p>1E+018</text:p>
          </table:table-cell>
          <table:table-cell table:style-name="ce19" table:formula="of:=[.$M4]*10^-[.V$3]" office:value-type="float" office:value="1E+021" calcext:value-type="float">
            <text:p>1E+021</text:p>
          </table:table-cell>
          <table:table-cell table:style-name="ce19" table:formula="of:=[.$M4]*10^-[.W$3]" office:value-type="float" office:value="1E+024" calcext:value-type="float">
            <text:p>1E+024</text:p>
          </table:table-cell>
        </table:table-row>
      </table:table>
      <table:table table:name="Pressure" table:style-name="ta1">
        <table:table-column table:style-name="co1" table:default-cell-style-name="ce14"/>
        <table:table-column table:style-name="co1" table:default-cell-style-name="ce15"/>
        <table:table-column table:style-name="co1" table:number-columns-repeated="10" table:default-cell-style-name="ce19"/>
        <table:table-column table:style-name="co1" table:default-cell-style-name="ce20"/>
        <table:table-column table:style-name="co1" table:number-columns-repeated="10" table:default-cell-style-name="ce19"/>
        <table:table-row table:style-name="ro1">
          <table:table-cell table:style-name="Default" table:number-columns-repeated="2"/>
          <table:table-cell table:style-name="ce16" office:value-type="string" calcext:value-type="string">
            <text:p>yotta</text:p>
          </table:table-cell>
          <table:table-cell table:style-name="ce16" office:value-type="string" calcext:value-type="string">
            <text:p>zetta</text:p>
          </table:table-cell>
          <table:table-cell table:style-name="ce16" office:value-type="string" calcext:value-type="string">
            <text:p>exa</text:p>
          </table:table-cell>
          <table:table-cell table:style-name="ce16" office:value-type="string" calcext:value-type="string">
            <text:p>peta</text:p>
          </table:table-cell>
          <table:table-cell table:style-name="ce16" office:value-type="string" calcext:value-type="string">
            <text:p>tera</text:p>
          </table:table-cell>
          <table:table-cell table:style-name="ce16" office:value-type="string" calcext:value-type="string">
            <text:p>giga</text:p>
          </table:table-cell>
          <table:table-cell table:style-name="ce16" office:value-type="string" calcext:value-type="string">
            <text:p>mega</text:p>
          </table:table-cell>
          <table:table-cell table:style-name="ce16" office:value-type="string" calcext:value-type="string">
            <text:p>kilo</text:p>
          </table:table-cell>
          <table:table-cell table:style-name="ce16" office:value-type="string" calcext:value-type="string">
            <text:p>hecto</text:p>
          </table:table-cell>
          <table:table-cell table:style-name="ce16" office:value-type="string" calcext:value-type="string">
            <text:p>deca</text:p>
          </table:table-cell>
          <table:table-cell table:style-name="ce16"/>
          <table:table-cell table:style-name="ce16" office:value-type="string" calcext:value-type="string">
            <text:p>deci</text:p>
          </table:table-cell>
          <table:table-cell table:style-name="ce16" office:value-type="string" calcext:value-type="string">
            <text:p>centi</text:p>
          </table:table-cell>
          <table:table-cell table:style-name="ce16" office:value-type="string" calcext:value-type="string">
            <text:p>mili</text:p>
          </table:table-cell>
          <table:table-cell table:style-name="ce16" office:value-type="string" calcext:value-type="string">
            <text:p>micro</text:p>
          </table:table-cell>
          <table:table-cell table:style-name="ce16" office:value-type="string" calcext:value-type="string">
            <text:p>nano</text:p>
          </table:table-cell>
          <table:table-cell table:style-name="ce16" office:value-type="string" calcext:value-type="string">
            <text:p>pico</text:p>
          </table:table-cell>
          <table:table-cell table:style-name="ce16" office:value-type="string" calcext:value-type="string">
            <text:p>femto</text:p>
          </table:table-cell>
          <table:table-cell table:style-name="ce16" office:value-type="string" calcext:value-type="string">
            <text:p>atto</text:p>
          </table:table-cell>
          <table:table-cell table:style-name="ce16" office:value-type="string" calcext:value-type="string">
            <text:p>zepto</text:p>
          </table:table-cell>
          <table:table-cell table:style-name="ce16" office:value-type="string" calcext:value-type="string">
            <text:p>yocto</text:p>
          </table:table-cell>
        </table:table-row>
        <table:table-row table:style-name="ro1">
          <table:table-cell table:style-name="Default"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3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style-name="Default"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pascal</text:p>
          </table:table-cell>
          <table:table-cell office:value-type="string" calcext:value-type="string">
            <text:p>Pa</text:p>
          </table:table-cell>
          <table:table-cell table:formula="of:=[.$M4]*10^-[.C$3]" office:value-type="float" office:value="1E-027" calcext:value-type="float">
            <text:p>1E-27</text:p>
          </table:table-cell>
          <table:table-cell table:formula="of:=[.$M4]*10^-[.D$3]" office:value-type="float" office:value="1E-024" calcext:value-type="float">
            <text:p>1E-24</text:p>
          </table:table-cell>
          <table:table-cell table:formula="of:=[.$M4]*10^-[.E$3]" office:value-type="float" office:value="1E-021" calcext:value-type="float">
            <text:p>1E-21</text:p>
          </table:table-cell>
          <table:table-cell table:formula="of:=[.$M4]*10^-[.F$3]" office:value-type="float" office:value="1E-018" calcext:value-type="float">
            <text:p>1E-18</text:p>
          </table:table-cell>
          <table:table-cell table:formula="of:=[.$M4]*10^-[.G$3]" office:value-type="float" office:value="1E-015" calcext:value-type="float">
            <text:p>1E-15</text:p>
          </table:table-cell>
          <table:table-cell table:formula="of:=[.$M4]*10^-[.H$3]" office:value-type="float" office:value="0.000000000001" calcext:value-type="float">
            <text:p>1E-12</text:p>
          </table:table-cell>
          <table:table-cell table:formula="of:=[.$M4]*10^-[.I$3]" office:value-type="float" office:value="0.000000001" calcext:value-type="float">
            <text:p>0,000000001</text:p>
          </table:table-cell>
          <table:table-cell table:formula="of:=[.$M4]*10^-[.J$3]" office:value-type="float" office:value="0.000001" calcext:value-type="float">
            <text:p>0,000001</text:p>
          </table:table-cell>
          <table:table-cell table:formula="of:=[.$M4]*10^-[.K$3]" office:value-type="float" office:value="0.00001" calcext:value-type="float">
            <text:p>0,00001</text:p>
          </table:table-cell>
          <table:table-cell table:formula="of:=[.$M4]*10^-[.L$3]" office:value-type="float" office:value="0.0001" calcext:value-type="float">
            <text:p>0,0001</text:p>
          </table:table-cell>
          <table:table-cell office:value-type="float" office:value="0.001" calcext:value-type="float">
            <text:p>0,001</text:p>
          </table:table-cell>
          <table:table-cell table:formula="of:=[.$M4]*10^-[.N$3]" office:value-type="float" office:value="0.01" calcext:value-type="float">
            <text:p>0,01</text:p>
          </table:table-cell>
          <table:table-cell table:formula="of:=[.$M4]*10^-[.O$3]" office:value-type="float" office:value="0.1" calcext:value-type="float">
            <text:p>0,1</text:p>
          </table:table-cell>
          <table:table-cell table:formula="of:=[.$M4]*10^-[.P$3]" office:value-type="float" office:value="1" calcext:value-type="float">
            <text:p>1</text:p>
          </table:table-cell>
          <table:table-cell table:formula="of:=[.$M4]*10^-[.Q$3]" office:value-type="float" office:value="1000" calcext:value-type="float">
            <text:p>1000</text:p>
          </table:table-cell>
          <table:table-cell table:formula="of:=[.$M4]*10^-[.R$3]" office:value-type="float" office:value="1000000" calcext:value-type="float">
            <text:p>1000000</text:p>
          </table:table-cell>
          <table:table-cell table:formula="of:=[.$M4]*10^-[.S$3]" office:value-type="float" office:value="1000000000" calcext:value-type="float">
            <text:p>1000000000</text:p>
          </table:table-cell>
          <table:table-cell table:formula="of:=[.$M4]*10^-[.T$3]" office:value-type="float" office:value="1000000000000" calcext:value-type="float">
            <text:p>1000000000000</text:p>
          </table:table-cell>
          <table:table-cell table:formula="of:=[.$M4]*10^-[.U$3]" office:value-type="float" office:value="1000000000000000" calcext:value-type="float">
            <text:p>1000000000000000</text:p>
          </table:table-cell>
          <table:table-cell table:formula="of:=[.$M4]*10^-[.V$3]" office:value-type="float" office:value="1E+018" calcext:value-type="float">
            <text:p>1E+018</text:p>
          </table:table-cell>
          <table:table-cell table:formula="of:=[.$M4]*10^-[.W$3]" office:value-type="float" office:value="1E+021" calcext:value-type="float">
            <text:p>1E+021</text:p>
          </table:table-cell>
        </table:table-row>
        <table:table-row table:style-name="ro1">
          <table:table-cell table:number-columns-repeated="2" office:value-type="string" calcext:value-type="string">
            <text:p>bar</text:p>
          </table:table-cell>
          <table:table-cell table:formula="of:=[.$M5]*10^-[.C$3]" office:value-type="float" office:value="1E-032" calcext:value-type="float">
            <text:p>1E-32</text:p>
          </table:table-cell>
          <table:table-cell table:formula="of:=[.$M5]*10^-[.D$3]" office:value-type="float" office:value="1E-029" calcext:value-type="float">
            <text:p>1E-29</text:p>
          </table:table-cell>
          <table:table-cell table:formula="of:=[.$M5]*10^-[.E$3]" office:value-type="float" office:value="1E-026" calcext:value-type="float">
            <text:p>1E-26</text:p>
          </table:table-cell>
          <table:table-cell table:formula="of:=[.$M5]*10^-[.F$3]" office:value-type="float" office:value="1E-023" calcext:value-type="float">
            <text:p>1E-23</text:p>
          </table:table-cell>
          <table:table-cell table:formula="of:=[.$M5]*10^-[.G$3]" office:value-type="float" office:value="1E-020" calcext:value-type="float">
            <text:p>1E-20</text:p>
          </table:table-cell>
          <table:table-cell table:formula="of:=[.$M5]*10^-[.H$3]" office:value-type="float" office:value="1E-017" calcext:value-type="float">
            <text:p>1E-17</text:p>
          </table:table-cell>
          <table:table-cell table:formula="of:=[.$M5]*10^-[.I$3]" office:value-type="float" office:value="0.00000000000001" calcext:value-type="float">
            <text:p>1E-14</text:p>
          </table:table-cell>
          <table:table-cell table:formula="of:=[.$M5]*10^-[.J$3]" office:value-type="float" office:value="0.00000000001" calcext:value-type="float">
            <text:p>1E-11</text:p>
          </table:table-cell>
          <table:table-cell table:formula="of:=[.$M5]*10^-[.K$3]" office:value-type="float" office:value="0.0000000001" calcext:value-type="float">
            <text:p>1E-10</text:p>
          </table:table-cell>
          <table:table-cell table:formula="of:=[.$M5]*10^-[.L$3]" office:value-type="float" office:value="0.000000001" calcext:value-type="float">
            <text:p>0,000000001</text:p>
          </table:table-cell>
          <table:table-cell office:value-type="float" office:value="0.00000001" calcext:value-type="float">
            <text:p>0,00000001</text:p>
          </table:table-cell>
          <table:table-cell table:formula="of:=[.$M5]*10^-[.N$3]" office:value-type="float" office:value="0.0000001" calcext:value-type="float">
            <text:p>0,0000001</text:p>
          </table:table-cell>
          <table:table-cell table:formula="of:=[.$M5]*10^-[.O$3]" office:value-type="float" office:value="0.000001" calcext:value-type="float">
            <text:p>0,000001</text:p>
          </table:table-cell>
          <table:table-cell table:formula="of:=[.$M5]*10^-[.P$3]" office:value-type="float" office:value="0.00001" calcext:value-type="float">
            <text:p>0,00001</text:p>
          </table:table-cell>
          <table:table-cell table:formula="of:=[.$M5]*10^-[.Q$3]" office:value-type="float" office:value="0.01" calcext:value-type="float">
            <text:p>0,01</text:p>
          </table:table-cell>
          <table:table-cell table:formula="of:=[.$M5]*10^-[.R$3]" office:value-type="float" office:value="10" calcext:value-type="float">
            <text:p>10</text:p>
          </table:table-cell>
          <table:table-cell table:formula="of:=[.$M5]*10^-[.S$3]" office:value-type="float" office:value="10000" calcext:value-type="float">
            <text:p>10000</text:p>
          </table:table-cell>
          <table:table-cell table:formula="of:=[.$M5]*10^-[.T$3]" office:value-type="float" office:value="10000000" calcext:value-type="float">
            <text:p>10000000</text:p>
          </table:table-cell>
          <table:table-cell table:formula="of:=[.$M5]*10^-[.U$3]" office:value-type="float" office:value="10000000000" calcext:value-type="float">
            <text:p>10000000000</text:p>
          </table:table-cell>
          <table:table-cell table:formula="of:=[.$M5]*10^-[.V$3]" office:value-type="float" office:value="10000000000000" calcext:value-type="float">
            <text:p>10000000000000</text:p>
          </table:table-cell>
          <table:table-cell table:formula="of:=[.$M5]*10^-[.W$3]" office:value-type="float" office:value="1E+016" calcext:value-type="float">
            <text:p>1E+016</text:p>
          </table:table-cell>
        </table:table-row>
        <table:table-row table:style-name="ro1">
          <table:table-cell office:value-type="string" calcext:value-type="string">
            <text:p>norm.atmosphere</text:p>
          </table:table-cell>
          <table:table-cell office:value-type="string" calcext:value-type="string">
            <text:p>atm</text:p>
          </table:table-cell>
          <table:table-cell table:formula="of:=[.$M6]*10^-[.C$3]" office:value-type="float" office:value="9.869232667E-033" calcext:value-type="float">
            <text:p>9,869232667E-33</text:p>
          </table:table-cell>
          <table:table-cell table:formula="of:=[.$M6]*10^-[.D$3]" office:value-type="float" office:value="9.869232667E-030" calcext:value-type="float">
            <text:p>9,869232667E-30</text:p>
          </table:table-cell>
          <table:table-cell table:formula="of:=[.$M6]*10^-[.E$3]" office:value-type="float" office:value="9.869232667E-027" calcext:value-type="float">
            <text:p>9,869232667E-27</text:p>
          </table:table-cell>
          <table:table-cell table:formula="of:=[.$M6]*10^-[.F$3]" office:value-type="float" office:value="9.869232667E-024" calcext:value-type="float">
            <text:p>9,869232667E-24</text:p>
          </table:table-cell>
          <table:table-cell table:formula="of:=[.$M6]*10^-[.G$3]" office:value-type="float" office:value="9.869232667E-021" calcext:value-type="float">
            <text:p>9,869232667E-21</text:p>
          </table:table-cell>
          <table:table-cell table:formula="of:=[.$M6]*10^-[.H$3]" office:value-type="float" office:value="9.869232667E-018" calcext:value-type="float">
            <text:p>9,869232667E-18</text:p>
          </table:table-cell>
          <table:table-cell table:formula="of:=[.$M6]*10^-[.I$3]" office:value-type="float" office:value="9.869232667E-015" calcext:value-type="float">
            <text:p>9,869232667E-15</text:p>
          </table:table-cell>
          <table:table-cell table:formula="of:=[.$M6]*10^-[.J$3]" office:value-type="float" office:value="0.00000000000986923267" calcext:value-type="float">
            <text:p>9,869232667E-12</text:p>
          </table:table-cell>
          <table:table-cell table:formula="of:=[.$M6]*10^-[.K$3]" office:value-type="float" office:value="0.00000000009869232667" calcext:value-type="float">
            <text:p>9,869232667E-11</text:p>
          </table:table-cell>
          <table:table-cell table:formula="of:=[.$M6]*10^-[.L$3]" office:value-type="float" office:value="0.0000000009869232667" calcext:value-type="float">
            <text:p>9,869232667E-10</text:p>
          </table:table-cell>
          <table:table-cell office:value-type="float" office:value="0.000000009869232667" calcext:value-type="float">
            <text:p>9,869232667E-09</text:p>
          </table:table-cell>
          <table:table-cell table:formula="of:=[.$M6]*10^-[.N$3]" office:value-type="float" office:value="0.00000009869232667" calcext:value-type="float">
            <text:p>9,869232667E-08</text:p>
          </table:table-cell>
          <table:table-cell table:formula="of:=[.$M6]*10^-[.O$3]" office:value-type="float" office:value="0.0000009869232667" calcext:value-type="float">
            <text:p>0,0000009869232667</text:p>
          </table:table-cell>
          <table:table-cell table:formula="of:=[.$M6]*10^-[.P$3]" office:value-type="float" office:value="0.000009869232667" calcext:value-type="float">
            <text:p>0,000009869232667</text:p>
          </table:table-cell>
          <table:table-cell table:formula="of:=[.$M6]*10^-[.Q$3]" office:value-type="float" office:value="0.009869232667" calcext:value-type="float">
            <text:p>0,009869232667</text:p>
          </table:table-cell>
          <table:table-cell table:formula="of:=[.$M6]*10^-[.R$3]" office:value-type="float" office:value="9.869232667" calcext:value-type="float">
            <text:p>9,869232667</text:p>
          </table:table-cell>
          <table:table-cell table:formula="of:=[.$M6]*10^-[.S$3]" office:value-type="float" office:value="9869.232667" calcext:value-type="float">
            <text:p>9869,232667</text:p>
          </table:table-cell>
          <table:table-cell table:formula="of:=[.$M6]*10^-[.T$3]" office:value-type="float" office:value="9869232.667" calcext:value-type="float">
            <text:p>9869232,667</text:p>
          </table:table-cell>
          <table:table-cell table:formula="of:=[.$M6]*10^-[.U$3]" office:value-type="float" office:value="9869232667" calcext:value-type="float">
            <text:p>9869232667</text:p>
          </table:table-cell>
          <table:table-cell table:formula="of:=[.$M6]*10^-[.V$3]" office:value-type="float" office:value="9869232667000" calcext:value-type="float">
            <text:p>9869232667000</text:p>
          </table:table-cell>
          <table:table-cell table:formula="of:=[.$M6]*10^-[.W$3]" office:value-type="float" office:value="9.869232667E+015" calcext:value-type="float">
            <text:p>9,869232667E+015</text:p>
          </table:table-cell>
        </table:table-row>
        <table:table-row table:style-name="ro1">
          <table:table-cell office:value-type="string" calcext:value-type="string">
            <text:p>tech.atmosphere</text:p>
          </table:table-cell>
          <table:table-cell office:value-type="string" calcext:value-type="string">
            <text:p>at</text:p>
          </table:table-cell>
          <table:table-cell table:formula="of:=[.$M7]*10^-[.C$3]" office:value-type="float" office:value="1.01972E-032" calcext:value-type="float">
            <text:p>1,01972E-32</text:p>
          </table:table-cell>
          <table:table-cell table:formula="of:=[.$M7]*10^-[.D$3]" office:value-type="float" office:value="1.01972E-029" calcext:value-type="float">
            <text:p>1,01972E-29</text:p>
          </table:table-cell>
          <table:table-cell table:formula="of:=[.$M7]*10^-[.E$3]" office:value-type="float" office:value="1.01972E-026" calcext:value-type="float">
            <text:p>1,01972E-26</text:p>
          </table:table-cell>
          <table:table-cell table:formula="of:=[.$M7]*10^-[.F$3]" office:value-type="float" office:value="1.01972E-023" calcext:value-type="float">
            <text:p>1,01972E-23</text:p>
          </table:table-cell>
          <table:table-cell table:formula="of:=[.$M7]*10^-[.G$3]" office:value-type="float" office:value="1.01972E-020" calcext:value-type="float">
            <text:p>1,01972E-20</text:p>
          </table:table-cell>
          <table:table-cell table:formula="of:=[.$M7]*10^-[.H$3]" office:value-type="float" office:value="1.01972E-017" calcext:value-type="float">
            <text:p>1,01972E-17</text:p>
          </table:table-cell>
          <table:table-cell table:formula="of:=[.$M7]*10^-[.I$3]" office:value-type="float" office:value="0.0000000000000101972" calcext:value-type="float">
            <text:p>1,01972E-14</text:p>
          </table:table-cell>
          <table:table-cell table:formula="of:=[.$M7]*10^-[.J$3]" office:value-type="float" office:value="0.0000000000101972" calcext:value-type="float">
            <text:p>1,01972E-11</text:p>
          </table:table-cell>
          <table:table-cell table:formula="of:=[.$M7]*10^-[.K$3]" office:value-type="float" office:value="0.000000000101972" calcext:value-type="float">
            <text:p>1,01972E-10</text:p>
          </table:table-cell>
          <table:table-cell table:formula="of:=[.$M7]*10^-[.L$3]" office:value-type="float" office:value="0.00000000101972" calcext:value-type="float">
            <text:p>0,00000000101972</text:p>
          </table:table-cell>
          <table:table-cell office:value-type="float" office:value="0.0000000101972" calcext:value-type="float">
            <text:p>0,0000000101972</text:p>
          </table:table-cell>
          <table:table-cell table:formula="of:=[.$M7]*10^-[.N$3]" office:value-type="float" office:value="0.000000101972" calcext:value-type="float">
            <text:p>0,000000101972</text:p>
          </table:table-cell>
          <table:table-cell table:formula="of:=[.$M7]*10^-[.O$3]" office:value-type="float" office:value="0.00000101972" calcext:value-type="float">
            <text:p>0,00000101972</text:p>
          </table:table-cell>
          <table:table-cell table:formula="of:=[.$M7]*10^-[.P$3]" office:value-type="float" office:value="0.0000101972" calcext:value-type="float">
            <text:p>0,0000101972</text:p>
          </table:table-cell>
          <table:table-cell table:formula="of:=[.$M7]*10^-[.Q$3]" office:value-type="float" office:value="0.0101972" calcext:value-type="float">
            <text:p>0,0101972</text:p>
          </table:table-cell>
          <table:table-cell table:formula="of:=[.$M7]*10^-[.R$3]" office:value-type="float" office:value="10.1972" calcext:value-type="float">
            <text:p>10,1972</text:p>
          </table:table-cell>
          <table:table-cell table:formula="of:=[.$M7]*10^-[.S$3]" office:value-type="float" office:value="10197.2" calcext:value-type="float">
            <text:p>10197,2</text:p>
          </table:table-cell>
          <table:table-cell table:formula="of:=[.$M7]*10^-[.T$3]" office:value-type="float" office:value="10197200" calcext:value-type="float">
            <text:p>10197200</text:p>
          </table:table-cell>
          <table:table-cell table:formula="of:=[.$M7]*10^-[.U$3]" office:value-type="float" office:value="10197200000" calcext:value-type="float">
            <text:p>10197200000</text:p>
          </table:table-cell>
          <table:table-cell table:formula="of:=[.$M7]*10^-[.V$3]" office:value-type="float" office:value="10197200000000" calcext:value-type="float">
            <text:p>10197200000000</text:p>
          </table:table-cell>
          <table:table-cell table:formula="of:=[.$M7]*10^-[.W$3]" office:value-type="float" office:value="1.01972E+016" calcext:value-type="float">
            <text:p>1,01972E+016</text:p>
          </table:table-cell>
        </table:table-row>
        <table:table-row table:style-name="ro1">
          <table:table-cell office:value-type="string" calcext:value-type="string">
            <text:p>water-cm</text:p>
          </table:table-cell>
          <table:table-cell office:value-type="string" calcext:value-type="string">
            <text:p>cmwat</text:p>
          </table:table-cell>
          <table:table-cell table:formula="of:=[.$M8]*10^-[.C$3]" office:value-type="float" office:value="1.01974429E-029" calcext:value-type="float">
            <text:p>1,01974429E-29</text:p>
          </table:table-cell>
          <table:table-cell table:formula="of:=[.$M8]*10^-[.D$3]" office:value-type="float" office:value="1.01974429E-026" calcext:value-type="float">
            <text:p>1,01974429E-26</text:p>
          </table:table-cell>
          <table:table-cell table:formula="of:=[.$M8]*10^-[.E$3]" office:value-type="float" office:value="1.01974429E-023" calcext:value-type="float">
            <text:p>1,01974429E-23</text:p>
          </table:table-cell>
          <table:table-cell table:formula="of:=[.$M8]*10^-[.F$3]" office:value-type="float" office:value="1.01974429E-020" calcext:value-type="float">
            <text:p>1,01974429E-20</text:p>
          </table:table-cell>
          <table:table-cell table:formula="of:=[.$M8]*10^-[.G$3]" office:value-type="float" office:value="1.01974429E-017" calcext:value-type="float">
            <text:p>1,01974429E-17</text:p>
          </table:table-cell>
          <table:table-cell table:formula="of:=[.$M8]*10^-[.H$3]" office:value-type="float" office:value="0.00000000000001019744" calcext:value-type="float">
            <text:p>1,01974429E-14</text:p>
          </table:table-cell>
          <table:table-cell table:formula="of:=[.$M8]*10^-[.I$3]" office:value-type="float" office:value="0.0000000000101974429" calcext:value-type="float">
            <text:p>1,01974429E-11</text:p>
          </table:table-cell>
          <table:table-cell table:formula="of:=[.$M8]*10^-[.J$3]" office:value-type="float" office:value="0.0000000101974429" calcext:value-type="float">
            <text:p>0,0000000101974429</text:p>
          </table:table-cell>
          <table:table-cell table:formula="of:=[.$M8]*10^-[.K$3]" office:value-type="float" office:value="0.000000101974429" calcext:value-type="float">
            <text:p>0,000000101974429</text:p>
          </table:table-cell>
          <table:table-cell table:formula="of:=[.$M8]*10^-[.L$3]" office:value-type="float" office:value="0.00000101974429" calcext:value-type="float">
            <text:p>0,00000101974429</text:p>
          </table:table-cell>
          <table:table-cell office:value-type="float" office:value="0.0000101974429" calcext:value-type="float">
            <text:p>0,0000101974429</text:p>
          </table:table-cell>
          <table:table-cell table:formula="of:=[.$M8]*10^-[.N$3]" office:value-type="float" office:value="0.000101974429" calcext:value-type="float">
            <text:p>0,000101974429</text:p>
          </table:table-cell>
          <table:table-cell table:formula="of:=[.$M8]*10^-[.O$3]" office:value-type="float" office:value="0.00101974429" calcext:value-type="float">
            <text:p>0,00101974429</text:p>
          </table:table-cell>
          <table:table-cell table:formula="of:=[.$M8]*10^-[.P$3]" office:value-type="float" office:value="0.0101974429" calcext:value-type="float">
            <text:p>0,0101974429</text:p>
          </table:table-cell>
          <table:table-cell table:formula="of:=[.$M8]*10^-[.Q$3]" office:value-type="float" office:value="10.1974429" calcext:value-type="float">
            <text:p>10,1974429</text:p>
          </table:table-cell>
          <table:table-cell table:formula="of:=[.$M8]*10^-[.R$3]" office:value-type="float" office:value="10197.4429" calcext:value-type="float">
            <text:p>10197,4429</text:p>
          </table:table-cell>
          <table:table-cell table:formula="of:=[.$M8]*10^-[.S$3]" office:value-type="float" office:value="10197442.9" calcext:value-type="float">
            <text:p>10197442,9</text:p>
          </table:table-cell>
          <table:table-cell table:formula="of:=[.$M8]*10^-[.T$3]" office:value-type="float" office:value="10197442900" calcext:value-type="float">
            <text:p>10197442900</text:p>
          </table:table-cell>
          <table:table-cell table:formula="of:=[.$M8]*10^-[.U$3]" office:value-type="float" office:value="10197442900000" calcext:value-type="float">
            <text:p>10197442900000</text:p>
          </table:table-cell>
          <table:table-cell table:formula="of:=[.$M8]*10^-[.V$3]" office:value-type="float" office:value="1.01974429E+016" calcext:value-type="float">
            <text:p>1,01974429E+016</text:p>
          </table:table-cell>
          <table:table-cell table:formula="of:=[.$M8]*10^-[.W$3]" office:value-type="float" office:value="1.01974429E+019" calcext:value-type="float">
            <text:p>1,01974429E+019</text:p>
          </table:table-cell>
        </table:table-row>
        <table:table-row table:style-name="ro1">
          <table:table-cell office:value-type="string" calcext:value-type="string">
            <text:p>water-inch</text:p>
          </table:table-cell>
          <table:table-cell office:value-type="string" calcext:value-type="string">
            <text:p>inwat</text:p>
          </table:table-cell>
          <table:table-cell table:formula="of:=[.$M9]*10^-[.C$3]" office:value-type="float" office:value="4.0147421E-030" calcext:value-type="float">
            <text:p>4,0147421E-30</text:p>
          </table:table-cell>
          <table:table-cell table:formula="of:=[.$M9]*10^-[.D$3]" office:value-type="float" office:value="4.0147421E-027" calcext:value-type="float">
            <text:p>4,0147421E-27</text:p>
          </table:table-cell>
          <table:table-cell table:formula="of:=[.$M9]*10^-[.E$3]" office:value-type="float" office:value="4.0147421E-024" calcext:value-type="float">
            <text:p>4,0147421E-24</text:p>
          </table:table-cell>
          <table:table-cell table:formula="of:=[.$M9]*10^-[.F$3]" office:value-type="float" office:value="4.0147421E-021" calcext:value-type="float">
            <text:p>4,0147421E-21</text:p>
          </table:table-cell>
          <table:table-cell table:formula="of:=[.$M9]*10^-[.G$3]" office:value-type="float" office:value="4.0147421E-018" calcext:value-type="float">
            <text:p>4,0147421E-18</text:p>
          </table:table-cell>
          <table:table-cell table:formula="of:=[.$M9]*10^-[.H$3]" office:value-type="float" office:value="4.0147421E-015" calcext:value-type="float">
            <text:p>4,0147421E-15</text:p>
          </table:table-cell>
          <table:table-cell table:formula="of:=[.$M9]*10^-[.I$3]" office:value-type="float" office:value="0.0000000000040147421" calcext:value-type="float">
            <text:p>4,0147421E-12</text:p>
          </table:table-cell>
          <table:table-cell table:formula="of:=[.$M9]*10^-[.J$3]" office:value-type="float" office:value="0.0000000040147421" calcext:value-type="float">
            <text:p>0,0000000040147421</text:p>
          </table:table-cell>
          <table:table-cell table:formula="of:=[.$M9]*10^-[.K$3]" office:value-type="float" office:value="0.000000040147421" calcext:value-type="float">
            <text:p>0,000000040147421</text:p>
          </table:table-cell>
          <table:table-cell table:formula="of:=[.$M9]*10^-[.L$3]" office:value-type="float" office:value="0.00000040147421" calcext:value-type="float">
            <text:p>0,00000040147421</text:p>
          </table:table-cell>
          <table:table-cell office:value-type="float" office:value="0.0000040147421" calcext:value-type="float">
            <text:p>0,0000040147421</text:p>
          </table:table-cell>
          <table:table-cell table:formula="of:=[.$M9]*10^-[.N$3]" office:value-type="float" office:value="0.000040147421" calcext:value-type="float">
            <text:p>0,000040147421</text:p>
          </table:table-cell>
          <table:table-cell table:formula="of:=[.$M9]*10^-[.O$3]" office:value-type="float" office:value="0.00040147421" calcext:value-type="float">
            <text:p>0,00040147421</text:p>
          </table:table-cell>
          <table:table-cell table:formula="of:=[.$M9]*10^-[.P$3]" office:value-type="float" office:value="0.0040147421" calcext:value-type="float">
            <text:p>0,0040147421</text:p>
          </table:table-cell>
          <table:table-cell table:formula="of:=[.$M9]*10^-[.Q$3]" office:value-type="float" office:value="4.0147421" calcext:value-type="float">
            <text:p>4,0147421</text:p>
          </table:table-cell>
          <table:table-cell table:formula="of:=[.$M9]*10^-[.R$3]" office:value-type="float" office:value="4014.7421" calcext:value-type="float">
            <text:p>4014,7421</text:p>
          </table:table-cell>
          <table:table-cell table:formula="of:=[.$M9]*10^-[.S$3]" office:value-type="float" office:value="4014742.1" calcext:value-type="float">
            <text:p>4014742,1</text:p>
          </table:table-cell>
          <table:table-cell table:formula="of:=[.$M9]*10^-[.T$3]" office:value-type="float" office:value="4014742100" calcext:value-type="float">
            <text:p>4014742100</text:p>
          </table:table-cell>
          <table:table-cell table:formula="of:=[.$M9]*10^-[.U$3]" office:value-type="float" office:value="4014742100000" calcext:value-type="float">
            <text:p>4014742100000</text:p>
          </table:table-cell>
          <table:table-cell table:formula="of:=[.$M9]*10^-[.V$3]" office:value-type="float" office:value="4.0147421E+015" calcext:value-type="float">
            <text:p>4,0147421E+015</text:p>
          </table:table-cell>
          <table:table-cell table:formula="of:=[.$M9]*10^-[.W$3]" office:value-type="float" office:value="4.0147421E+018" calcext:value-type="float">
            <text:p>4,0147421E+018</text:p>
          </table:table-cell>
        </table:table-row>
        <table:table-row table:style-name="ro1">
          <table:table-cell office:value-type="string" calcext:value-type="string">
            <text:p>mercury-mm</text:p>
          </table:table-cell>
          <table:table-cell office:value-type="string" calcext:value-type="string">
            <text:p>mmHg</text:p>
          </table:table-cell>
          <table:table-cell table:formula="of:=[.$M10]*10^-[.C$3]" office:value-type="float" office:value="7.5006376E-030" calcext:value-type="float">
            <text:p>7,5006376E-30</text:p>
          </table:table-cell>
          <table:table-cell table:formula="of:=[.$M10]*10^-[.D$3]" office:value-type="float" office:value="7.5006376E-027" calcext:value-type="float">
            <text:p>7,5006376E-27</text:p>
          </table:table-cell>
          <table:table-cell table:formula="of:=[.$M10]*10^-[.E$3]" office:value-type="float" office:value="7.5006376E-024" calcext:value-type="float">
            <text:p>7,5006376E-24</text:p>
          </table:table-cell>
          <table:table-cell table:formula="of:=[.$M10]*10^-[.F$3]" office:value-type="float" office:value="7.5006376E-021" calcext:value-type="float">
            <text:p>7,5006376E-21</text:p>
          </table:table-cell>
          <table:table-cell table:formula="of:=[.$M10]*10^-[.G$3]" office:value-type="float" office:value="7.5006376E-018" calcext:value-type="float">
            <text:p>7,5006376E-18</text:p>
          </table:table-cell>
          <table:table-cell table:formula="of:=[.$M10]*10^-[.H$3]" office:value-type="float" office:value="7.5006376E-015" calcext:value-type="float">
            <text:p>7,5006376E-15</text:p>
          </table:table-cell>
          <table:table-cell table:formula="of:=[.$M10]*10^-[.I$3]" office:value-type="float" office:value="0.0000000000075006376" calcext:value-type="float">
            <text:p>7,5006376E-12</text:p>
          </table:table-cell>
          <table:table-cell table:formula="of:=[.$M10]*10^-[.J$3]" office:value-type="float" office:value="0.0000000075006376" calcext:value-type="float">
            <text:p>0,0000000075006376</text:p>
          </table:table-cell>
          <table:table-cell table:formula="of:=[.$M10]*10^-[.K$3]" office:value-type="float" office:value="0.000000075006376" calcext:value-type="float">
            <text:p>0,000000075006376</text:p>
          </table:table-cell>
          <table:table-cell table:formula="of:=[.$M10]*10^-[.L$3]" office:value-type="float" office:value="0.00000075006376" calcext:value-type="float">
            <text:p>0,00000075006376</text:p>
          </table:table-cell>
          <table:table-cell office:value-type="float" office:value="0.0000075006376" calcext:value-type="float">
            <text:p>0,0000075006376</text:p>
          </table:table-cell>
          <table:table-cell table:formula="of:=[.$M10]*10^-[.N$3]" office:value-type="float" office:value="0.000075006376" calcext:value-type="float">
            <text:p>0,000075006376</text:p>
          </table:table-cell>
          <table:table-cell table:formula="of:=[.$M10]*10^-[.O$3]" office:value-type="float" office:value="0.00075006376" calcext:value-type="float">
            <text:p>0,00075006376</text:p>
          </table:table-cell>
          <table:table-cell table:formula="of:=[.$M10]*10^-[.P$3]" office:value-type="float" office:value="0.0075006376" calcext:value-type="float">
            <text:p>0,0075006376</text:p>
          </table:table-cell>
          <table:table-cell table:formula="of:=[.$M10]*10^-[.Q$3]" office:value-type="float" office:value="7.5006376" calcext:value-type="float">
            <text:p>7,5006376</text:p>
          </table:table-cell>
          <table:table-cell table:formula="of:=[.$M10]*10^-[.R$3]" office:value-type="float" office:value="7500.6376" calcext:value-type="float">
            <text:p>7500,6376</text:p>
          </table:table-cell>
          <table:table-cell table:formula="of:=[.$M10]*10^-[.S$3]" office:value-type="float" office:value="7500637.6" calcext:value-type="float">
            <text:p>7500637,6</text:p>
          </table:table-cell>
          <table:table-cell table:formula="of:=[.$M10]*10^-[.T$3]" office:value-type="float" office:value="7500637600" calcext:value-type="float">
            <text:p>7500637600</text:p>
          </table:table-cell>
          <table:table-cell table:formula="of:=[.$M10]*10^-[.U$3]" office:value-type="float" office:value="7500637600000" calcext:value-type="float">
            <text:p>7500637600000</text:p>
          </table:table-cell>
          <table:table-cell table:formula="of:=[.$M10]*10^-[.V$3]" office:value-type="float" office:value="7500637600000000" calcext:value-type="float">
            <text:p>7500637600000000</text:p>
          </table:table-cell>
          <table:table-cell table:formula="of:=[.$M10]*10^-[.W$3]" office:value-type="float" office:value="7.5006376E+018" calcext:value-type="float">
            <text:p>7,5006376E+018</text:p>
          </table:table-cell>
        </table:table-row>
        <table:table-row table:style-name="ro1">
          <table:table-cell table:number-columns-repeated="2" office:value-type="string" calcext:value-type="string">
            <text:p>torr</text:p>
          </table:table-cell>
          <table:table-cell table:formula="of:=[.$M11]*10^-[.C$3]" office:value-type="float" office:value="7.5006168E-030" calcext:value-type="float">
            <text:p>7,5006168E-30</text:p>
          </table:table-cell>
          <table:table-cell table:formula="of:=[.$M11]*10^-[.D$3]" office:value-type="float" office:value="7.5006168E-027" calcext:value-type="float">
            <text:p>7,5006168E-27</text:p>
          </table:table-cell>
          <table:table-cell table:formula="of:=[.$M11]*10^-[.E$3]" office:value-type="float" office:value="7.5006168E-024" calcext:value-type="float">
            <text:p>7,5006168E-24</text:p>
          </table:table-cell>
          <table:table-cell table:formula="of:=[.$M11]*10^-[.F$3]" office:value-type="float" office:value="7.5006168E-021" calcext:value-type="float">
            <text:p>7,5006168E-21</text:p>
          </table:table-cell>
          <table:table-cell table:formula="of:=[.$M11]*10^-[.G$3]" office:value-type="float" office:value="7.5006168E-018" calcext:value-type="float">
            <text:p>7,5006168E-18</text:p>
          </table:table-cell>
          <table:table-cell table:formula="of:=[.$M11]*10^-[.H$3]" office:value-type="float" office:value="7.5006168E-015" calcext:value-type="float">
            <text:p>7,5006168E-15</text:p>
          </table:table-cell>
          <table:table-cell table:formula="of:=[.$M11]*10^-[.I$3]" office:value-type="float" office:value="0.0000000000075006168" calcext:value-type="float">
            <text:p>7,5006168E-12</text:p>
          </table:table-cell>
          <table:table-cell table:formula="of:=[.$M11]*10^-[.J$3]" office:value-type="float" office:value="0.0000000075006168" calcext:value-type="float">
            <text:p>0,0000000075006168</text:p>
          </table:table-cell>
          <table:table-cell table:formula="of:=[.$M11]*10^-[.K$3]" office:value-type="float" office:value="0.000000075006168" calcext:value-type="float">
            <text:p>0,000000075006168</text:p>
          </table:table-cell>
          <table:table-cell table:formula="of:=[.$M11]*10^-[.L$3]" office:value-type="float" office:value="0.00000075006168" calcext:value-type="float">
            <text:p>0,00000075006168</text:p>
          </table:table-cell>
          <table:table-cell office:value-type="float" office:value="0.0000075006168" calcext:value-type="float">
            <text:p>0,0000075006168</text:p>
          </table:table-cell>
          <table:table-cell table:formula="of:=[.$M11]*10^-[.N$3]" office:value-type="float" office:value="0.000075006168" calcext:value-type="float">
            <text:p>0,000075006168</text:p>
          </table:table-cell>
          <table:table-cell table:formula="of:=[.$M11]*10^-[.O$3]" office:value-type="float" office:value="0.00075006168" calcext:value-type="float">
            <text:p>0,00075006168</text:p>
          </table:table-cell>
          <table:table-cell table:formula="of:=[.$M11]*10^-[.P$3]" office:value-type="float" office:value="0.0075006168" calcext:value-type="float">
            <text:p>0,0075006168</text:p>
          </table:table-cell>
          <table:table-cell table:formula="of:=[.$M11]*10^-[.Q$3]" office:value-type="float" office:value="7.5006168" calcext:value-type="float">
            <text:p>7,5006168</text:p>
          </table:table-cell>
          <table:table-cell table:formula="of:=[.$M11]*10^-[.R$3]" office:value-type="float" office:value="7500.6168" calcext:value-type="float">
            <text:p>7500,6168</text:p>
          </table:table-cell>
          <table:table-cell table:formula="of:=[.$M11]*10^-[.S$3]" office:value-type="float" office:value="7500616.8" calcext:value-type="float">
            <text:p>7500616,8</text:p>
          </table:table-cell>
          <table:table-cell table:formula="of:=[.$M11]*10^-[.T$3]" office:value-type="float" office:value="7500616800" calcext:value-type="float">
            <text:p>7500616800</text:p>
          </table:table-cell>
          <table:table-cell table:formula="of:=[.$M11]*10^-[.U$3]" office:value-type="float" office:value="7500616800000" calcext:value-type="float">
            <text:p>7500616800000</text:p>
          </table:table-cell>
          <table:table-cell table:formula="of:=[.$M11]*10^-[.V$3]" office:value-type="float" office:value="7500616800000000" calcext:value-type="float">
            <text:p>7500616800000000</text:p>
          </table:table-cell>
          <table:table-cell table:formula="of:=[.$M11]*10^-[.W$3]" office:value-type="float" office:value="7.5006168E+018" calcext:value-type="float">
            <text:p>7,5006168E+018</text:p>
          </table:table-cell>
        </table:table-row>
        <table:table-row table:style-name="ro1">
          <table:table-cell office:value-type="string" calcext:value-type="string">
            <text:p>mercury-inch</text:p>
          </table:table-cell>
          <table:table-cell office:value-type="string" calcext:value-type="string">
            <text:p>inHg</text:p>
          </table:table-cell>
          <table:table-cell table:formula="of:=[.$M12]*10^-[.C$3]" office:value-type="float" office:value="2.953006E-031" calcext:value-type="float">
            <text:p>2,953006E-31</text:p>
          </table:table-cell>
          <table:table-cell table:formula="of:=[.$M12]*10^-[.D$3]" office:value-type="float" office:value="2.953006E-028" calcext:value-type="float">
            <text:p>2,953006E-28</text:p>
          </table:table-cell>
          <table:table-cell table:formula="of:=[.$M12]*10^-[.E$3]" office:value-type="float" office:value="2.953006E-025" calcext:value-type="float">
            <text:p>2,953006E-25</text:p>
          </table:table-cell>
          <table:table-cell table:formula="of:=[.$M12]*10^-[.F$3]" office:value-type="float" office:value="2.953006E-022" calcext:value-type="float">
            <text:p>2,953006E-22</text:p>
          </table:table-cell>
          <table:table-cell table:formula="of:=[.$M12]*10^-[.G$3]" office:value-type="float" office:value="2.953006E-019" calcext:value-type="float">
            <text:p>2,953006E-19</text:p>
          </table:table-cell>
          <table:table-cell table:formula="of:=[.$M12]*10^-[.H$3]" office:value-type="float" office:value="2.953006E-016" calcext:value-type="float">
            <text:p>2,953006E-16</text:p>
          </table:table-cell>
          <table:table-cell table:formula="of:=[.$M12]*10^-[.I$3]" office:value-type="float" office:value="0.0000000000002953006" calcext:value-type="float">
            <text:p>2,953006E-13</text:p>
          </table:table-cell>
          <table:table-cell table:formula="of:=[.$M12]*10^-[.J$3]" office:value-type="float" office:value="0.0000000002953006" calcext:value-type="float">
            <text:p>2,953006E-10</text:p>
          </table:table-cell>
          <table:table-cell table:formula="of:=[.$M12]*10^-[.K$3]" office:value-type="float" office:value="0.000000002953006" calcext:value-type="float">
            <text:p>0,000000002953006</text:p>
          </table:table-cell>
          <table:table-cell table:formula="of:=[.$M12]*10^-[.L$3]" office:value-type="float" office:value="0.00000002953006" calcext:value-type="float">
            <text:p>0,00000002953006</text:p>
          </table:table-cell>
          <table:table-cell office:value-type="float" office:value="0.0000002953006" calcext:value-type="float">
            <text:p>0,0000002953006</text:p>
          </table:table-cell>
          <table:table-cell table:formula="of:=[.$M12]*10^-[.N$3]" office:value-type="float" office:value="0.000002953006" calcext:value-type="float">
            <text:p>0,000002953006</text:p>
          </table:table-cell>
          <table:table-cell table:formula="of:=[.$M12]*10^-[.O$3]" office:value-type="float" office:value="0.00002953006" calcext:value-type="float">
            <text:p>0,00002953006</text:p>
          </table:table-cell>
          <table:table-cell table:formula="of:=[.$M12]*10^-[.P$3]" office:value-type="float" office:value="0.0002953006" calcext:value-type="float">
            <text:p>0,0002953006</text:p>
          </table:table-cell>
          <table:table-cell table:formula="of:=[.$M12]*10^-[.Q$3]" office:value-type="float" office:value="0.2953006" calcext:value-type="float">
            <text:p>0,2953006</text:p>
          </table:table-cell>
          <table:table-cell table:formula="of:=[.$M12]*10^-[.R$3]" office:value-type="float" office:value="295.3006" calcext:value-type="float">
            <text:p>295,3006</text:p>
          </table:table-cell>
          <table:table-cell table:formula="of:=[.$M12]*10^-[.S$3]" office:value-type="float" office:value="295300.6" calcext:value-type="float">
            <text:p>295300,6</text:p>
          </table:table-cell>
          <table:table-cell table:formula="of:=[.$M12]*10^-[.T$3]" office:value-type="float" office:value="295300600" calcext:value-type="float">
            <text:p>295300600</text:p>
          </table:table-cell>
          <table:table-cell table:formula="of:=[.$M12]*10^-[.U$3]" office:value-type="float" office:value="295300600000" calcext:value-type="float">
            <text:p>295300600000</text:p>
          </table:table-cell>
          <table:table-cell table:formula="of:=[.$M12]*10^-[.V$3]" office:value-type="float" office:value="295300600000000" calcext:value-type="float">
            <text:p>295300600000000</text:p>
          </table:table-cell>
          <table:table-cell table:formula="of:=[.$M12]*10^-[.W$3]" office:value-type="float" office:value="2.953006E+017" calcext:value-type="float">
            <text:p>2,953006E+017</text:p>
          </table:table-cell>
        </table:table-row>
        <table:table-row table:style-name="ro1">
          <table:table-cell office:value-type="string" calcext:value-type="string">
            <text:p>barye</text:p>
          </table:table-cell>
          <table:table-cell office:value-type="string" calcext:value-type="string">
            <text:p>ba</text:p>
          </table:table-cell>
          <table:table-cell table:formula="of:=[.$M13]*10^-[.C$3]" office:value-type="float" office:value="1E-026" calcext:value-type="float">
            <text:p>1E-26</text:p>
          </table:table-cell>
          <table:table-cell table:formula="of:=[.$M13]*10^-[.D$3]" office:value-type="float" office:value="1E-023" calcext:value-type="float">
            <text:p>1E-23</text:p>
          </table:table-cell>
          <table:table-cell table:formula="of:=[.$M13]*10^-[.E$3]" office:value-type="float" office:value="1E-020" calcext:value-type="float">
            <text:p>1E-20</text:p>
          </table:table-cell>
          <table:table-cell table:formula="of:=[.$M13]*10^-[.F$3]" office:value-type="float" office:value="1E-017" calcext:value-type="float">
            <text:p>1E-17</text:p>
          </table:table-cell>
          <table:table-cell table:formula="of:=[.$M13]*10^-[.G$3]" office:value-type="float" office:value="0.00000000000001" calcext:value-type="float">
            <text:p>1E-14</text:p>
          </table:table-cell>
          <table:table-cell table:formula="of:=[.$M13]*10^-[.H$3]" office:value-type="float" office:value="0.00000000001" calcext:value-type="float">
            <text:p>1E-11</text:p>
          </table:table-cell>
          <table:table-cell table:formula="of:=[.$M13]*10^-[.I$3]" office:value-type="float" office:value="0.00000001" calcext:value-type="float">
            <text:p>0,00000001</text:p>
          </table:table-cell>
          <table:table-cell table:formula="of:=[.$M13]*10^-[.J$3]" office:value-type="float" office:value="0.00001" calcext:value-type="float">
            <text:p>0,00001</text:p>
          </table:table-cell>
          <table:table-cell table:formula="of:=[.$M13]*10^-[.K$3]" office:value-type="float" office:value="0.0001" calcext:value-type="float">
            <text:p>0,0001</text:p>
          </table:table-cell>
          <table:table-cell table:formula="of:=[.$M13]*10^-[.L$3]" office:value-type="float" office:value="0.001" calcext:value-type="float">
            <text:p>0,001</text:p>
          </table:table-cell>
          <table:table-cell office:value-type="float" office:value="0.01" calcext:value-type="float">
            <text:p>0,01</text:p>
          </table:table-cell>
          <table:table-cell table:formula="of:=[.$M13]*10^-[.N$3]" office:value-type="float" office:value="0.1" calcext:value-type="float">
            <text:p>0,1</text:p>
          </table:table-cell>
          <table:table-cell table:formula="of:=[.$M13]*10^-[.O$3]" office:value-type="float" office:value="1" calcext:value-type="float">
            <text:p>1</text:p>
          </table:table-cell>
          <table:table-cell table:formula="of:=[.$M13]*10^-[.P$3]" office:value-type="float" office:value="10" calcext:value-type="float">
            <text:p>10</text:p>
          </table:table-cell>
          <table:table-cell table:formula="of:=[.$M13]*10^-[.Q$3]" office:value-type="float" office:value="10000" calcext:value-type="float">
            <text:p>10000</text:p>
          </table:table-cell>
          <table:table-cell table:formula="of:=[.$M13]*10^-[.R$3]" office:value-type="float" office:value="10000000" calcext:value-type="float">
            <text:p>10000000</text:p>
          </table:table-cell>
          <table:table-cell table:formula="of:=[.$M13]*10^-[.S$3]" office:value-type="float" office:value="10000000000" calcext:value-type="float">
            <text:p>10000000000</text:p>
          </table:table-cell>
          <table:table-cell table:formula="of:=[.$M13]*10^-[.T$3]" office:value-type="float" office:value="10000000000000" calcext:value-type="float">
            <text:p>10000000000000</text:p>
          </table:table-cell>
          <table:table-cell table:formula="of:=[.$M13]*10^-[.U$3]" office:value-type="float" office:value="1E+016" calcext:value-type="float">
            <text:p>1E+016</text:p>
          </table:table-cell>
          <table:table-cell table:formula="of:=[.$M13]*10^-[.V$3]" office:value-type="float" office:value="1E+019" calcext:value-type="float">
            <text:p>1E+019</text:p>
          </table:table-cell>
          <table:table-cell table:formula="of:=[.$M13]*10^-[.W$3]" office:value-type="float" office:value="1E+022" calcext:value-type="float">
            <text:p>1E+022</text:p>
          </table:table-cell>
        </table:table-row>
        <table:table-row table:style-name="ro1">
          <table:table-cell office:value-type="string" calcext:value-type="string">
            <text:p>pieze</text:p>
          </table:table-cell>
          <table:table-cell office:value-type="string" calcext:value-type="string">
            <text:p>pz</text:p>
          </table:table-cell>
          <table:table-cell table:formula="of:=[.$M14]*10^-[.C$3]" office:value-type="float" office:value="1E-030" calcext:value-type="float">
            <text:p>1E-30</text:p>
          </table:table-cell>
          <table:table-cell table:formula="of:=[.$M14]*10^-[.D$3]" office:value-type="float" office:value="1E-027" calcext:value-type="float">
            <text:p>1E-27</text:p>
          </table:table-cell>
          <table:table-cell table:formula="of:=[.$M14]*10^-[.E$3]" office:value-type="float" office:value="1E-024" calcext:value-type="float">
            <text:p>1E-24</text:p>
          </table:table-cell>
          <table:table-cell table:formula="of:=[.$M14]*10^-[.F$3]" office:value-type="float" office:value="1E-021" calcext:value-type="float">
            <text:p>1E-21</text:p>
          </table:table-cell>
          <table:table-cell table:formula="of:=[.$M14]*10^-[.G$3]" office:value-type="float" office:value="1E-018" calcext:value-type="float">
            <text:p>1E-18</text:p>
          </table:table-cell>
          <table:table-cell table:formula="of:=[.$M14]*10^-[.H$3]" office:value-type="float" office:value="1E-015" calcext:value-type="float">
            <text:p>1E-15</text:p>
          </table:table-cell>
          <table:table-cell table:formula="of:=[.$M14]*10^-[.I$3]" office:value-type="float" office:value="0.000000000001" calcext:value-type="float">
            <text:p>1E-12</text:p>
          </table:table-cell>
          <table:table-cell table:formula="of:=[.$M14]*10^-[.J$3]" office:value-type="float" office:value="0.000000001" calcext:value-type="float">
            <text:p>0,000000001</text:p>
          </table:table-cell>
          <table:table-cell table:formula="of:=[.$M14]*10^-[.K$3]" office:value-type="float" office:value="0.00000001" calcext:value-type="float">
            <text:p>0,00000001</text:p>
          </table:table-cell>
          <table:table-cell table:formula="of:=[.$M14]*10^-[.L$3]" office:value-type="float" office:value="0.0000001" calcext:value-type="float">
            <text:p>0,0000001</text:p>
          </table:table-cell>
          <table:table-cell office:value-type="float" office:value="0.000001" calcext:value-type="float">
            <text:p>0,000001</text:p>
          </table:table-cell>
          <table:table-cell table:formula="of:=[.$M14]*10^-[.N$3]" office:value-type="float" office:value="0.00001" calcext:value-type="float">
            <text:p>0,00001</text:p>
          </table:table-cell>
          <table:table-cell table:formula="of:=[.$M14]*10^-[.O$3]" office:value-type="float" office:value="0.0001" calcext:value-type="float">
            <text:p>0,0001</text:p>
          </table:table-cell>
          <table:table-cell table:formula="of:=[.$M14]*10^-[.P$3]" office:value-type="float" office:value="0.001" calcext:value-type="float">
            <text:p>0,001</text:p>
          </table:table-cell>
          <table:table-cell table:formula="of:=[.$M14]*10^-[.Q$3]" office:value-type="float" office:value="1" calcext:value-type="float">
            <text:p>1</text:p>
          </table:table-cell>
          <table:table-cell table:formula="of:=[.$M14]*10^-[.R$3]" office:value-type="float" office:value="1000" calcext:value-type="float">
            <text:p>1000</text:p>
          </table:table-cell>
          <table:table-cell table:formula="of:=[.$M14]*10^-[.S$3]" office:value-type="float" office:value="1000000" calcext:value-type="float">
            <text:p>1000000</text:p>
          </table:table-cell>
          <table:table-cell table:formula="of:=[.$M14]*10^-[.T$3]" office:value-type="float" office:value="1000000000" calcext:value-type="float">
            <text:p>1000000000</text:p>
          </table:table-cell>
          <table:table-cell table:formula="of:=[.$M14]*10^-[.U$3]" office:value-type="float" office:value="1000000000000" calcext:value-type="float">
            <text:p>1000000000000</text:p>
          </table:table-cell>
          <table:table-cell table:formula="of:=[.$M14]*10^-[.V$3]" office:value-type="float" office:value="1000000000000000" calcext:value-type="float">
            <text:p>1000000000000000</text:p>
          </table:table-cell>
          <table:table-cell table:formula="of:=[.$M14]*10^-[.W$3]" office:value-type="float" office:value="1E+018" calcext:value-type="float">
            <text:p>1E+018</text:p>
          </table:table-cell>
        </table:table-row>
        <table:table-row table:style-name="ro1">
          <table:table-cell table:number-columns-repeated="2" office:value-type="string" calcext:value-type="string">
            <text:p>psi</text:p>
          </table:table-cell>
          <table:table-cell table:formula="of:=[.$M15]*10^-[.C$3]" office:value-type="float" office:value="1.450377E-031" calcext:value-type="float">
            <text:p>1,450377E-31</text:p>
          </table:table-cell>
          <table:table-cell table:formula="of:=[.$M15]*10^-[.D$3]" office:value-type="float" office:value="1.450377E-028" calcext:value-type="float">
            <text:p>1,450377E-28</text:p>
          </table:table-cell>
          <table:table-cell table:formula="of:=[.$M15]*10^-[.E$3]" office:value-type="float" office:value="1.450377E-025" calcext:value-type="float">
            <text:p>1,450377E-25</text:p>
          </table:table-cell>
          <table:table-cell table:formula="of:=[.$M15]*10^-[.F$3]" office:value-type="float" office:value="1.450377E-022" calcext:value-type="float">
            <text:p>1,450377E-22</text:p>
          </table:table-cell>
          <table:table-cell table:formula="of:=[.$M15]*10^-[.G$3]" office:value-type="float" office:value="1.450377E-019" calcext:value-type="float">
            <text:p>1,450377E-19</text:p>
          </table:table-cell>
          <table:table-cell table:formula="of:=[.$M15]*10^-[.H$3]" office:value-type="float" office:value="1.450377E-016" calcext:value-type="float">
            <text:p>1,450377E-16</text:p>
          </table:table-cell>
          <table:table-cell table:formula="of:=[.$M15]*10^-[.I$3]" office:value-type="float" office:value="0.0000000000001450377" calcext:value-type="float">
            <text:p>1,450377E-13</text:p>
          </table:table-cell>
          <table:table-cell table:formula="of:=[.$M15]*10^-[.J$3]" office:value-type="float" office:value="0.0000000001450377" calcext:value-type="float">
            <text:p>1,450377E-10</text:p>
          </table:table-cell>
          <table:table-cell table:formula="of:=[.$M15]*10^-[.K$3]" office:value-type="float" office:value="0.000000001450377" calcext:value-type="float">
            <text:p>0,000000001450377</text:p>
          </table:table-cell>
          <table:table-cell table:formula="of:=[.$M15]*10^-[.L$3]" office:value-type="float" office:value="0.00000001450377" calcext:value-type="float">
            <text:p>0,00000001450377</text:p>
          </table:table-cell>
          <table:table-cell office:value-type="float" office:value="0.0000001450377" calcext:value-type="float">
            <text:p>0,0000001450377</text:p>
          </table:table-cell>
          <table:table-cell table:formula="of:=[.$M15]*10^-[.N$3]" office:value-type="float" office:value="0.000001450377" calcext:value-type="float">
            <text:p>0,000001450377</text:p>
          </table:table-cell>
          <table:table-cell table:formula="of:=[.$M15]*10^-[.O$3]" office:value-type="float" office:value="0.00001450377" calcext:value-type="float">
            <text:p>0,00001450377</text:p>
          </table:table-cell>
          <table:table-cell table:formula="of:=[.$M15]*10^-[.P$3]" office:value-type="float" office:value="0.0001450377" calcext:value-type="float">
            <text:p>0,0001450377</text:p>
          </table:table-cell>
          <table:table-cell table:formula="of:=[.$M15]*10^-[.Q$3]" office:value-type="float" office:value="0.1450377" calcext:value-type="float">
            <text:p>0,1450377</text:p>
          </table:table-cell>
          <table:table-cell table:formula="of:=[.$M15]*10^-[.R$3]" office:value-type="float" office:value="145.0377" calcext:value-type="float">
            <text:p>145,0377</text:p>
          </table:table-cell>
          <table:table-cell table:formula="of:=[.$M15]*10^-[.S$3]" office:value-type="float" office:value="145037.7" calcext:value-type="float">
            <text:p>145037,7</text:p>
          </table:table-cell>
          <table:table-cell table:formula="of:=[.$M15]*10^-[.T$3]" office:value-type="float" office:value="145037700" calcext:value-type="float">
            <text:p>145037700</text:p>
          </table:table-cell>
          <table:table-cell table:formula="of:=[.$M15]*10^-[.U$3]" office:value-type="float" office:value="145037700000" calcext:value-type="float">
            <text:p>145037700000</text:p>
          </table:table-cell>
          <table:table-cell table:formula="of:=[.$M15]*10^-[.V$3]" office:value-type="float" office:value="145037700000000" calcext:value-type="float">
            <text:p>145037700000000</text:p>
          </table:table-cell>
          <table:table-cell table:formula="of:=[.$M15]*10^-[.W$3]" office:value-type="float" office:value="1.450377E+017" calcext:value-type="float">
            <text:p>1,450377E+017</text:p>
          </table:table-cell>
        </table:table-row>
      </table:table>
      <table:table table:name="Volume" table:style-name="ta1">
        <table:table-column table:style-name="co1" table:number-columns-repeated="2" table:default-cell-style-name="Default"/>
        <table:table-column table:style-name="co1" table:number-columns-repeated="10" table:default-cell-style-name="ce19"/>
        <table:table-column table:style-name="co1" table:default-cell-style-name="ce16"/>
        <table:table-column table:style-name="co1" table:number-columns-repeated="10" table:default-cell-style-name="ce19"/>
        <table:table-row table:style-name="ro1">
          <table:table-cell table:number-columns-repeated="2"/>
          <table:table-cell table:style-name="ce16" office:value-type="string" calcext:value-type="string">
            <text:p>yotta</text:p>
          </table:table-cell>
          <table:table-cell table:style-name="ce16" office:value-type="string" calcext:value-type="string">
            <text:p>zetta</text:p>
          </table:table-cell>
          <table:table-cell table:style-name="ce16" office:value-type="string" calcext:value-type="string">
            <text:p>exa</text:p>
          </table:table-cell>
          <table:table-cell table:style-name="ce16" office:value-type="string" calcext:value-type="string">
            <text:p>peta</text:p>
          </table:table-cell>
          <table:table-cell table:style-name="ce16" office:value-type="string" calcext:value-type="string">
            <text:p>tera</text:p>
          </table:table-cell>
          <table:table-cell table:style-name="ce16" office:value-type="string" calcext:value-type="string">
            <text:p>giga</text:p>
          </table:table-cell>
          <table:table-cell table:style-name="ce16" office:value-type="string" calcext:value-type="string">
            <text:p>mega</text:p>
          </table:table-cell>
          <table:table-cell table:style-name="ce16" office:value-type="string" calcext:value-type="string">
            <text:p>kilo</text:p>
          </table:table-cell>
          <table:table-cell table:style-name="ce16" office:value-type="string" calcext:value-type="string">
            <text:p>hecto</text:p>
          </table:table-cell>
          <table:table-cell table:style-name="ce16" office:value-type="string" calcext:value-type="string">
            <text:p>deca</text:p>
          </table:table-cell>
          <table:table-cell/>
          <table:table-cell table:style-name="ce16" office:value-type="string" calcext:value-type="string">
            <text:p>deci</text:p>
          </table:table-cell>
          <table:table-cell table:style-name="ce16" office:value-type="string" calcext:value-type="string">
            <text:p>centi</text:p>
          </table:table-cell>
          <table:table-cell table:style-name="ce16" office:value-type="string" calcext:value-type="string">
            <text:p>mili</text:p>
          </table:table-cell>
          <table:table-cell table:style-name="ce16" office:value-type="string" calcext:value-type="string">
            <text:p>micro</text:p>
          </table:table-cell>
          <table:table-cell table:style-name="ce16" office:value-type="string" calcext:value-type="string">
            <text:p>nano</text:p>
          </table:table-cell>
          <table:table-cell table:style-name="ce16" office:value-type="string" calcext:value-type="string">
            <text:p>pico</text:p>
          </table:table-cell>
          <table:table-cell table:style-name="ce16" office:value-type="string" calcext:value-type="string">
            <text:p>femto</text:p>
          </table:table-cell>
          <table:table-cell table:style-name="ce16" office:value-type="string" calcext:value-type="string">
            <text:p>atto</text:p>
          </table:table-cell>
          <table:table-cell table:style-name="ce16" office:value-type="string" calcext:value-type="string">
            <text:p>zepto</text:p>
          </table:table-cell>
          <table:table-cell table:style-name="ce16" office:value-type="string" calcext:value-type="string">
            <text:p>yocto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3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table:style-name="ce30" office:value-type="string" calcext:value-type="string">
            <text:p>liter</text:p>
          </table:table-cell>
          <table:table-cell table:style-name="ce30" office:value-type="string" calcext:value-type="string">
            <text:p>l</text:p>
          </table:table-cell>
          <table:table-cell table:formula="of:=[.$M4]*10^-[.C$3]" office:value-type="float" office:value="1E-021" calcext:value-type="float">
            <text:p>1E-21</text:p>
          </table:table-cell>
          <table:table-cell table:formula="of:=[.$M4]*10^-[.D$3]" office:value-type="float" office:value="1E-018" calcext:value-type="float">
            <text:p>1E-18</text:p>
          </table:table-cell>
          <table:table-cell table:formula="of:=[.$M4]*10^-[.E$3]" office:value-type="float" office:value="1E-015" calcext:value-type="float">
            <text:p>1E-15</text:p>
          </table:table-cell>
          <table:table-cell table:formula="of:=[.$M4]*10^-[.F$3]" office:value-type="float" office:value="0.000000000001" calcext:value-type="float">
            <text:p>1E-12</text:p>
          </table:table-cell>
          <table:table-cell table:formula="of:=[.$M4]*10^-[.G$3]" office:value-type="float" office:value="0.000000001" calcext:value-type="float">
            <text:p>0,000000001</text:p>
          </table:table-cell>
          <table:table-cell table:formula="of:=[.$M4]*10^-[.H$3]" office:value-type="float" office:value="0.000001" calcext:value-type="float">
            <text:p>0,000001</text:p>
          </table:table-cell>
          <table:table-cell table:formula="of:=[.$M4]*10^-[.I$3]" office:value-type="float" office:value="0.001" calcext:value-type="float">
            <text:p>0,001</text:p>
          </table:table-cell>
          <table:table-cell table:formula="of:=[.$M4]*10^-[.J$3]" office:value-type="float" office:value="1" calcext:value-type="float">
            <text:p>1</text:p>
          </table:table-cell>
          <table:table-cell table:formula="of:=[.$M4]*10^-[.K$3]" office:value-type="float" office:value="10" calcext:value-type="float">
            <text:p>10</text:p>
          </table:table-cell>
          <table:table-cell table:formula="of:=[.$M4]*10^-[.L$3]" office:value-type="float" office:value="100" calcext:value-type="float">
            <text:p>100</text:p>
          </table:table-cell>
          <table:table-cell table:style-name="ce20" office:value-type="float" office:value="1000" calcext:value-type="float">
            <text:p>1000</text:p>
          </table:table-cell>
          <table:table-cell table:formula="of:=[.$M4]*10^-[.N$3]" office:value-type="float" office:value="10000" calcext:value-type="float">
            <text:p>10000</text:p>
          </table:table-cell>
          <table:table-cell table:formula="of:=[.$M4]*10^-[.O$3]" office:value-type="float" office:value="100000" calcext:value-type="float">
            <text:p>100000</text:p>
          </table:table-cell>
          <table:table-cell table:formula="of:=[.$M4]*10^-[.P$3]" office:value-type="float" office:value="1000000" calcext:value-type="float">
            <text:p>1000000</text:p>
          </table:table-cell>
          <table:table-cell table:formula="of:=[.$M4]*10^-[.Q$3]" office:value-type="float" office:value="1000000000" calcext:value-type="float">
            <text:p>1000000000</text:p>
          </table:table-cell>
          <table:table-cell table:formula="of:=[.$M4]*10^-[.R$3]" office:value-type="float" office:value="1000000000000" calcext:value-type="float">
            <text:p>1000000000000</text:p>
          </table:table-cell>
          <table:table-cell table:formula="of:=[.$M4]*10^-[.S$3]" office:value-type="float" office:value="1000000000000000" calcext:value-type="float">
            <text:p>1000000000000000</text:p>
          </table:table-cell>
          <table:table-cell table:formula="of:=[.$M4]*10^-[.T$3]" office:value-type="float" office:value="1E+018" calcext:value-type="float">
            <text:p>1E+018</text:p>
          </table:table-cell>
          <table:table-cell table:formula="of:=[.$M4]*10^-[.U$3]" office:value-type="float" office:value="1E+021" calcext:value-type="float">
            <text:p>1E+021</text:p>
          </table:table-cell>
          <table:table-cell table:formula="of:=[.$M4]*10^-[.V$3]" office:value-type="float" office:value="1E+024" calcext:value-type="float">
            <text:p>1E+024</text:p>
          </table:table-cell>
          <table:table-cell table:formula="of:=[.$M4]*10^-[.W$3]" office:value-type="float" office:value="1E+027" calcext:value-type="float">
            <text:p>1E+027</text:p>
          </table:table-cell>
        </table:table-row>
        <table:table-row table:style-name="ro1">
          <table:table-cell table:style-name="ce30" office:value-type="string" calcext:value-type="string">
            <text:p>gallon</text:p>
          </table:table-cell>
          <table:table-cell table:style-name="ce30" office:value-type="string" calcext:value-type="string">
            <text:p>gal</text:p>
          </table:table-cell>
          <table:table-cell table:formula="of:=[.$M5]*10^-[.C$3]" office:value-type="float" office:value="2.641720524E-022" calcext:value-type="float">
            <text:p>2,641720524E-22</text:p>
          </table:table-cell>
          <table:table-cell table:formula="of:=[.$M5]*10^-[.D$3]" office:value-type="float" office:value="2.641720524E-019" calcext:value-type="float">
            <text:p>2,641720524E-19</text:p>
          </table:table-cell>
          <table:table-cell table:formula="of:=[.$M5]*10^-[.E$3]" office:value-type="float" office:value="2.641720524E-016" calcext:value-type="float">
            <text:p>2,641720524E-16</text:p>
          </table:table-cell>
          <table:table-cell table:formula="of:=[.$M5]*10^-[.F$3]" office:value-type="float" office:value="0.00000000000026417205" calcext:value-type="float">
            <text:p>2,641720524E-13</text:p>
          </table:table-cell>
          <table:table-cell table:formula="of:=[.$M5]*10^-[.G$3]" office:value-type="float" office:value="0.0000000002641720524" calcext:value-type="float">
            <text:p>2,641720524E-10</text:p>
          </table:table-cell>
          <table:table-cell table:formula="of:=[.$M5]*10^-[.H$3]" office:value-type="float" office:value="0.0000002641720524" calcext:value-type="float">
            <text:p>0,0000002641720524</text:p>
          </table:table-cell>
          <table:table-cell table:formula="of:=[.$M5]*10^-[.I$3]" office:value-type="float" office:value="0.0002641720524" calcext:value-type="float">
            <text:p>0,0002641720524</text:p>
          </table:table-cell>
          <table:table-cell table:formula="of:=[.$M5]*10^-[.J$3]" office:value-type="float" office:value="0.2641720524" calcext:value-type="float">
            <text:p>0,2641720524</text:p>
          </table:table-cell>
          <table:table-cell table:formula="of:=[.$M5]*10^-[.K$3]" office:value-type="float" office:value="2.641720524" calcext:value-type="float">
            <text:p>2,641720524</text:p>
          </table:table-cell>
          <table:table-cell table:formula="of:=[.$M5]*10^-[.L$3]" office:value-type="float" office:value="26.41720524" calcext:value-type="float">
            <text:p>26,41720524</text:p>
          </table:table-cell>
          <table:table-cell table:style-name="ce11" office:value-type="float" office:value="264.1720524" calcext:value-type="float">
            <text:p>264,1720524</text:p>
          </table:table-cell>
          <table:table-cell table:formula="of:=[.$M5]*10^-[.N$3]" office:value-type="float" office:value="2641.720524" calcext:value-type="float">
            <text:p>2641,720524</text:p>
          </table:table-cell>
          <table:table-cell table:formula="of:=[.$M5]*10^-[.O$3]" office:value-type="float" office:value="26417.20524" calcext:value-type="float">
            <text:p>26417,20524</text:p>
          </table:table-cell>
          <table:table-cell table:formula="of:=[.$M5]*10^-[.P$3]" office:value-type="float" office:value="264172.0524" calcext:value-type="float">
            <text:p>264172,0524</text:p>
          </table:table-cell>
          <table:table-cell table:formula="of:=[.$M5]*10^-[.Q$3]" office:value-type="float" office:value="264172052.4" calcext:value-type="float">
            <text:p>264172052,4</text:p>
          </table:table-cell>
          <table:table-cell table:formula="of:=[.$M5]*10^-[.R$3]" office:value-type="float" office:value="264172052400" calcext:value-type="float">
            <text:p>264172052400</text:p>
          </table:table-cell>
          <table:table-cell table:formula="of:=[.$M5]*10^-[.S$3]" office:value-type="float" office:value="264172052400000" calcext:value-type="float">
            <text:p>264172052400000</text:p>
          </table:table-cell>
          <table:table-cell table:formula="of:=[.$M5]*10^-[.T$3]" office:value-type="float" office:value="2.641720524E+017" calcext:value-type="float">
            <text:p>2,641720524E+017</text:p>
          </table:table-cell>
          <table:table-cell table:formula="of:=[.$M5]*10^-[.U$3]" office:value-type="float" office:value="2.641720524E+020" calcext:value-type="float">
            <text:p>2,641720524E+020</text:p>
          </table:table-cell>
          <table:table-cell table:formula="of:=[.$M5]*10^-[.V$3]" office:value-type="float" office:value="2.641720524E+023" calcext:value-type="float">
            <text:p>2,641720524E+023</text:p>
          </table:table-cell>
          <table:table-cell table:formula="of:=[.$M5]*10^-[.W$3]" office:value-type="float" office:value="2.641720524E+026" calcext:value-type="float">
            <text:p>2,641720524E+026</text:p>
          </table:table-cell>
        </table:table-row>
      </table:table>
      <table:table table:name="Acceleration" table:style-name="ta1">
        <table:table-column table:style-name="co1" table:number-columns-repeated="2" table:default-cell-style-name="Default"/>
        <table:table-column table:style-name="co1" table:number-columns-repeated="21" table:default-cell-style-name="ce16"/>
        <table:table-row table:style-name="ro1">
          <table:table-cell table:number-columns-repeated="2"/>
          <table:table-cell office:value-type="string" calcext:value-type="string">
            <text:p>yotta</text:p>
          </table:table-cell>
          <table:table-cell office:value-type="string" calcext:value-type="string">
            <text:p>zetta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peta</text:p>
          </table:table-cell>
          <table:table-cell office:value-type="string" calcext:value-type="string">
            <text:p>tera</text:p>
          </table:table-cell>
          <table:table-cell office:value-type="string" calcext:value-type="string">
            <text:p>giga</text:p>
          </table:table-cell>
          <table:table-cell office:value-type="string" calcext:value-type="string">
            <text:p>mega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hecto</text:p>
          </table:table-cell>
          <table:table-cell office:value-type="string" calcext:value-type="string">
            <text:p>deca</text:p>
          </table:table-cell>
          <table:table-cell/>
          <table:table-cell office:value-type="string" calcext:value-type="string">
            <text:p>deci</text:p>
          </table:table-cell>
          <table:table-cell office:value-type="string" calcext:value-type="string">
            <text:p>centi</text:p>
          </table:table-cell>
          <table:table-cell office:value-type="string" calcext:value-type="string">
            <text:p>mili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femto</text:p>
          </table:table-cell>
          <table:table-cell office:value-type="string" calcext:value-type="string">
            <text:p>atto</text:p>
          </table:table-cell>
          <table:table-cell office:value-type="string" calcext:value-type="string">
            <text:p>zepto</text:p>
          </table:table-cell>
          <table:table-cell office:value-type="string" calcext:value-type="string">
            <text:p>yocto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3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table:style-name="ce30" office:value-type="string" calcext:value-type="string">
            <text:p>gravity</text:p>
          </table:table-cell>
          <table:table-cell table:style-name="ce30" office:value-type="string" calcext:value-type="string">
            <text:p>g</text:p>
          </table:table-cell>
          <table:table-cell table:style-name="ce19" table:formula="of:=[.$M4]*10^-[.C$3]" office:value-type="float" office:value="1.01971621297793E-025" calcext:value-type="float">
            <text:p>1,01971621297793E-25</text:p>
          </table:table-cell>
          <table:table-cell table:style-name="ce19" table:formula="of:=[.$M4]*10^-[.D$3]" office:value-type="float" office:value="1.01971621297793E-022" calcext:value-type="float">
            <text:p>1,01971621297793E-22</text:p>
          </table:table-cell>
          <table:table-cell table:style-name="ce19" table:formula="of:=[.$M4]*10^-[.E$3]" office:value-type="float" office:value="1.01971621297793E-019" calcext:value-type="float">
            <text:p>1,01971621297793E-19</text:p>
          </table:table-cell>
          <table:table-cell table:style-name="ce19" table:formula="of:=[.$M4]*10^-[.F$3]" office:value-type="float" office:value="1.01971621297793E-016" calcext:value-type="float">
            <text:p>1,01971621297793E-16</text:p>
          </table:table-cell>
          <table:table-cell table:style-name="ce19" table:formula="of:=[.$M4]*10^-[.G$3]" office:value-type="float" office:value="0.00000000000010197162" calcext:value-type="float">
            <text:p>1,0197162E-13</text:p>
          </table:table-cell>
          <table:table-cell table:style-name="ce19" table:formula="of:=[.$M4]*10^-[.H$3]" office:value-type="float" office:value="0.0000000001019716213" calcext:value-type="float">
            <text:p>1,019716213E-10</text:p>
          </table:table-cell>
          <table:table-cell table:style-name="ce19" table:formula="of:=[.$M4]*10^-[.I$3]" office:value-type="float" office:value="0.00000010197162129779" calcext:value-type="float">
            <text:p>1,0197162129779E-07</text:p>
          </table:table-cell>
          <table:table-cell table:style-name="ce19" table:formula="of:=[.$M4]*10^-[.J$3]" office:value-type="float" office:value="0.000101971621297793" calcext:value-type="float">
            <text:p>0,000101971621297793</text:p>
          </table:table-cell>
          <table:table-cell table:style-name="ce19" table:formula="of:=[.$M4]*10^-[.K$3]" office:value-type="float" office:value="0.00101971621297793" calcext:value-type="float">
            <text:p>0,00101971621297793</text:p>
          </table:table-cell>
          <table:table-cell table:style-name="ce19" table:formula="of:=[.$M4]*10^-[.L$3]" office:value-type="float" office:value="0.0101971621297793" calcext:value-type="float">
            <text:p>0,0101971621297793</text:p>
          </table:table-cell>
          <table:table-cell table:style-name="ce20" office:value-type="float" office:value="0.101971621297793" calcext:value-type="float">
            <text:p>0,101971621297793</text:p>
          </table:table-cell>
          <table:table-cell table:style-name="ce19" table:formula="of:=[.$M4]*10^-[.N$3]" office:value-type="float" office:value="1.01971621297793" calcext:value-type="float">
            <text:p>1,01971621297793</text:p>
          </table:table-cell>
          <table:table-cell table:style-name="ce19" table:formula="of:=[.$M4]*10^-[.O$3]" office:value-type="float" office:value="10.1971621297793" calcext:value-type="float">
            <text:p>10,1971621297793</text:p>
          </table:table-cell>
          <table:table-cell table:style-name="ce19" table:formula="of:=[.$M4]*10^-[.P$3]" office:value-type="float" office:value="101.971621297793" calcext:value-type="float">
            <text:p>101,971621297793</text:p>
          </table:table-cell>
          <table:table-cell table:style-name="ce19" table:formula="of:=[.$M4]*10^-[.Q$3]" office:value-type="float" office:value="101971.621297793" calcext:value-type="float">
            <text:p>101971,621297793</text:p>
          </table:table-cell>
          <table:table-cell table:style-name="ce19" table:formula="of:=[.$M4]*10^-[.R$3]" office:value-type="float" office:value="101971621.297793" calcext:value-type="float">
            <text:p>101971621,297793</text:p>
          </table:table-cell>
          <table:table-cell table:style-name="ce19" table:formula="of:=[.$M4]*10^-[.S$3]" office:value-type="float" office:value="101971621297.793" calcext:value-type="float">
            <text:p>101971621297,793</text:p>
          </table:table-cell>
          <table:table-cell table:style-name="ce19" table:formula="of:=[.$M4]*10^-[.T$3]" office:value-type="float" office:value="101971621297793" calcext:value-type="float">
            <text:p>101971621297793</text:p>
          </table:table-cell>
          <table:table-cell table:style-name="ce19" table:formula="of:=[.$M4]*10^-[.U$3]" office:value-type="float" office:value="1.01971621297793E+017" calcext:value-type="float">
            <text:p>1,01971621297793E+017</text:p>
          </table:table-cell>
          <table:table-cell table:style-name="ce19" table:formula="of:=[.$M4]*10^-[.V$3]" office:value-type="float" office:value="1.01971621297793E+020" calcext:value-type="float">
            <text:p>1,01971621297793E+020</text:p>
          </table:table-cell>
          <table:table-cell table:style-name="ce19" table:formula="of:=[.$M4]*10^-[.W$3]" office:value-type="float" office:value="1.01971621297793E+023" calcext:value-type="float">
            <text:p>1,01971621297793E+023</text:p>
          </table:table-cell>
        </table:table-row>
      </table:table>
      <table:table table:name="Conductivity" table:style-name="ta1">
        <table:table-column table:style-name="co1" table:number-columns-repeated="2" table:default-cell-style-name="Default"/>
        <table:table-column table:style-name="co1" table:number-columns-repeated="21" table:default-cell-style-name="ce16"/>
        <table:table-row table:style-name="ro1">
          <table:table-cell table:number-columns-repeated="2"/>
          <table:table-cell office:value-type="string" calcext:value-type="string">
            <text:p>yotta</text:p>
          </table:table-cell>
          <table:table-cell office:value-type="string" calcext:value-type="string">
            <text:p>zetta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peta</text:p>
          </table:table-cell>
          <table:table-cell office:value-type="string" calcext:value-type="string">
            <text:p>tera</text:p>
          </table:table-cell>
          <table:table-cell office:value-type="string" calcext:value-type="string">
            <text:p>giga</text:p>
          </table:table-cell>
          <table:table-cell office:value-type="string" calcext:value-type="string">
            <text:p>mega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hecto</text:p>
          </table:table-cell>
          <table:table-cell office:value-type="string" calcext:value-type="string">
            <text:p>deca</text:p>
          </table:table-cell>
          <table:table-cell/>
          <table:table-cell office:value-type="string" calcext:value-type="string">
            <text:p>deci</text:p>
          </table:table-cell>
          <table:table-cell office:value-type="string" calcext:value-type="string">
            <text:p>centi</text:p>
          </table:table-cell>
          <table:table-cell office:value-type="string" calcext:value-type="string">
            <text:p>mili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femto</text:p>
          </table:table-cell>
          <table:table-cell office:value-type="string" calcext:value-type="string">
            <text:p>atto</text:p>
          </table:table-cell>
          <table:table-cell office:value-type="string" calcext:value-type="string">
            <text:p>zepto</text:p>
          </table:table-cell>
          <table:table-cell office:value-type="string" calcext:value-type="string">
            <text:p>yocto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3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table:style-name="ce30" office:value-type="string" calcext:value-type="string">
            <text:p>sigma</text:p>
          </table:table-cell>
          <table:table-cell table:style-name="ce30" office:value-type="string" calcext:value-type="string">
            <text:p>σ</text:p>
          </table:table-cell>
          <table:table-cell table:style-name="ce19" table:formula="of:=[.$M4]*10^-[.C$3]" office:value-type="float" office:value="1E-021" calcext:value-type="float">
            <text:p>1E-21</text:p>
          </table:table-cell>
          <table:table-cell table:style-name="ce19" table:formula="of:=[.$M4]*10^-[.D$3]" office:value-type="float" office:value="1E-018" calcext:value-type="float">
            <text:p>1E-18</text:p>
          </table:table-cell>
          <table:table-cell table:style-name="ce19" table:formula="of:=[.$M4]*10^-[.E$3]" office:value-type="float" office:value="1E-015" calcext:value-type="float">
            <text:p>1E-15</text:p>
          </table:table-cell>
          <table:table-cell table:style-name="ce19" table:formula="of:=[.$M4]*10^-[.F$3]" office:value-type="float" office:value="0.000000000001" calcext:value-type="float">
            <text:p>1E-12</text:p>
          </table:table-cell>
          <table:table-cell table:style-name="ce19" table:formula="of:=[.$M4]*10^-[.G$3]" office:value-type="float" office:value="0.000000001" calcext:value-type="float">
            <text:p>0,000000001</text:p>
          </table:table-cell>
          <table:table-cell table:style-name="ce19" table:formula="of:=[.$M4]*10^-[.H$3]" office:value-type="float" office:value="0.000001" calcext:value-type="float">
            <text:p>0,000001</text:p>
          </table:table-cell>
          <table:table-cell table:style-name="ce19" table:formula="of:=[.$M4]*10^-[.I$3]" office:value-type="float" office:value="0.001" calcext:value-type="float">
            <text:p>0,001</text:p>
          </table:table-cell>
          <table:table-cell table:style-name="ce19" table:formula="of:=[.$M4]*10^-[.J$3]" office:value-type="float" office:value="1" calcext:value-type="float">
            <text:p>1</text:p>
          </table:table-cell>
          <table:table-cell table:style-name="ce19" table:formula="of:=[.$M4]*10^-[.K$3]" office:value-type="float" office:value="10" calcext:value-type="float">
            <text:p>10</text:p>
          </table:table-cell>
          <table:table-cell table:style-name="ce19" table:formula="of:=[.$M4]*10^-[.L$3]" office:value-type="float" office:value="100" calcext:value-type="float">
            <text:p>100</text:p>
          </table:table-cell>
          <table:table-cell table:style-name="ce20" office:value-type="float" office:value="1000" calcext:value-type="float">
            <text:p>1000</text:p>
          </table:table-cell>
          <table:table-cell table:style-name="ce19" table:formula="of:=[.$M4]*10^-[.N$3]" office:value-type="float" office:value="10000" calcext:value-type="float">
            <text:p>10000</text:p>
          </table:table-cell>
          <table:table-cell table:style-name="ce19" table:formula="of:=[.$M4]*10^-[.O$3]" office:value-type="float" office:value="100000" calcext:value-type="float">
            <text:p>100000</text:p>
          </table:table-cell>
          <table:table-cell table:style-name="ce19" table:formula="of:=[.$M4]*10^-[.P$3]" office:value-type="float" office:value="1000000" calcext:value-type="float">
            <text:p>1000000</text:p>
          </table:table-cell>
          <table:table-cell table:style-name="ce19" table:formula="of:=[.$M4]*10^-[.Q$3]" office:value-type="float" office:value="1000000000" calcext:value-type="float">
            <text:p>1000000000</text:p>
          </table:table-cell>
          <table:table-cell table:style-name="ce19" table:formula="of:=[.$M4]*10^-[.R$3]" office:value-type="float" office:value="1000000000000" calcext:value-type="float">
            <text:p>1000000000000</text:p>
          </table:table-cell>
          <table:table-cell table:style-name="ce19" table:formula="of:=[.$M4]*10^-[.S$3]" office:value-type="float" office:value="1000000000000000" calcext:value-type="float">
            <text:p>1000000000000000</text:p>
          </table:table-cell>
          <table:table-cell table:style-name="ce19" table:formula="of:=[.$M4]*10^-[.T$3]" office:value-type="float" office:value="1E+018" calcext:value-type="float">
            <text:p>1E+018</text:p>
          </table:table-cell>
          <table:table-cell table:style-name="ce19" table:formula="of:=[.$M4]*10^-[.U$3]" office:value-type="float" office:value="1E+021" calcext:value-type="float">
            <text:p>1E+021</text:p>
          </table:table-cell>
          <table:table-cell table:style-name="ce19" table:formula="of:=[.$M4]*10^-[.V$3]" office:value-type="float" office:value="1E+024" calcext:value-type="float">
            <text:p>1E+024</text:p>
          </table:table-cell>
          <table:table-cell table:style-name="ce19" table:formula="of:=[.$M4]*10^-[.W$3]" office:value-type="float" office:value="1E+027" calcext:value-type="float">
            <text:p>1E+027</text:p>
          </table:table-cell>
        </table:table-row>
      </table:table>
      <table:table table:name="Resistivity" table:style-name="ta1">
        <table:table-column table:style-name="co1" table:number-columns-repeated="2" table:default-cell-style-name="Default"/>
        <table:table-column table:style-name="co1" table:number-columns-repeated="21" table:default-cell-style-name="ce16"/>
        <table:table-row table:style-name="ro1">
          <table:table-cell table:number-columns-repeated="2"/>
          <table:table-cell office:value-type="string" calcext:value-type="string">
            <text:p>yotta</text:p>
          </table:table-cell>
          <table:table-cell office:value-type="string" calcext:value-type="string">
            <text:p>zetta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peta</text:p>
          </table:table-cell>
          <table:table-cell office:value-type="string" calcext:value-type="string">
            <text:p>tera</text:p>
          </table:table-cell>
          <table:table-cell office:value-type="string" calcext:value-type="string">
            <text:p>giga</text:p>
          </table:table-cell>
          <table:table-cell office:value-type="string" calcext:value-type="string">
            <text:p>mega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hecto</text:p>
          </table:table-cell>
          <table:table-cell office:value-type="string" calcext:value-type="string">
            <text:p>deca</text:p>
          </table:table-cell>
          <table:table-cell/>
          <table:table-cell office:value-type="string" calcext:value-type="string">
            <text:p>deci</text:p>
          </table:table-cell>
          <table:table-cell office:value-type="string" calcext:value-type="string">
            <text:p>centi</text:p>
          </table:table-cell>
          <table:table-cell office:value-type="string" calcext:value-type="string">
            <text:p>mili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femto</text:p>
          </table:table-cell>
          <table:table-cell office:value-type="string" calcext:value-type="string">
            <text:p>atto</text:p>
          </table:table-cell>
          <table:table-cell office:value-type="string" calcext:value-type="string">
            <text:p>zepto</text:p>
          </table:table-cell>
          <table:table-cell office:value-type="string" calcext:value-type="string">
            <text:p>yocto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3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table:style-name="ce30" office:value-type="string" calcext:value-type="string">
            <text:p>ohm</text:p>
          </table:table-cell>
          <table:table-cell table:style-name="ce30" office:value-type="string" calcext:value-type="string">
            <text:p>Ω</text:p>
          </table:table-cell>
          <table:table-cell table:style-name="ce19" table:formula="of:=[.$M4]*10^-[.C$3]" office:value-type="float" office:value="1E-027" calcext:value-type="float">
            <text:p>1E-27</text:p>
          </table:table-cell>
          <table:table-cell table:style-name="ce19" table:formula="of:=[.$M4]*10^-[.D$3]" office:value-type="float" office:value="1E-024" calcext:value-type="float">
            <text:p>1E-24</text:p>
          </table:table-cell>
          <table:table-cell table:style-name="ce19" table:formula="of:=[.$M4]*10^-[.E$3]" office:value-type="float" office:value="1E-021" calcext:value-type="float">
            <text:p>1E-21</text:p>
          </table:table-cell>
          <table:table-cell table:style-name="ce19" table:formula="of:=[.$M4]*10^-[.F$3]" office:value-type="float" office:value="1E-018" calcext:value-type="float">
            <text:p>1E-18</text:p>
          </table:table-cell>
          <table:table-cell table:style-name="ce19" table:formula="of:=[.$M4]*10^-[.G$3]" office:value-type="float" office:value="1E-015" calcext:value-type="float">
            <text:p>1E-15</text:p>
          </table:table-cell>
          <table:table-cell table:style-name="ce19" table:formula="of:=[.$M4]*10^-[.H$3]" office:value-type="float" office:value="0.000000000001" calcext:value-type="float">
            <text:p>1E-12</text:p>
          </table:table-cell>
          <table:table-cell table:style-name="ce19" table:formula="of:=[.$M4]*10^-[.I$3]" office:value-type="float" office:value="0.000000001" calcext:value-type="float">
            <text:p>0,000000001</text:p>
          </table:table-cell>
          <table:table-cell table:style-name="ce19" table:formula="of:=[.$M4]*10^-[.J$3]" office:value-type="float" office:value="0.000001" calcext:value-type="float">
            <text:p>0,000001</text:p>
          </table:table-cell>
          <table:table-cell table:style-name="ce19" table:formula="of:=[.$M4]*10^-[.K$3]" office:value-type="float" office:value="0.00001" calcext:value-type="float">
            <text:p>0,00001</text:p>
          </table:table-cell>
          <table:table-cell table:style-name="ce19" table:formula="of:=[.$M4]*10^-[.L$3]" office:value-type="float" office:value="0.0001" calcext:value-type="float">
            <text:p>0,0001</text:p>
          </table:table-cell>
          <table:table-cell table:style-name="ce20" office:value-type="float" office:value="0.001" calcext:value-type="float">
            <text:p>0,001</text:p>
          </table:table-cell>
          <table:table-cell table:style-name="ce19" table:formula="of:=[.$M4]*10^-[.N$3]" office:value-type="float" office:value="0.01" calcext:value-type="float">
            <text:p>0,01</text:p>
          </table:table-cell>
          <table:table-cell table:style-name="ce19" table:formula="of:=[.$M4]*10^-[.O$3]" office:value-type="float" office:value="0.1" calcext:value-type="float">
            <text:p>0,1</text:p>
          </table:table-cell>
          <table:table-cell table:style-name="ce19" table:formula="of:=[.$M4]*10^-[.P$3]" office:value-type="float" office:value="1" calcext:value-type="float">
            <text:p>1</text:p>
          </table:table-cell>
          <table:table-cell table:style-name="ce19" table:formula="of:=[.$M4]*10^-[.Q$3]" office:value-type="float" office:value="1000" calcext:value-type="float">
            <text:p>1000</text:p>
          </table:table-cell>
          <table:table-cell table:style-name="ce19" table:formula="of:=[.$M4]*10^-[.R$3]" office:value-type="float" office:value="1000000" calcext:value-type="float">
            <text:p>1000000</text:p>
          </table:table-cell>
          <table:table-cell table:style-name="ce19" table:formula="of:=[.$M4]*10^-[.S$3]" office:value-type="float" office:value="1000000000" calcext:value-type="float">
            <text:p>1000000000</text:p>
          </table:table-cell>
          <table:table-cell table:style-name="ce19" table:formula="of:=[.$M4]*10^-[.T$3]" office:value-type="float" office:value="1000000000000" calcext:value-type="float">
            <text:p>1000000000000</text:p>
          </table:table-cell>
          <table:table-cell table:style-name="ce19" table:formula="of:=[.$M4]*10^-[.U$3]" office:value-type="float" office:value="1000000000000000" calcext:value-type="float">
            <text:p>1000000000000000</text:p>
          </table:table-cell>
          <table:table-cell table:style-name="ce19" table:formula="of:=[.$M4]*10^-[.V$3]" office:value-type="float" office:value="1E+018" calcext:value-type="float">
            <text:p>1E+018</text:p>
          </table:table-cell>
          <table:table-cell table:style-name="ce19" table:formula="of:=[.$M4]*10^-[.W$3]" office:value-type="float" office:value="1E+021" calcext:value-type="float">
            <text:p>1E+021</text:p>
          </table:table-cell>
        </table:table-row>
      </table:table>
      <table:table table:name="Dobson" table:style-name="ta1">
        <table:table-column table:style-name="co1" table:number-columns-repeated="2" table:default-cell-style-name="Default"/>
        <table:table-column table:style-name="co1" table:number-columns-repeated="21" table:default-cell-style-name="ce16"/>
        <table:table-row table:style-name="ro1">
          <table:table-cell table:number-columns-repeated="2"/>
          <table:table-cell office:value-type="string" calcext:value-type="string">
            <text:p>yotta</text:p>
          </table:table-cell>
          <table:table-cell office:value-type="string" calcext:value-type="string">
            <text:p>zetta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peta</text:p>
          </table:table-cell>
          <table:table-cell office:value-type="string" calcext:value-type="string">
            <text:p>tera</text:p>
          </table:table-cell>
          <table:table-cell office:value-type="string" calcext:value-type="string">
            <text:p>giga</text:p>
          </table:table-cell>
          <table:table-cell office:value-type="string" calcext:value-type="string">
            <text:p>mega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hecto</text:p>
          </table:table-cell>
          <table:table-cell office:value-type="string" calcext:value-type="string">
            <text:p>deca</text:p>
          </table:table-cell>
          <table:table-cell/>
          <table:table-cell office:value-type="string" calcext:value-type="string">
            <text:p>deci</text:p>
          </table:table-cell>
          <table:table-cell office:value-type="string" calcext:value-type="string">
            <text:p>centi</text:p>
          </table:table-cell>
          <table:table-cell office:value-type="string" calcext:value-type="string">
            <text:p>mili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femto</text:p>
          </table:table-cell>
          <table:table-cell office:value-type="string" calcext:value-type="string">
            <text:p>atto</text:p>
          </table:table-cell>
          <table:table-cell office:value-type="string" calcext:value-type="string">
            <text:p>zepto</text:p>
          </table:table-cell>
          <table:table-cell office:value-type="string" calcext:value-type="string">
            <text:p>yocto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3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table:style-name="ce30" office:value-type="string" calcext:value-type="string">
            <text:p>dobson</text:p>
          </table:table-cell>
          <table:table-cell table:style-name="ce30" office:value-type="string" calcext:value-type="string">
            <text:p>DU</text:p>
          </table:table-cell>
          <table:table-cell table:style-name="ce19" table:formula="of:=[.$M4]*10^-[.C$3]" office:value-type="float" office:value="2.2414E-021" calcext:value-type="float">
            <text:p>2,2414E-21</text:p>
          </table:table-cell>
          <table:table-cell table:style-name="ce19" table:formula="of:=[.$M4]*10^-[.D$3]" office:value-type="float" office:value="2.2414E-018" calcext:value-type="float">
            <text:p>2,2414E-18</text:p>
          </table:table-cell>
          <table:table-cell table:style-name="ce19" table:formula="of:=[.$M4]*10^-[.E$3]" office:value-type="float" office:value="2.2414E-015" calcext:value-type="float">
            <text:p>2,2414E-15</text:p>
          </table:table-cell>
          <table:table-cell table:style-name="ce19" table:formula="of:=[.$M4]*10^-[.F$3]" office:value-type="float" office:value="0.0000000000022414" calcext:value-type="float">
            <text:p>2,2414E-12</text:p>
          </table:table-cell>
          <table:table-cell table:style-name="ce19" table:formula="of:=[.$M4]*10^-[.G$3]" office:value-type="float" office:value="0.0000000022414" calcext:value-type="float">
            <text:p>0,0000000022414</text:p>
          </table:table-cell>
          <table:table-cell table:style-name="ce19" table:formula="of:=[.$M4]*10^-[.H$3]" office:value-type="float" office:value="0.0000022414" calcext:value-type="float">
            <text:p>0,0000022414</text:p>
          </table:table-cell>
          <table:table-cell table:style-name="ce19" table:formula="of:=[.$M4]*10^-[.I$3]" office:value-type="float" office:value="0.0022414" calcext:value-type="float">
            <text:p>0,0022414</text:p>
          </table:table-cell>
          <table:table-cell table:style-name="ce19" table:formula="of:=[.$M4]*10^-[.J$3]" office:value-type="float" office:value="2.2414" calcext:value-type="float">
            <text:p>2,2414</text:p>
          </table:table-cell>
          <table:table-cell table:style-name="ce19" table:formula="of:=[.$M4]*10^-[.K$3]" office:value-type="float" office:value="22.414" calcext:value-type="float">
            <text:p>22,414</text:p>
          </table:table-cell>
          <table:table-cell table:style-name="ce19" table:formula="of:=[.$M4]*10^-[.L$3]" office:value-type="float" office:value="224.14" calcext:value-type="float">
            <text:p>224,14</text:p>
          </table:table-cell>
          <table:table-cell table:style-name="ce20" office:value-type="float" office:value="2241.4" calcext:value-type="float">
            <text:p>2241,4</text:p>
          </table:table-cell>
          <table:table-cell table:style-name="ce19" table:formula="of:=[.$M4]*10^-[.N$3]" office:value-type="float" office:value="22414" calcext:value-type="float">
            <text:p>22414</text:p>
          </table:table-cell>
          <table:table-cell table:style-name="ce19" table:formula="of:=[.$M4]*10^-[.O$3]" office:value-type="float" office:value="224140" calcext:value-type="float">
            <text:p>224140</text:p>
          </table:table-cell>
          <table:table-cell table:style-name="ce19" table:formula="of:=[.$M4]*10^-[.P$3]" office:value-type="float" office:value="2241400" calcext:value-type="float">
            <text:p>2241400</text:p>
          </table:table-cell>
          <table:table-cell table:style-name="ce19" table:formula="of:=[.$M4]*10^-[.Q$3]" office:value-type="float" office:value="2241400000" calcext:value-type="float">
            <text:p>2241400000</text:p>
          </table:table-cell>
          <table:table-cell table:style-name="ce19" table:formula="of:=[.$M4]*10^-[.R$3]" office:value-type="float" office:value="2241400000000" calcext:value-type="float">
            <text:p>2241400000000</text:p>
          </table:table-cell>
          <table:table-cell table:style-name="ce19" table:formula="of:=[.$M4]*10^-[.S$3]" office:value-type="float" office:value="2241400000000000" calcext:value-type="float">
            <text:p>2241400000000000</text:p>
          </table:table-cell>
          <table:table-cell table:style-name="ce19" table:formula="of:=[.$M4]*10^-[.T$3]" office:value-type="float" office:value="2.2414E+018" calcext:value-type="float">
            <text:p>2,2414E+018</text:p>
          </table:table-cell>
          <table:table-cell table:style-name="ce19" table:formula="of:=[.$M4]*10^-[.U$3]" office:value-type="float" office:value="2.2414E+021" calcext:value-type="float">
            <text:p>2,2414E+021</text:p>
          </table:table-cell>
          <table:table-cell table:style-name="ce19" table:formula="of:=[.$M4]*10^-[.V$3]" office:value-type="float" office:value="2.2414E+024" calcext:value-type="float">
            <text:p>2,2414E+024</text:p>
          </table:table-cell>
          <table:table-cell table:style-name="ce19" table:formula="of:=[.$M4]*10^-[.W$3]" office:value-type="float" office:value="2.2414E+027" calcext:value-type="float">
            <text:p>2,2414E+027</text:p>
          </table:table-cell>
        </table:table-row>
      </table:table>
      <table:table table:name="ElectricCharge" table:style-name="ta1">
        <table:table-column table:style-name="co1" table:number-columns-repeated="2" table:default-cell-style-name="Default"/>
        <table:table-column table:style-name="co1" table:number-columns-repeated="21" table:default-cell-style-name="ce16"/>
        <table:table-row table:style-name="ro1">
          <table:table-cell table:number-columns-repeated="2"/>
          <table:table-cell office:value-type="string" calcext:value-type="string">
            <text:p>yotta</text:p>
          </table:table-cell>
          <table:table-cell office:value-type="string" calcext:value-type="string">
            <text:p>zetta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peta</text:p>
          </table:table-cell>
          <table:table-cell office:value-type="string" calcext:value-type="string">
            <text:p>tera</text:p>
          </table:table-cell>
          <table:table-cell office:value-type="string" calcext:value-type="string">
            <text:p>giga</text:p>
          </table:table-cell>
          <table:table-cell office:value-type="string" calcext:value-type="string">
            <text:p>mega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hecto</text:p>
          </table:table-cell>
          <table:table-cell office:value-type="string" calcext:value-type="string">
            <text:p>deca</text:p>
          </table:table-cell>
          <table:table-cell/>
          <table:table-cell office:value-type="string" calcext:value-type="string">
            <text:p>deci</text:p>
          </table:table-cell>
          <table:table-cell office:value-type="string" calcext:value-type="string">
            <text:p>centi</text:p>
          </table:table-cell>
          <table:table-cell office:value-type="string" calcext:value-type="string">
            <text:p>mili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femto</text:p>
          </table:table-cell>
          <table:table-cell office:value-type="string" calcext:value-type="string">
            <text:p>atto</text:p>
          </table:table-cell>
          <table:table-cell office:value-type="string" calcext:value-type="string">
            <text:p>zepto</text:p>
          </table:table-cell>
          <table:table-cell office:value-type="string" calcext:value-type="string">
            <text:p>yocto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3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table:style-name="ce30" office:value-type="string" calcext:value-type="string">
            <text:p>Coulomb</text:p>
          </table:table-cell>
          <table:table-cell table:style-name="ce30" office:value-type="string" calcext:value-type="string">
            <text:p>C</text:p>
          </table:table-cell>
          <table:table-cell table:style-name="ce19" table:formula="of:=[.$M4]*10^-[.C$3]" office:value-type="float" office:value="1E-024" calcext:value-type="float">
            <text:p>1E-24</text:p>
          </table:table-cell>
          <table:table-cell table:style-name="ce19" table:formula="of:=[.$M4]*10^-[.D$3]" office:value-type="float" office:value="1E-021" calcext:value-type="float">
            <text:p>1E-21</text:p>
          </table:table-cell>
          <table:table-cell table:style-name="ce19" table:formula="of:=[.$M4]*10^-[.E$3]" office:value-type="float" office:value="1E-018" calcext:value-type="float">
            <text:p>1E-18</text:p>
          </table:table-cell>
          <table:table-cell table:style-name="ce19" table:formula="of:=[.$M4]*10^-[.F$3]" office:value-type="float" office:value="1E-015" calcext:value-type="float">
            <text:p>1E-15</text:p>
          </table:table-cell>
          <table:table-cell table:style-name="ce19" table:formula="of:=[.$M4]*10^-[.G$3]" office:value-type="float" office:value="0.000000000001" calcext:value-type="float">
            <text:p>1E-12</text:p>
          </table:table-cell>
          <table:table-cell table:style-name="ce19" table:formula="of:=[.$M4]*10^-[.H$3]" office:value-type="float" office:value="0.000000001" calcext:value-type="float">
            <text:p>0,000000001</text:p>
          </table:table-cell>
          <table:table-cell table:style-name="ce19" table:formula="of:=[.$M4]*10^-[.I$3]" office:value-type="float" office:value="0.000001" calcext:value-type="float">
            <text:p>0,000001</text:p>
          </table:table-cell>
          <table:table-cell table:style-name="ce19" table:formula="of:=[.$M4]*10^-[.J$3]" office:value-type="float" office:value="0.001" calcext:value-type="float">
            <text:p>0,001</text:p>
          </table:table-cell>
          <table:table-cell table:style-name="ce19" table:formula="of:=[.$M4]*10^-[.K$3]" office:value-type="float" office:value="0.01" calcext:value-type="float">
            <text:p>0,01</text:p>
          </table:table-cell>
          <table:table-cell table:style-name="ce19" table:formula="of:=[.$M4]*10^-[.L$3]" office:value-type="float" office:value="0.1" calcext:value-type="float">
            <text:p>0,1</text:p>
          </table:table-cell>
          <table:table-cell table:style-name="ce20" office:value-type="float" office:value="1" calcext:value-type="float">
            <text:p>1</text:p>
          </table:table-cell>
          <table:table-cell table:style-name="ce19" table:formula="of:=[.$M4]*10^-[.N$3]" office:value-type="float" office:value="10" calcext:value-type="float">
            <text:p>10</text:p>
          </table:table-cell>
          <table:table-cell table:style-name="ce19" table:formula="of:=[.$M4]*10^-[.O$3]" office:value-type="float" office:value="100" calcext:value-type="float">
            <text:p>100</text:p>
          </table:table-cell>
          <table:table-cell table:style-name="ce19" table:formula="of:=[.$M4]*10^-[.P$3]" office:value-type="float" office:value="1000" calcext:value-type="float">
            <text:p>1000</text:p>
          </table:table-cell>
          <table:table-cell table:style-name="ce19" table:formula="of:=[.$M4]*10^-[.Q$3]" office:value-type="float" office:value="1000000" calcext:value-type="float">
            <text:p>1000000</text:p>
          </table:table-cell>
          <table:table-cell table:style-name="ce19" table:formula="of:=[.$M4]*10^-[.R$3]" office:value-type="float" office:value="1000000000" calcext:value-type="float">
            <text:p>1000000000</text:p>
          </table:table-cell>
          <table:table-cell table:style-name="ce19" table:formula="of:=[.$M4]*10^-[.S$3]" office:value-type="float" office:value="1000000000000" calcext:value-type="float">
            <text:p>1000000000000</text:p>
          </table:table-cell>
          <table:table-cell table:style-name="ce19" table:formula="of:=[.$M4]*10^-[.T$3]" office:value-type="float" office:value="1000000000000000" calcext:value-type="float">
            <text:p>1000000000000000</text:p>
          </table:table-cell>
          <table:table-cell table:style-name="ce19" table:formula="of:=[.$M4]*10^-[.U$3]" office:value-type="float" office:value="1E+018" calcext:value-type="float">
            <text:p>1E+018</text:p>
          </table:table-cell>
          <table:table-cell table:style-name="ce19" table:formula="of:=[.$M4]*10^-[.V$3]" office:value-type="float" office:value="1E+021" calcext:value-type="float">
            <text:p>1E+021</text:p>
          </table:table-cell>
          <table:table-cell table:style-name="ce19" table:formula="of:=[.$M4]*10^-[.W$3]" office:value-type="float" office:value="1E+024" calcext:value-type="float">
            <text:p>1E+024</text:p>
          </table:table-cell>
        </table:table-row>
      </table:table>
      <table:table table:name="Energy" table:style-name="ta1">
        <table:table-column table:style-name="co1" table:default-cell-style-name="ce14"/>
        <table:table-column table:style-name="co1" table:default-cell-style-name="ce15"/>
        <table:table-column table:style-name="co1" table:number-columns-repeated="10" table:default-cell-style-name="ce19"/>
        <table:table-column table:style-name="co1" table:default-cell-style-name="ce20"/>
        <table:table-column table:style-name="co1" table:number-columns-repeated="10" table:default-cell-style-name="ce19"/>
        <table:table-row table:style-name="ro1">
          <table:table-cell table:style-name="Default" table:number-columns-repeated="2"/>
          <table:table-cell table:style-name="ce16" office:value-type="string" calcext:value-type="string">
            <text:p>yotta</text:p>
          </table:table-cell>
          <table:table-cell table:style-name="ce16" office:value-type="string" calcext:value-type="string">
            <text:p>zetta</text:p>
          </table:table-cell>
          <table:table-cell table:style-name="ce16" office:value-type="string" calcext:value-type="string">
            <text:p>exa</text:p>
          </table:table-cell>
          <table:table-cell table:style-name="ce16" office:value-type="string" calcext:value-type="string">
            <text:p>peta</text:p>
          </table:table-cell>
          <table:table-cell table:style-name="ce16" office:value-type="string" calcext:value-type="string">
            <text:p>tera</text:p>
          </table:table-cell>
          <table:table-cell table:style-name="ce16" office:value-type="string" calcext:value-type="string">
            <text:p>giga</text:p>
          </table:table-cell>
          <table:table-cell table:style-name="ce16" office:value-type="string" calcext:value-type="string">
            <text:p>mega</text:p>
          </table:table-cell>
          <table:table-cell table:style-name="ce16" office:value-type="string" calcext:value-type="string">
            <text:p>kilo</text:p>
          </table:table-cell>
          <table:table-cell table:style-name="ce16" office:value-type="string" calcext:value-type="string">
            <text:p>hecto</text:p>
          </table:table-cell>
          <table:table-cell table:style-name="ce16" office:value-type="string" calcext:value-type="string">
            <text:p>deca</text:p>
          </table:table-cell>
          <table:table-cell table:style-name="ce16"/>
          <table:table-cell table:style-name="ce16" office:value-type="string" calcext:value-type="string">
            <text:p>deci</text:p>
          </table:table-cell>
          <table:table-cell table:style-name="ce16" office:value-type="string" calcext:value-type="string">
            <text:p>centi</text:p>
          </table:table-cell>
          <table:table-cell table:style-name="ce16" office:value-type="string" calcext:value-type="string">
            <text:p>mili</text:p>
          </table:table-cell>
          <table:table-cell table:style-name="ce16" office:value-type="string" calcext:value-type="string">
            <text:p>micro</text:p>
          </table:table-cell>
          <table:table-cell table:style-name="ce16" office:value-type="string" calcext:value-type="string">
            <text:p>nano</text:p>
          </table:table-cell>
          <table:table-cell table:style-name="ce16" office:value-type="string" calcext:value-type="string">
            <text:p>pico</text:p>
          </table:table-cell>
          <table:table-cell table:style-name="ce16" office:value-type="string" calcext:value-type="string">
            <text:p>femto</text:p>
          </table:table-cell>
          <table:table-cell table:style-name="ce16" office:value-type="string" calcext:value-type="string">
            <text:p>atto</text:p>
          </table:table-cell>
          <table:table-cell table:style-name="ce16" office:value-type="string" calcext:value-type="string">
            <text:p>zepto</text:p>
          </table:table-cell>
          <table:table-cell table:style-name="ce16" office:value-type="string" calcext:value-type="string">
            <text:p>yocto</text:p>
          </table:table-cell>
        </table:table-row>
        <table:table-row table:style-name="ro1">
          <table:table-cell table:style-name="Default"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3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style-name="Default"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joule</text:p>
          </table:table-cell>
          <table:table-cell office:value-type="string" calcext:value-type="string">
            <text:p>J</text:p>
          </table:table-cell>
          <table:table-cell table:formula="of:=[.$M4]*10^-[.C$3]" office:value-type="float" office:value="1E-027" calcext:value-type="float">
            <text:p>1E-27</text:p>
          </table:table-cell>
          <table:table-cell table:formula="of:=[.$M4]*10^-[.D$3]" office:value-type="float" office:value="1E-024" calcext:value-type="float">
            <text:p>1E-24</text:p>
          </table:table-cell>
          <table:table-cell table:formula="of:=[.$M4]*10^-[.E$3]" office:value-type="float" office:value="1E-021" calcext:value-type="float">
            <text:p>1E-21</text:p>
          </table:table-cell>
          <table:table-cell table:formula="of:=[.$M4]*10^-[.F$3]" office:value-type="float" office:value="1E-018" calcext:value-type="float">
            <text:p>1E-18</text:p>
          </table:table-cell>
          <table:table-cell table:formula="of:=[.$M4]*10^-[.G$3]" office:value-type="float" office:value="1E-015" calcext:value-type="float">
            <text:p>1E-15</text:p>
          </table:table-cell>
          <table:table-cell table:formula="of:=[.$M4]*10^-[.H$3]" office:value-type="float" office:value="0.000000000001" calcext:value-type="float">
            <text:p>1E-12</text:p>
          </table:table-cell>
          <table:table-cell table:formula="of:=[.$M4]*10^-[.I$3]" office:value-type="float" office:value="0.000000001" calcext:value-type="float">
            <text:p>0,000000001</text:p>
          </table:table-cell>
          <table:table-cell table:formula="of:=[.$M4]*10^-[.J$3]" office:value-type="float" office:value="0.000001" calcext:value-type="float">
            <text:p>0,000001</text:p>
          </table:table-cell>
          <table:table-cell table:formula="of:=[.$M4]*10^-[.K$3]" office:value-type="float" office:value="0.00001" calcext:value-type="float">
            <text:p>0,00001</text:p>
          </table:table-cell>
          <table:table-cell table:formula="of:=[.$M4]*10^-[.L$3]" office:value-type="float" office:value="0.0001" calcext:value-type="float">
            <text:p>0,0001</text:p>
          </table:table-cell>
          <table:table-cell office:value-type="float" office:value="0.001" calcext:value-type="float">
            <text:p>0,001</text:p>
          </table:table-cell>
          <table:table-cell table:formula="of:=[.$M4]*10^-[.N$3]" office:value-type="float" office:value="0.01" calcext:value-type="float">
            <text:p>0,01</text:p>
          </table:table-cell>
          <table:table-cell table:formula="of:=[.$M4]*10^-[.O$3]" office:value-type="float" office:value="0.1" calcext:value-type="float">
            <text:p>0,1</text:p>
          </table:table-cell>
          <table:table-cell table:formula="of:=[.$M4]*10^-[.P$3]" office:value-type="float" office:value="1" calcext:value-type="float">
            <text:p>1</text:p>
          </table:table-cell>
          <table:table-cell table:formula="of:=[.$M4]*10^-[.Q$3]" office:value-type="float" office:value="1000" calcext:value-type="float">
            <text:p>1000</text:p>
          </table:table-cell>
          <table:table-cell table:formula="of:=[.$M4]*10^-[.R$3]" office:value-type="float" office:value="1000000" calcext:value-type="float">
            <text:p>1000000</text:p>
          </table:table-cell>
          <table:table-cell table:formula="of:=[.$M4]*10^-[.S$3]" office:value-type="float" office:value="1000000000" calcext:value-type="float">
            <text:p>1000000000</text:p>
          </table:table-cell>
          <table:table-cell table:formula="of:=[.$M4]*10^-[.T$3]" office:value-type="float" office:value="1000000000000" calcext:value-type="float">
            <text:p>1000000000000</text:p>
          </table:table-cell>
          <table:table-cell table:formula="of:=[.$M4]*10^-[.U$3]" office:value-type="float" office:value="1000000000000000" calcext:value-type="float">
            <text:p>1000000000000000</text:p>
          </table:table-cell>
          <table:table-cell table:formula="of:=[.$M4]*10^-[.V$3]" office:value-type="float" office:value="1E+018" calcext:value-type="float">
            <text:p>1E+018</text:p>
          </table:table-cell>
          <table:table-cell table:formula="of:=[.$M4]*10^-[.W$3]" office:value-type="float" office:value="1E+021" calcext:value-type="float">
            <text:p>1E+021</text:p>
          </table:table-cell>
        </table:table-row>
        <table:table-row table:style-name="ro1">
          <table:table-cell office:value-type="string" calcext:value-type="string">
            <text:p>calorie</text:p>
          </table:table-cell>
          <table:table-cell office:value-type="string" calcext:value-type="string">
            <text:p>cal</text:p>
          </table:table-cell>
          <table:table-cell table:formula="of:=[.$M5]*10^-[.C$3]" office:value-type="float" office:value="4.184E-027" calcext:value-type="float">
            <text:p>4,184E-27</text:p>
          </table:table-cell>
          <table:table-cell table:formula="of:=[.$M5]*10^-[.D$3]" office:value-type="float" office:value="4.184E-024" calcext:value-type="float">
            <text:p>4,184E-24</text:p>
          </table:table-cell>
          <table:table-cell table:formula="of:=[.$M5]*10^-[.E$3]" office:value-type="float" office:value="4.184E-021" calcext:value-type="float">
            <text:p>4,184E-21</text:p>
          </table:table-cell>
          <table:table-cell table:formula="of:=[.$M5]*10^-[.F$3]" office:value-type="float" office:value="4.184E-018" calcext:value-type="float">
            <text:p>4,184E-18</text:p>
          </table:table-cell>
          <table:table-cell table:formula="of:=[.$M5]*10^-[.G$3]" office:value-type="float" office:value="4.184E-015" calcext:value-type="float">
            <text:p>4,184E-15</text:p>
          </table:table-cell>
          <table:table-cell table:formula="of:=[.$M5]*10^-[.H$3]" office:value-type="float" office:value="0.000000000004184" calcext:value-type="float">
            <text:p>4,184E-12</text:p>
          </table:table-cell>
          <table:table-cell table:formula="of:=[.$M5]*10^-[.I$3]" office:value-type="float" office:value="0.000000004184" calcext:value-type="float">
            <text:p>0,000000004184</text:p>
          </table:table-cell>
          <table:table-cell table:formula="of:=[.$M5]*10^-[.J$3]" office:value-type="float" office:value="0.000004184" calcext:value-type="float">
            <text:p>0,000004184</text:p>
          </table:table-cell>
          <table:table-cell table:formula="of:=[.$M5]*10^-[.K$3]" office:value-type="float" office:value="0.00004184" calcext:value-type="float">
            <text:p>0,00004184</text:p>
          </table:table-cell>
          <table:table-cell table:formula="of:=[.$M5]*10^-[.L$3]" office:value-type="float" office:value="0.0004184" calcext:value-type="float">
            <text:p>0,0004184</text:p>
          </table:table-cell>
          <table:table-cell office:value-type="float" office:value="0.004184" calcext:value-type="float">
            <text:p>0,004184</text:p>
          </table:table-cell>
          <table:table-cell table:formula="of:=[.$M5]*10^-[.N$3]" office:value-type="float" office:value="0.04184" calcext:value-type="float">
            <text:p>0,04184</text:p>
          </table:table-cell>
          <table:table-cell table:formula="of:=[.$M5]*10^-[.O$3]" office:value-type="float" office:value="0.4184" calcext:value-type="float">
            <text:p>0,4184</text:p>
          </table:table-cell>
          <table:table-cell table:formula="of:=[.$M5]*10^-[.P$3]" office:value-type="float" office:value="4.184" calcext:value-type="float">
            <text:p>4,184</text:p>
          </table:table-cell>
          <table:table-cell table:formula="of:=[.$M5]*10^-[.Q$3]" office:value-type="float" office:value="4184" calcext:value-type="float">
            <text:p>4184</text:p>
          </table:table-cell>
          <table:table-cell table:formula="of:=[.$M5]*10^-[.R$3]" office:value-type="float" office:value="4184000" calcext:value-type="float">
            <text:p>4184000</text:p>
          </table:table-cell>
          <table:table-cell table:formula="of:=[.$M5]*10^-[.S$3]" office:value-type="float" office:value="4184000000" calcext:value-type="float">
            <text:p>4184000000</text:p>
          </table:table-cell>
          <table:table-cell table:formula="of:=[.$M5]*10^-[.T$3]" office:value-type="float" office:value="4184000000000" calcext:value-type="float">
            <text:p>4184000000000</text:p>
          </table:table-cell>
          <table:table-cell table:formula="of:=[.$M5]*10^-[.U$3]" office:value-type="float" office:value="4184000000000000" calcext:value-type="float">
            <text:p>4184000000000000</text:p>
          </table:table-cell>
          <table:table-cell table:formula="of:=[.$M5]*10^-[.V$3]" office:value-type="float" office:value="4.184E+018" calcext:value-type="float">
            <text:p>4,184E+018</text:p>
          </table:table-cell>
          <table:table-cell table:formula="of:=[.$M5]*10^-[.W$3]" office:value-type="float" office:value="4.184E+021" calcext:value-type="float">
            <text:p>4,184E+021</text:p>
          </table:table-cell>
        </table:table-row>
        <table:table-row table:style-name="ro1">
          <table:table-cell office:value-type="string" calcext:value-type="string">
            <text:p>electron-volt</text:p>
          </table:table-cell>
          <table:table-cell office:value-type="string" calcext:value-type="string">
            <text:p>eV</text:p>
          </table:table-cell>
          <table:table-cell table:formula="of:=[.$M6]*10^-[.C$3]" office:value-type="float" office:value="0.00000000624150636309" calcext:value-type="float">
            <text:p>6,241506363094E-09</text:p>
          </table:table-cell>
          <table:table-cell table:formula="of:=[.$M6]*10^-[.D$3]" office:value-type="float" office:value="0.000006241506363094" calcext:value-type="float">
            <text:p>6,241506363094E-06</text:p>
          </table:table-cell>
          <table:table-cell table:formula="of:=[.$M6]*10^-[.E$3]" office:value-type="float" office:value="0.006241506363094" calcext:value-type="float">
            <text:p>0,006241506363094</text:p>
          </table:table-cell>
          <table:table-cell table:formula="of:=[.$M6]*10^-[.F$3]" office:value-type="float" office:value="6.241506363094" calcext:value-type="float">
            <text:p>6,241506363094</text:p>
          </table:table-cell>
          <table:table-cell table:formula="of:=[.$M6]*10^-[.G$3]" office:value-type="float" office:value="6241.506363094" calcext:value-type="float">
            <text:p>6241,506363094</text:p>
          </table:table-cell>
          <table:table-cell table:formula="of:=[.$M6]*10^-[.H$3]" office:value-type="float" office:value="6241506.363094" calcext:value-type="float">
            <text:p>6241506,363094</text:p>
          </table:table-cell>
          <table:table-cell table:formula="of:=[.$M6]*10^-[.I$3]" office:value-type="float" office:value="6241506363.094" calcext:value-type="float">
            <text:p>6241506363,094</text:p>
          </table:table-cell>
          <table:table-cell table:formula="of:=[.$M6]*10^-[.J$3]" office:value-type="float" office:value="6241506363094" calcext:value-type="float">
            <text:p>6241506363094</text:p>
          </table:table-cell>
          <table:table-cell table:formula="of:=[.$M6]*10^-[.K$3]" office:value-type="float" office:value="62415063630940" calcext:value-type="float">
            <text:p>62415063630940</text:p>
          </table:table-cell>
          <table:table-cell table:formula="of:=[.$M6]*10^-[.L$3]" office:value-type="float" office:value="624150636309400" calcext:value-type="float">
            <text:p>624150636309400</text:p>
          </table:table-cell>
          <table:table-cell office:value-type="float" office:value="6241506363094000" calcext:value-type="float">
            <text:p>6241506363094000</text:p>
          </table:table-cell>
          <table:table-cell table:formula="of:=[.$M6]*10^-[.N$3]" office:value-type="float" office:value="6.241506363094E+016" calcext:value-type="float">
            <text:p>6,241506363094E+016</text:p>
          </table:table-cell>
          <table:table-cell table:formula="of:=[.$M6]*10^-[.O$3]" office:value-type="float" office:value="6.241506363094E+017" calcext:value-type="float">
            <text:p>6,241506363094E+017</text:p>
          </table:table-cell>
          <table:table-cell table:formula="of:=[.$M6]*10^-[.P$3]" office:value-type="float" office:value="6.241506363094E+018" calcext:value-type="float">
            <text:p>6,241506363094E+018</text:p>
          </table:table-cell>
          <table:table-cell table:formula="of:=[.$M6]*10^-[.Q$3]" office:value-type="float" office:value="6.241506363094E+021" calcext:value-type="float">
            <text:p>6,241506363094E+021</text:p>
          </table:table-cell>
          <table:table-cell table:formula="of:=[.$M6]*10^-[.R$3]" office:value-type="float" office:value="6.241506363094E+024" calcext:value-type="float">
            <text:p>6,241506363094E+024</text:p>
          </table:table-cell>
          <table:table-cell table:formula="of:=[.$M6]*10^-[.S$3]" office:value-type="float" office:value="6.241506363094E+027" calcext:value-type="float">
            <text:p>6,241506363094E+027</text:p>
          </table:table-cell>
          <table:table-cell table:formula="of:=[.$M6]*10^-[.T$3]" office:value-type="float" office:value="6.241506363094E+030" calcext:value-type="float">
            <text:p>6,241506363094E+030</text:p>
          </table:table-cell>
          <table:table-cell table:formula="of:=[.$M6]*10^-[.U$3]" office:value-type="float" office:value="6.241506363094E+033" calcext:value-type="float">
            <text:p>6,241506363094E+033</text:p>
          </table:table-cell>
          <table:table-cell table:formula="of:=[.$M6]*10^-[.V$3]" office:value-type="float" office:value="6.241506363094E+036" calcext:value-type="float">
            <text:p>6,241506363094E+036</text:p>
          </table:table-cell>
          <table:table-cell table:formula="of:=[.$M6]*10^-[.W$3]" office:value-type="float" office:value="6.241506363094E+039" calcext:value-type="float">
            <text:p>6,241506363094E+039</text:p>
          </table:table-cell>
        </table:table-row>
        <table:table-row table:style-name="ro1">
          <table:table-cell office:value-type="string" calcext:value-type="string">
            <text:p>ton-oil-equivalent</text:p>
          </table:table-cell>
          <table:table-cell office:value-type="string" calcext:value-type="string">
            <text:p>toe</text:p>
          </table:table-cell>
          <table:table-cell table:formula="of:=[.$M7]*10^-[.C$3]" office:value-type="float" office:value="4.1868E-017" calcext:value-type="float">
            <text:p>4,1868E-17</text:p>
          </table:table-cell>
          <table:table-cell table:formula="of:=[.$M7]*10^-[.D$3]" office:value-type="float" office:value="0.000000000000041868" calcext:value-type="float">
            <text:p>4,1868E-14</text:p>
          </table:table-cell>
          <table:table-cell table:formula="of:=[.$M7]*10^-[.E$3]" office:value-type="float" office:value="0.000000000041868" calcext:value-type="float">
            <text:p>4,1868E-11</text:p>
          </table:table-cell>
          <table:table-cell table:formula="of:=[.$M7]*10^-[.F$3]" office:value-type="float" office:value="0.000000041868" calcext:value-type="float">
            <text:p>0,000000041868</text:p>
          </table:table-cell>
          <table:table-cell table:formula="of:=[.$M7]*10^-[.G$3]" office:value-type="float" office:value="0.000041868" calcext:value-type="float">
            <text:p>0,000041868</text:p>
          </table:table-cell>
          <table:table-cell table:formula="of:=[.$M7]*10^-[.H$3]" office:value-type="float" office:value="0.041868" calcext:value-type="float">
            <text:p>0,041868</text:p>
          </table:table-cell>
          <table:table-cell table:formula="of:=[.$M7]*10^-[.I$3]" office:value-type="float" office:value="41.868" calcext:value-type="float">
            <text:p>41,868</text:p>
          </table:table-cell>
          <table:table-cell table:formula="of:=[.$M7]*10^-[.J$3]" office:value-type="float" office:value="41868" calcext:value-type="float">
            <text:p>41868</text:p>
          </table:table-cell>
          <table:table-cell table:formula="of:=[.$M7]*10^-[.K$3]" office:value-type="float" office:value="418680" calcext:value-type="float">
            <text:p>418680</text:p>
          </table:table-cell>
          <table:table-cell table:formula="of:=[.$M7]*10^-[.L$3]" office:value-type="float" office:value="4186800" calcext:value-type="float">
            <text:p>4186800</text:p>
          </table:table-cell>
          <table:table-cell office:value-type="float" office:value="41868000" calcext:value-type="float">
            <text:p>41868000</text:p>
          </table:table-cell>
          <table:table-cell table:formula="of:=[.$M7]*10^-[.N$3]" office:value-type="float" office:value="418680000" calcext:value-type="float">
            <text:p>418680000</text:p>
          </table:table-cell>
          <table:table-cell table:formula="of:=[.$M7]*10^-[.O$3]" office:value-type="float" office:value="4186800000" calcext:value-type="float">
            <text:p>4186800000</text:p>
          </table:table-cell>
          <table:table-cell table:formula="of:=[.$M7]*10^-[.P$3]" office:value-type="float" office:value="41868000000" calcext:value-type="float">
            <text:p>41868000000</text:p>
          </table:table-cell>
          <table:table-cell table:formula="of:=[.$M7]*10^-[.Q$3]" office:value-type="float" office:value="41868000000000" calcext:value-type="float">
            <text:p>41868000000000</text:p>
          </table:table-cell>
          <table:table-cell table:formula="of:=[.$M7]*10^-[.R$3]" office:value-type="float" office:value="4.1868E+016" calcext:value-type="float">
            <text:p>4,1868E+016</text:p>
          </table:table-cell>
          <table:table-cell table:formula="of:=[.$M7]*10^-[.S$3]" office:value-type="float" office:value="4.1868E+019" calcext:value-type="float">
            <text:p>4,1868E+019</text:p>
          </table:table-cell>
          <table:table-cell table:formula="of:=[.$M7]*10^-[.T$3]" office:value-type="float" office:value="4.1868E+022" calcext:value-type="float">
            <text:p>4,1868E+022</text:p>
          </table:table-cell>
          <table:table-cell table:formula="of:=[.$M7]*10^-[.U$3]" office:value-type="float" office:value="4.1868E+025" calcext:value-type="float">
            <text:p>4,1868E+025</text:p>
          </table:table-cell>
          <table:table-cell table:formula="of:=[.$M7]*10^-[.V$3]" office:value-type="float" office:value="4.1868E+028" calcext:value-type="float">
            <text:p>4,1868E+028</text:p>
          </table:table-cell>
          <table:table-cell table:formula="of:=[.$M7]*10^-[.W$3]" office:value-type="float" office:value="4.1868E+031" calcext:value-type="float">
            <text:p>4,1868E+031</text:p>
          </table:table-cell>
        </table:table-row>
      </table:table>
      <table:table table:name="Force" table:style-name="ta1">
        <table:table-column table:style-name="co1" table:number-columns-repeated="2" table:default-cell-style-name="Default"/>
        <table:table-column table:style-name="co1" table:number-columns-repeated="10" table:default-cell-style-name="ce19"/>
        <table:table-column table:style-name="co1" table:default-cell-style-name="ce20"/>
        <table:table-column table:style-name="co1" table:number-columns-repeated="10" table:default-cell-style-name="ce19"/>
        <table:table-row table:style-name="ro1">
          <table:table-cell table:number-columns-repeated="2"/>
          <table:table-cell table:style-name="ce16" office:value-type="string" calcext:value-type="string">
            <text:p>yotta</text:p>
          </table:table-cell>
          <table:table-cell table:style-name="ce16" office:value-type="string" calcext:value-type="string">
            <text:p>zetta</text:p>
          </table:table-cell>
          <table:table-cell table:style-name="ce16" office:value-type="string" calcext:value-type="string">
            <text:p>exa</text:p>
          </table:table-cell>
          <table:table-cell table:style-name="ce16" office:value-type="string" calcext:value-type="string">
            <text:p>peta</text:p>
          </table:table-cell>
          <table:table-cell table:style-name="ce16" office:value-type="string" calcext:value-type="string">
            <text:p>tera</text:p>
          </table:table-cell>
          <table:table-cell table:style-name="ce16" office:value-type="string" calcext:value-type="string">
            <text:p>giga</text:p>
          </table:table-cell>
          <table:table-cell table:style-name="ce16" office:value-type="string" calcext:value-type="string">
            <text:p>mega</text:p>
          </table:table-cell>
          <table:table-cell table:style-name="ce16" office:value-type="string" calcext:value-type="string">
            <text:p>kilo</text:p>
          </table:table-cell>
          <table:table-cell table:style-name="ce16" office:value-type="string" calcext:value-type="string">
            <text:p>hecto</text:p>
          </table:table-cell>
          <table:table-cell table:style-name="ce16" office:value-type="string" calcext:value-type="string">
            <text:p>deca</text:p>
          </table:table-cell>
          <table:table-cell table:style-name="ce16"/>
          <table:table-cell table:style-name="ce16" office:value-type="string" calcext:value-type="string">
            <text:p>deci</text:p>
          </table:table-cell>
          <table:table-cell table:style-name="ce16" office:value-type="string" calcext:value-type="string">
            <text:p>centi</text:p>
          </table:table-cell>
          <table:table-cell table:style-name="ce16" office:value-type="string" calcext:value-type="string">
            <text:p>mili</text:p>
          </table:table-cell>
          <table:table-cell table:style-name="ce16" office:value-type="string" calcext:value-type="string">
            <text:p>micro</text:p>
          </table:table-cell>
          <table:table-cell table:style-name="ce16" office:value-type="string" calcext:value-type="string">
            <text:p>nano</text:p>
          </table:table-cell>
          <table:table-cell table:style-name="ce16" office:value-type="string" calcext:value-type="string">
            <text:p>pico</text:p>
          </table:table-cell>
          <table:table-cell table:style-name="ce16" office:value-type="string" calcext:value-type="string">
            <text:p>femto</text:p>
          </table:table-cell>
          <table:table-cell table:style-name="ce16" office:value-type="string" calcext:value-type="string">
            <text:p>atto</text:p>
          </table:table-cell>
          <table:table-cell table:style-name="ce16" office:value-type="string" calcext:value-type="string">
            <text:p>zepto</text:p>
          </table:table-cell>
          <table:table-cell table:style-name="ce16" office:value-type="string" calcext:value-type="string">
            <text:p>yocto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3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table:style-name="ce14" office:value-type="string" calcext:value-type="string">
            <text:p>newton</text:p>
          </table:table-cell>
          <table:table-cell table:style-name="ce15" office:value-type="string" calcext:value-type="string">
            <text:p>N</text:p>
          </table:table-cell>
          <table:table-cell table:formula="of:=[.$M4]*10^-[.C$3]" office:value-type="float" office:value="1E-027" calcext:value-type="float">
            <text:p>1E-27</text:p>
          </table:table-cell>
          <table:table-cell table:formula="of:=[.$M4]*10^-[.D$3]" office:value-type="float" office:value="1E-024" calcext:value-type="float">
            <text:p>1E-24</text:p>
          </table:table-cell>
          <table:table-cell table:formula="of:=[.$M4]*10^-[.E$3]" office:value-type="float" office:value="1E-021" calcext:value-type="float">
            <text:p>1E-21</text:p>
          </table:table-cell>
          <table:table-cell table:formula="of:=[.$M4]*10^-[.F$3]" office:value-type="float" office:value="1E-018" calcext:value-type="float">
            <text:p>1E-18</text:p>
          </table:table-cell>
          <table:table-cell table:formula="of:=[.$M4]*10^-[.G$3]" office:value-type="float" office:value="1E-015" calcext:value-type="float">
            <text:p>1E-15</text:p>
          </table:table-cell>
          <table:table-cell table:formula="of:=[.$M4]*10^-[.H$3]" office:value-type="float" office:value="0.000000000001" calcext:value-type="float">
            <text:p>1E-12</text:p>
          </table:table-cell>
          <table:table-cell table:formula="of:=[.$M4]*10^-[.I$3]" office:value-type="float" office:value="0.000000001" calcext:value-type="float">
            <text:p>0,000000001</text:p>
          </table:table-cell>
          <table:table-cell table:formula="of:=[.$M4]*10^-[.J$3]" office:value-type="float" office:value="0.000001" calcext:value-type="float">
            <text:p>0,000001</text:p>
          </table:table-cell>
          <table:table-cell table:formula="of:=[.$M4]*10^-[.K$3]" office:value-type="float" office:value="0.00001" calcext:value-type="float">
            <text:p>0,00001</text:p>
          </table:table-cell>
          <table:table-cell table:formula="of:=[.$M4]*10^-[.L$3]" office:value-type="float" office:value="0.0001" calcext:value-type="float">
            <text:p>0,0001</text:p>
          </table:table-cell>
          <table:table-cell office:value-type="float" office:value="0.001" calcext:value-type="float">
            <text:p>0,001</text:p>
          </table:table-cell>
          <table:table-cell table:formula="of:=[.$M4]*10^-[.N$3]" office:value-type="float" office:value="0.01" calcext:value-type="float">
            <text:p>0,01</text:p>
          </table:table-cell>
          <table:table-cell table:formula="of:=[.$M4]*10^-[.O$3]" office:value-type="float" office:value="0.1" calcext:value-type="float">
            <text:p>0,1</text:p>
          </table:table-cell>
          <table:table-cell table:formula="of:=[.$M4]*10^-[.P$3]" office:value-type="float" office:value="1" calcext:value-type="float">
            <text:p>1</text:p>
          </table:table-cell>
          <table:table-cell table:formula="of:=[.$M4]*10^-[.Q$3]" office:value-type="float" office:value="1000" calcext:value-type="float">
            <text:p>1000</text:p>
          </table:table-cell>
          <table:table-cell table:formula="of:=[.$M4]*10^-[.R$3]" office:value-type="float" office:value="1000000" calcext:value-type="float">
            <text:p>1000000</text:p>
          </table:table-cell>
          <table:table-cell table:formula="of:=[.$M4]*10^-[.S$3]" office:value-type="float" office:value="1000000000" calcext:value-type="float">
            <text:p>1000000000</text:p>
          </table:table-cell>
          <table:table-cell table:formula="of:=[.$M4]*10^-[.T$3]" office:value-type="float" office:value="1000000000000" calcext:value-type="float">
            <text:p>1000000000000</text:p>
          </table:table-cell>
          <table:table-cell table:formula="of:=[.$M4]*10^-[.U$3]" office:value-type="float" office:value="1000000000000000" calcext:value-type="float">
            <text:p>1000000000000000</text:p>
          </table:table-cell>
          <table:table-cell table:formula="of:=[.$M4]*10^-[.V$3]" office:value-type="float" office:value="1E+018" calcext:value-type="float">
            <text:p>1E+018</text:p>
          </table:table-cell>
          <table:table-cell table:formula="of:=[.$M4]*10^-[.W$3]" office:value-type="float" office:value="1E+021" calcext:value-type="float">
            <text:p>1E+021</text:p>
          </table:table-cell>
        </table:table-row>
        <table:table-row table:style-name="ro1">
          <table:table-cell table:style-name="ce14" office:value-type="string" calcext:value-type="string">
            <text:p>gram.force</text:p>
          </table:table-cell>
          <table:table-cell table:style-name="ce15" office:value-type="string" calcext:value-type="string">
            <text:p>gf</text:p>
          </table:table-cell>
          <table:table-cell table:formula="of:=[.$M5]*10^-[.C$3]" office:value-type="float" office:value="1.019716212978E-025" calcext:value-type="float">
            <text:p>1,019716212978E-25</text:p>
          </table:table-cell>
          <table:table-cell table:formula="of:=[.$M5]*10^-[.D$3]" office:value-type="float" office:value="1.019716212978E-022" calcext:value-type="float">
            <text:p>1,019716212978E-22</text:p>
          </table:table-cell>
          <table:table-cell table:formula="of:=[.$M5]*10^-[.E$3]" office:value-type="float" office:value="1.019716212978E-019" calcext:value-type="float">
            <text:p>1,019716212978E-19</text:p>
          </table:table-cell>
          <table:table-cell table:formula="of:=[.$M5]*10^-[.F$3]" office:value-type="float" office:value="1.019716212978E-016" calcext:value-type="float">
            <text:p>1,019716212978E-16</text:p>
          </table:table-cell>
          <table:table-cell table:formula="of:=[.$M5]*10^-[.G$3]" office:value-type="float" office:value="0.00000000000010197162" calcext:value-type="float">
            <text:p>1,019716212978E-13</text:p>
          </table:table-cell>
          <table:table-cell table:formula="of:=[.$M5]*10^-[.H$3]" office:value-type="float" office:value="0.0000000001019716213" calcext:value-type="float">
            <text:p>1,019716212978E-10</text:p>
          </table:table-cell>
          <table:table-cell table:formula="of:=[.$M5]*10^-[.I$3]" office:value-type="float" office:value="0.0000001019716212978" calcext:value-type="float">
            <text:p>1,019716212978E-07</text:p>
          </table:table-cell>
          <table:table-cell table:formula="of:=[.$M5]*10^-[.J$3]" office:value-type="float" office:value="0.0001019716212978" calcext:value-type="float">
            <text:p>0,0001019716212978</text:p>
          </table:table-cell>
          <table:table-cell table:formula="of:=[.$M5]*10^-[.K$3]" office:value-type="float" office:value="0.001019716212978" calcext:value-type="float">
            <text:p>0,001019716212978</text:p>
          </table:table-cell>
          <table:table-cell table:formula="of:=[.$M5]*10^-[.L$3]" office:value-type="float" office:value="0.01019716212978" calcext:value-type="float">
            <text:p>0,01019716212978</text:p>
          </table:table-cell>
          <table:table-cell office:value-type="float" office:value="0.1019716212978" calcext:value-type="float">
            <text:p>0,1019716212978</text:p>
          </table:table-cell>
          <table:table-cell table:formula="of:=[.$M5]*10^-[.N$3]" office:value-type="float" office:value="1.019716212978" calcext:value-type="float">
            <text:p>1,019716212978</text:p>
          </table:table-cell>
          <table:table-cell table:formula="of:=[.$M5]*10^-[.O$3]" office:value-type="float" office:value="10.19716212978" calcext:value-type="float">
            <text:p>10,19716212978</text:p>
          </table:table-cell>
          <table:table-cell table:formula="of:=[.$M5]*10^-[.P$3]" office:value-type="float" office:value="101.9716212978" calcext:value-type="float">
            <text:p>101,9716212978</text:p>
          </table:table-cell>
          <table:table-cell table:formula="of:=[.$M5]*10^-[.Q$3]" office:value-type="float" office:value="101971.6212978" calcext:value-type="float">
            <text:p>101971,6212978</text:p>
          </table:table-cell>
          <table:table-cell table:formula="of:=[.$M5]*10^-[.R$3]" office:value-type="float" office:value="101971621.2978" calcext:value-type="float">
            <text:p>101971621,2978</text:p>
          </table:table-cell>
          <table:table-cell table:formula="of:=[.$M5]*10^-[.S$3]" office:value-type="float" office:value="101971621297.8" calcext:value-type="float">
            <text:p>101971621297,8</text:p>
          </table:table-cell>
          <table:table-cell table:formula="of:=[.$M5]*10^-[.T$3]" office:value-type="float" office:value="101971621297800" calcext:value-type="float">
            <text:p>101971621297800</text:p>
          </table:table-cell>
          <table:table-cell table:formula="of:=[.$M5]*10^-[.U$3]" office:value-type="float" office:value="1.019716212978E+017" calcext:value-type="float">
            <text:p>1,019716212978E+017</text:p>
          </table:table-cell>
          <table:table-cell table:formula="of:=[.$M5]*10^-[.V$3]" office:value-type="float" office:value="1.019716212978E+020" calcext:value-type="float">
            <text:p>1,019716212978E+020</text:p>
          </table:table-cell>
          <table:table-cell table:formula="of:=[.$M5]*10^-[.W$3]" office:value-type="float" office:value="1.019716212978E+023" calcext:value-type="float">
            <text:p>1,019716212978E+023</text:p>
          </table:table-cell>
        </table:table-row>
        <table:table-row table:style-name="ro1">
          <table:table-cell table:style-name="ce14" office:value-type="string" calcext:value-type="string">
            <text:p>pound.force</text:p>
          </table:table-cell>
          <table:table-cell table:style-name="ce15" office:value-type="string" calcext:value-type="string">
            <text:p>lbf</text:p>
          </table:table-cell>
          <table:table-cell table:formula="of:=[.$M6]*10^-[.C$3]" office:value-type="float" office:value="2.24809E-028" calcext:value-type="float">
            <text:p>2,24809E-28</text:p>
          </table:table-cell>
          <table:table-cell table:formula="of:=[.$M6]*10^-[.D$3]" office:value-type="float" office:value="2.24809E-025" calcext:value-type="float">
            <text:p>2,24809E-25</text:p>
          </table:table-cell>
          <table:table-cell table:formula="of:=[.$M6]*10^-[.E$3]" office:value-type="float" office:value="2.24809E-022" calcext:value-type="float">
            <text:p>2,24809E-22</text:p>
          </table:table-cell>
          <table:table-cell table:formula="of:=[.$M6]*10^-[.F$3]" office:value-type="float" office:value="2.24809E-019" calcext:value-type="float">
            <text:p>2,24809E-19</text:p>
          </table:table-cell>
          <table:table-cell table:formula="of:=[.$M6]*10^-[.G$3]" office:value-type="float" office:value="2.24809E-016" calcext:value-type="float">
            <text:p>2,24809E-16</text:p>
          </table:table-cell>
          <table:table-cell table:formula="of:=[.$M6]*10^-[.H$3]" office:value-type="float" office:value="0.000000000000224809" calcext:value-type="float">
            <text:p>2,24809E-13</text:p>
          </table:table-cell>
          <table:table-cell table:formula="of:=[.$M6]*10^-[.I$3]" office:value-type="float" office:value="0.000000000224809" calcext:value-type="float">
            <text:p>2,24809E-10</text:p>
          </table:table-cell>
          <table:table-cell table:formula="of:=[.$M6]*10^-[.J$3]" office:value-type="float" office:value="0.000000224809" calcext:value-type="float">
            <text:p>0,000000224809</text:p>
          </table:table-cell>
          <table:table-cell table:formula="of:=[.$M6]*10^-[.K$3]" office:value-type="float" office:value="0.00000224809" calcext:value-type="float">
            <text:p>0,00000224809</text:p>
          </table:table-cell>
          <table:table-cell table:formula="of:=[.$M6]*10^-[.L$3]" office:value-type="float" office:value="0.0000224809" calcext:value-type="float">
            <text:p>0,0000224809</text:p>
          </table:table-cell>
          <table:table-cell office:value-type="float" office:value="0.000224809" calcext:value-type="float">
            <text:p>0,000224809</text:p>
          </table:table-cell>
          <table:table-cell table:formula="of:=[.$M6]*10^-[.N$3]" office:value-type="float" office:value="0.00224809" calcext:value-type="float">
            <text:p>0,00224809</text:p>
          </table:table-cell>
          <table:table-cell table:formula="of:=[.$M6]*10^-[.O$3]" office:value-type="float" office:value="0.0224809" calcext:value-type="float">
            <text:p>0,0224809</text:p>
          </table:table-cell>
          <table:table-cell table:formula="of:=[.$M6]*10^-[.P$3]" office:value-type="float" office:value="0.224809" calcext:value-type="float">
            <text:p>0,224809</text:p>
          </table:table-cell>
          <table:table-cell table:formula="of:=[.$M6]*10^-[.Q$3]" office:value-type="float" office:value="224.809" calcext:value-type="float">
            <text:p>224,809</text:p>
          </table:table-cell>
          <table:table-cell table:formula="of:=[.$M6]*10^-[.R$3]" office:value-type="float" office:value="224809" calcext:value-type="float">
            <text:p>224809</text:p>
          </table:table-cell>
          <table:table-cell table:formula="of:=[.$M6]*10^-[.S$3]" office:value-type="float" office:value="224809000" calcext:value-type="float">
            <text:p>224809000</text:p>
          </table:table-cell>
          <table:table-cell table:formula="of:=[.$M6]*10^-[.T$3]" office:value-type="float" office:value="224809000000" calcext:value-type="float">
            <text:p>224809000000</text:p>
          </table:table-cell>
          <table:table-cell table:formula="of:=[.$M6]*10^-[.U$3]" office:value-type="float" office:value="224809000000000" calcext:value-type="float">
            <text:p>224809000000000</text:p>
          </table:table-cell>
          <table:table-cell table:formula="of:=[.$M6]*10^-[.V$3]" office:value-type="float" office:value="2.24809E+017" calcext:value-type="float">
            <text:p>2,24809E+017</text:p>
          </table:table-cell>
          <table:table-cell table:formula="of:=[.$M6]*10^-[.W$3]" office:value-type="float" office:value="2.24809E+020" calcext:value-type="float">
            <text:p>2,24809E+020</text:p>
          </table:table-cell>
        </table:table-row>
      </table:table>
      <table:table table:name="Frequency" table:style-name="ta1">
        <table:table-column table:style-name="co1" table:number-columns-repeated="2" table:default-cell-style-name="Default"/>
        <table:table-column table:style-name="co1" table:number-columns-repeated="21" table:default-cell-style-name="ce16"/>
        <table:table-row table:style-name="ro1">
          <table:table-cell table:number-columns-repeated="2"/>
          <table:table-cell office:value-type="string" calcext:value-type="string">
            <text:p>yotta</text:p>
          </table:table-cell>
          <table:table-cell office:value-type="string" calcext:value-type="string">
            <text:p>zetta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peta</text:p>
          </table:table-cell>
          <table:table-cell office:value-type="string" calcext:value-type="string">
            <text:p>tera</text:p>
          </table:table-cell>
          <table:table-cell office:value-type="string" calcext:value-type="string">
            <text:p>giga</text:p>
          </table:table-cell>
          <table:table-cell office:value-type="string" calcext:value-type="string">
            <text:p>mega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hecto</text:p>
          </table:table-cell>
          <table:table-cell office:value-type="string" calcext:value-type="string">
            <text:p>deca</text:p>
          </table:table-cell>
          <table:table-cell/>
          <table:table-cell office:value-type="string" calcext:value-type="string">
            <text:p>deci</text:p>
          </table:table-cell>
          <table:table-cell office:value-type="string" calcext:value-type="string">
            <text:p>centi</text:p>
          </table:table-cell>
          <table:table-cell office:value-type="string" calcext:value-type="string">
            <text:p>mili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femto</text:p>
          </table:table-cell>
          <table:table-cell office:value-type="string" calcext:value-type="string">
            <text:p>atto</text:p>
          </table:table-cell>
          <table:table-cell office:value-type="string" calcext:value-type="string">
            <text:p>zepto</text:p>
          </table:table-cell>
          <table:table-cell office:value-type="string" calcext:value-type="string">
            <text:p>yocto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3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table:style-name="ce14" office:value-type="string" calcext:value-type="string">
            <text:p>hertz</text:p>
          </table:table-cell>
          <table:table-cell table:style-name="ce15" office:value-type="string" calcext:value-type="string">
            <text:p>Hz</text:p>
          </table:table-cell>
          <table:table-cell table:style-name="ce19" table:formula="of:=[.$M4]*10^-[.C$3]" office:value-type="float" office:value="1E-024" calcext:value-type="float">
            <text:p>1E-24</text:p>
          </table:table-cell>
          <table:table-cell table:style-name="ce19" table:formula="of:=[.$M4]*10^-[.D$3]" office:value-type="float" office:value="1E-021" calcext:value-type="float">
            <text:p>1E-21</text:p>
          </table:table-cell>
          <table:table-cell table:style-name="ce19" table:formula="of:=[.$M4]*10^-[.E$3]" office:value-type="float" office:value="1E-018" calcext:value-type="float">
            <text:p>1E-18</text:p>
          </table:table-cell>
          <table:table-cell table:style-name="ce19" table:formula="of:=[.$M4]*10^-[.F$3]" office:value-type="float" office:value="1E-015" calcext:value-type="float">
            <text:p>1E-15</text:p>
          </table:table-cell>
          <table:table-cell table:style-name="ce19" table:formula="of:=[.$M4]*10^-[.G$3]" office:value-type="float" office:value="0.000000000001" calcext:value-type="float">
            <text:p>1E-12</text:p>
          </table:table-cell>
          <table:table-cell table:style-name="ce19" table:formula="of:=[.$M4]*10^-[.H$3]" office:value-type="float" office:value="0.000000001" calcext:value-type="float">
            <text:p>0,000000001</text:p>
          </table:table-cell>
          <table:table-cell table:style-name="ce19" table:formula="of:=[.$M4]*10^-[.I$3]" office:value-type="float" office:value="0.000001" calcext:value-type="float">
            <text:p>0,000001</text:p>
          </table:table-cell>
          <table:table-cell table:style-name="ce19" table:formula="of:=[.$M4]*10^-[.J$3]" office:value-type="float" office:value="0.001" calcext:value-type="float">
            <text:p>0,001</text:p>
          </table:table-cell>
          <table:table-cell table:style-name="ce19" table:formula="of:=[.$M4]*10^-[.K$3]" office:value-type="float" office:value="0.01" calcext:value-type="float">
            <text:p>0,01</text:p>
          </table:table-cell>
          <table:table-cell table:style-name="ce19" table:formula="of:=[.$M4]*10^-[.L$3]" office:value-type="float" office:value="0.1" calcext:value-type="float">
            <text:p>0,1</text:p>
          </table:table-cell>
          <table:table-cell table:style-name="ce20" office:value-type="float" office:value="1" calcext:value-type="float">
            <text:p>1</text:p>
          </table:table-cell>
          <table:table-cell table:style-name="ce19" table:formula="of:=[.$M4]*10^-[.N$3]" office:value-type="float" office:value="10" calcext:value-type="float">
            <text:p>10</text:p>
          </table:table-cell>
          <table:table-cell table:style-name="ce19" table:formula="of:=[.$M4]*10^-[.O$3]" office:value-type="float" office:value="100" calcext:value-type="float">
            <text:p>100</text:p>
          </table:table-cell>
          <table:table-cell table:style-name="ce19" table:formula="of:=[.$M4]*10^-[.P$3]" office:value-type="float" office:value="1000" calcext:value-type="float">
            <text:p>1000</text:p>
          </table:table-cell>
          <table:table-cell table:style-name="ce19" table:formula="of:=[.$M4]*10^-[.Q$3]" office:value-type="float" office:value="1000000" calcext:value-type="float">
            <text:p>1000000</text:p>
          </table:table-cell>
          <table:table-cell table:style-name="ce19" table:formula="of:=[.$M4]*10^-[.R$3]" office:value-type="float" office:value="1000000000" calcext:value-type="float">
            <text:p>1000000000</text:p>
          </table:table-cell>
          <table:table-cell table:style-name="ce19" table:formula="of:=[.$M4]*10^-[.S$3]" office:value-type="float" office:value="1000000000000" calcext:value-type="float">
            <text:p>1000000000000</text:p>
          </table:table-cell>
          <table:table-cell table:style-name="ce19" table:formula="of:=[.$M4]*10^-[.T$3]" office:value-type="float" office:value="1000000000000000" calcext:value-type="float">
            <text:p>1000000000000000</text:p>
          </table:table-cell>
          <table:table-cell table:style-name="ce19" table:formula="of:=[.$M4]*10^-[.U$3]" office:value-type="float" office:value="1E+018" calcext:value-type="float">
            <text:p>1E+018</text:p>
          </table:table-cell>
          <table:table-cell table:style-name="ce19" table:formula="of:=[.$M4]*10^-[.V$3]" office:value-type="float" office:value="1E+021" calcext:value-type="float">
            <text:p>1E+021</text:p>
          </table:table-cell>
          <table:table-cell table:style-name="ce19" table:formula="of:=[.$M4]*10^-[.W$3]" office:value-type="float" office:value="1E+024" calcext:value-type="float">
            <text:p>1E+024</text:p>
          </table:table-cell>
        </table:table-row>
      </table:table>
      <table:table table:name="Power" table:style-name="ta1">
        <table:table-column table:style-name="co1" table:number-columns-repeated="2" table:default-cell-style-name="Default"/>
        <table:table-column table:style-name="co1" table:number-columns-repeated="21" table:default-cell-style-name="ce16"/>
        <table:table-row table:style-name="ro1">
          <table:table-cell table:number-columns-repeated="2"/>
          <table:table-cell office:value-type="string" calcext:value-type="string">
            <text:p>yotta</text:p>
          </table:table-cell>
          <table:table-cell office:value-type="string" calcext:value-type="string">
            <text:p>zetta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peta</text:p>
          </table:table-cell>
          <table:table-cell office:value-type="string" calcext:value-type="string">
            <text:p>tera</text:p>
          </table:table-cell>
          <table:table-cell office:value-type="string" calcext:value-type="string">
            <text:p>giga</text:p>
          </table:table-cell>
          <table:table-cell office:value-type="string" calcext:value-type="string">
            <text:p>mega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hecto</text:p>
          </table:table-cell>
          <table:table-cell office:value-type="string" calcext:value-type="string">
            <text:p>deca</text:p>
          </table:table-cell>
          <table:table-cell/>
          <table:table-cell office:value-type="string" calcext:value-type="string">
            <text:p>deci</text:p>
          </table:table-cell>
          <table:table-cell office:value-type="string" calcext:value-type="string">
            <text:p>centi</text:p>
          </table:table-cell>
          <table:table-cell office:value-type="string" calcext:value-type="string">
            <text:p>mili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femto</text:p>
          </table:table-cell>
          <table:table-cell office:value-type="string" calcext:value-type="string">
            <text:p>atto</text:p>
          </table:table-cell>
          <table:table-cell office:value-type="string" calcext:value-type="string">
            <text:p>zepto</text:p>
          </table:table-cell>
          <table:table-cell office:value-type="string" calcext:value-type="string">
            <text:p>yocto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3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table:style-name="ce14" office:value-type="string" calcext:value-type="string">
            <text:p>watt</text:p>
          </table:table-cell>
          <table:table-cell table:style-name="ce15" office:value-type="string" calcext:value-type="string">
            <text:p>W</text:p>
          </table:table-cell>
          <table:table-cell table:style-name="ce19" table:formula="of:=[.$M4]*10^-[.C$3]" office:value-type="float" office:value="1E-027" calcext:value-type="float">
            <text:p>1E-27</text:p>
          </table:table-cell>
          <table:table-cell table:style-name="ce19" table:formula="of:=[.$M4]*10^-[.D$3]" office:value-type="float" office:value="1E-024" calcext:value-type="float">
            <text:p>1E-24</text:p>
          </table:table-cell>
          <table:table-cell table:style-name="ce19" table:formula="of:=[.$M4]*10^-[.E$3]" office:value-type="float" office:value="1E-021" calcext:value-type="float">
            <text:p>1E-21</text:p>
          </table:table-cell>
          <table:table-cell table:style-name="ce19" table:formula="of:=[.$M4]*10^-[.F$3]" office:value-type="float" office:value="1E-018" calcext:value-type="float">
            <text:p>1E-18</text:p>
          </table:table-cell>
          <table:table-cell table:style-name="ce19" table:formula="of:=[.$M4]*10^-[.G$3]" office:value-type="float" office:value="1E-015" calcext:value-type="float">
            <text:p>1E-15</text:p>
          </table:table-cell>
          <table:table-cell table:style-name="ce19" table:formula="of:=[.$M4]*10^-[.H$3]" office:value-type="float" office:value="0.000000000001" calcext:value-type="float">
            <text:p>1E-12</text:p>
          </table:table-cell>
          <table:table-cell table:style-name="ce19" table:formula="of:=[.$M4]*10^-[.I$3]" office:value-type="float" office:value="0.000000001" calcext:value-type="float">
            <text:p>0,000000001</text:p>
          </table:table-cell>
          <table:table-cell table:style-name="ce19" table:formula="of:=[.$M4]*10^-[.J$3]" office:value-type="float" office:value="0.000001" calcext:value-type="float">
            <text:p>0,000001</text:p>
          </table:table-cell>
          <table:table-cell table:style-name="ce19" table:formula="of:=[.$M4]*10^-[.K$3]" office:value-type="float" office:value="0.00001" calcext:value-type="float">
            <text:p>0,00001</text:p>
          </table:table-cell>
          <table:table-cell table:style-name="ce19" table:formula="of:=[.$M4]*10^-[.L$3]" office:value-type="float" office:value="0.0001" calcext:value-type="float">
            <text:p>0,0001</text:p>
          </table:table-cell>
          <table:table-cell table:style-name="ce20" office:value-type="float" office:value="0.001" calcext:value-type="float">
            <text:p>0,001</text:p>
          </table:table-cell>
          <table:table-cell table:style-name="ce19" table:formula="of:=[.$M4]*10^-[.N$3]" office:value-type="float" office:value="0.01" calcext:value-type="float">
            <text:p>0,01</text:p>
          </table:table-cell>
          <table:table-cell table:style-name="ce19" table:formula="of:=[.$M4]*10^-[.O$3]" office:value-type="float" office:value="0.1" calcext:value-type="float">
            <text:p>0,1</text:p>
          </table:table-cell>
          <table:table-cell table:style-name="ce19" table:formula="of:=[.$M4]*10^-[.P$3]" office:value-type="float" office:value="1" calcext:value-type="float">
            <text:p>1</text:p>
          </table:table-cell>
          <table:table-cell table:style-name="ce19" table:formula="of:=[.$M4]*10^-[.Q$3]" office:value-type="float" office:value="1000" calcext:value-type="float">
            <text:p>1000</text:p>
          </table:table-cell>
          <table:table-cell table:style-name="ce19" table:formula="of:=[.$M4]*10^-[.R$3]" office:value-type="float" office:value="1000000" calcext:value-type="float">
            <text:p>1000000</text:p>
          </table:table-cell>
          <table:table-cell table:style-name="ce19" table:formula="of:=[.$M4]*10^-[.S$3]" office:value-type="float" office:value="1000000000" calcext:value-type="float">
            <text:p>1000000000</text:p>
          </table:table-cell>
          <table:table-cell table:style-name="ce19" table:formula="of:=[.$M4]*10^-[.T$3]" office:value-type="float" office:value="1000000000000" calcext:value-type="float">
            <text:p>1000000000000</text:p>
          </table:table-cell>
          <table:table-cell table:style-name="ce19" table:formula="of:=[.$M4]*10^-[.U$3]" office:value-type="float" office:value="1000000000000000" calcext:value-type="float">
            <text:p>1000000000000000</text:p>
          </table:table-cell>
          <table:table-cell table:style-name="ce19" table:formula="of:=[.$M4]*10^-[.V$3]" office:value-type="float" office:value="1E+018" calcext:value-type="float">
            <text:p>1E+018</text:p>
          </table:table-cell>
          <table:table-cell table:style-name="ce19" table:formula="of:=[.$M4]*10^-[.W$3]" office:value-type="float" office:value="1E+021" calcext:value-type="float">
            <text:p>1E+021</text:p>
          </table:table-cell>
        </table:table-row>
      </table:table>
      <table:table table:name="Voltage" table:style-name="ta1">
        <table:table-column table:style-name="co1" table:number-columns-repeated="2" table:default-cell-style-name="Default"/>
        <table:table-column table:style-name="co1" table:number-columns-repeated="21" table:default-cell-style-name="ce16"/>
        <table:table-row table:style-name="ro1">
          <table:table-cell table:number-columns-repeated="2"/>
          <table:table-cell office:value-type="string" calcext:value-type="string">
            <text:p>yotta</text:p>
          </table:table-cell>
          <table:table-cell office:value-type="string" calcext:value-type="string">
            <text:p>zetta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peta</text:p>
          </table:table-cell>
          <table:table-cell office:value-type="string" calcext:value-type="string">
            <text:p>tera</text:p>
          </table:table-cell>
          <table:table-cell office:value-type="string" calcext:value-type="string">
            <text:p>giga</text:p>
          </table:table-cell>
          <table:table-cell office:value-type="string" calcext:value-type="string">
            <text:p>mega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hecto</text:p>
          </table:table-cell>
          <table:table-cell office:value-type="string" calcext:value-type="string">
            <text:p>deca</text:p>
          </table:table-cell>
          <table:table-cell/>
          <table:table-cell office:value-type="string" calcext:value-type="string">
            <text:p>deci</text:p>
          </table:table-cell>
          <table:table-cell office:value-type="string" calcext:value-type="string">
            <text:p>centi</text:p>
          </table:table-cell>
          <table:table-cell office:value-type="string" calcext:value-type="string">
            <text:p>mili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femto</text:p>
          </table:table-cell>
          <table:table-cell office:value-type="string" calcext:value-type="string">
            <text:p>atto</text:p>
          </table:table-cell>
          <table:table-cell office:value-type="string" calcext:value-type="string">
            <text:p>zepto</text:p>
          </table:table-cell>
          <table:table-cell office:value-type="string" calcext:value-type="string">
            <text:p>yocto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3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table:style-name="ce14" office:value-type="string" calcext:value-type="string">
            <text:p>volt</text:p>
          </table:table-cell>
          <table:table-cell table:style-name="ce15" office:value-type="string" calcext:value-type="string">
            <text:p>V</text:p>
          </table:table-cell>
          <table:table-cell table:style-name="ce19" table:formula="of:=[.$M4]*10^-[.C$3]" office:value-type="float" office:value="1E-027" calcext:value-type="float">
            <text:p>1E-27</text:p>
          </table:table-cell>
          <table:table-cell table:style-name="ce19" table:formula="of:=[.$M4]*10^-[.D$3]" office:value-type="float" office:value="1E-024" calcext:value-type="float">
            <text:p>1E-24</text:p>
          </table:table-cell>
          <table:table-cell table:style-name="ce19" table:formula="of:=[.$M4]*10^-[.E$3]" office:value-type="float" office:value="1E-021" calcext:value-type="float">
            <text:p>1E-21</text:p>
          </table:table-cell>
          <table:table-cell table:style-name="ce19" table:formula="of:=[.$M4]*10^-[.F$3]" office:value-type="float" office:value="1E-018" calcext:value-type="float">
            <text:p>1E-18</text:p>
          </table:table-cell>
          <table:table-cell table:style-name="ce19" table:formula="of:=[.$M4]*10^-[.G$3]" office:value-type="float" office:value="1E-015" calcext:value-type="float">
            <text:p>1E-15</text:p>
          </table:table-cell>
          <table:table-cell table:style-name="ce19" table:formula="of:=[.$M4]*10^-[.H$3]" office:value-type="float" office:value="0.000000000001" calcext:value-type="float">
            <text:p>1E-12</text:p>
          </table:table-cell>
          <table:table-cell table:style-name="ce19" table:formula="of:=[.$M4]*10^-[.I$3]" office:value-type="float" office:value="0.000000001" calcext:value-type="float">
            <text:p>0,000000001</text:p>
          </table:table-cell>
          <table:table-cell table:style-name="ce19" table:formula="of:=[.$M4]*10^-[.J$3]" office:value-type="float" office:value="0.000001" calcext:value-type="float">
            <text:p>0,000001</text:p>
          </table:table-cell>
          <table:table-cell table:style-name="ce19" table:formula="of:=[.$M4]*10^-[.K$3]" office:value-type="float" office:value="0.00001" calcext:value-type="float">
            <text:p>0,00001</text:p>
          </table:table-cell>
          <table:table-cell table:style-name="ce19" table:formula="of:=[.$M4]*10^-[.L$3]" office:value-type="float" office:value="0.0001" calcext:value-type="float">
            <text:p>0,0001</text:p>
          </table:table-cell>
          <table:table-cell table:style-name="ce20" office:value-type="float" office:value="0.001" calcext:value-type="float">
            <text:p>0,001</text:p>
          </table:table-cell>
          <table:table-cell table:style-name="ce19" table:formula="of:=[.$M4]*10^-[.N$3]" office:value-type="float" office:value="0.01" calcext:value-type="float">
            <text:p>0,01</text:p>
          </table:table-cell>
          <table:table-cell table:style-name="ce19" table:formula="of:=[.$M4]*10^-[.O$3]" office:value-type="float" office:value="0.1" calcext:value-type="float">
            <text:p>0,1</text:p>
          </table:table-cell>
          <table:table-cell table:style-name="ce19" table:formula="of:=[.$M4]*10^-[.P$3]" office:value-type="float" office:value="1" calcext:value-type="float">
            <text:p>1</text:p>
          </table:table-cell>
          <table:table-cell table:style-name="ce19" table:formula="of:=[.$M4]*10^-[.Q$3]" office:value-type="float" office:value="1000" calcext:value-type="float">
            <text:p>1000</text:p>
          </table:table-cell>
          <table:table-cell table:style-name="ce19" table:formula="of:=[.$M4]*10^-[.R$3]" office:value-type="float" office:value="1000000" calcext:value-type="float">
            <text:p>1000000</text:p>
          </table:table-cell>
          <table:table-cell table:style-name="ce19" table:formula="of:=[.$M4]*10^-[.S$3]" office:value-type="float" office:value="1000000000" calcext:value-type="float">
            <text:p>1000000000</text:p>
          </table:table-cell>
          <table:table-cell table:style-name="ce19" table:formula="of:=[.$M4]*10^-[.T$3]" office:value-type="float" office:value="1000000000000" calcext:value-type="float">
            <text:p>1000000000000</text:p>
          </table:table-cell>
          <table:table-cell table:style-name="ce19" table:formula="of:=[.$M4]*10^-[.U$3]" office:value-type="float" office:value="1000000000000000" calcext:value-type="float">
            <text:p>1000000000000000</text:p>
          </table:table-cell>
          <table:table-cell table:style-name="ce19" table:formula="of:=[.$M4]*10^-[.V$3]" office:value-type="float" office:value="1E+018" calcext:value-type="float">
            <text:p>1E+018</text:p>
          </table:table-cell>
          <table:table-cell table:style-name="ce19" table:formula="of:=[.$M4]*10^-[.W$3]" office:value-type="float" office:value="1E+021" calcext:value-type="float">
            <text:p>1E+0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2:59:05.381581728</meta:creation-date>
    <dc:date>2022-12-29T22:05:15.560886438</dc:date>
    <meta:editing-duration>PT1H47S</meta:editing-duration>
    <meta:editing-cycles>15</meta:editing-cycles>
    <meta:generator>LibreOffice/7.3.7.2$Linux_X86_64 LibreOffice_project/30$Build-2</meta:generator>
    <meta:document-statistic meta:table-count="19" meta:cell-count="2378" meta:object-count="0"/>
  </office:meta>
</office:document-meta>
</file>